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6.94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,0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32.675" calcext:value-type="float">
            <text:p>232,6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4047.932" calcext:value-type="float">
            <text:p>24047,932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19650099505" calcext:value-type="float">
            <text:p>0,9991965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91672476022571" calcext:value-type="float">
            <text:p>0,191672476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438.726335322161" calcext:value-type="float">
            <text:p>438,7263353222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588.80716009244" calcext:value-type="float">
            <text:p>1588,80716009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85655081523583" calcext:value-type="float">
            <text:p>1,8565508152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5753.71932051309" calcext:value-type="float">
            <text:p>5753,7193205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0108660595270869" calcext:value-type="float">
            <text:p>1,08660595270869E-0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0.0561272430498331" calcext:value-type="float">
            <text:p>0,056127243</text:p>
          </table:table-cell>
          <table:table-cell/>
          <table:table-cell table:formula="of:=[Sheet1.D38]^[Sheet1.E$35]*[Sheet1.E$36]" office:value-type="float" office:value="0.0561272430498331" calcext:value-type="float">
            <text:p>0,0561272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4.03389440558591" calcext:value-type="float">
            <text:p>4,0338944056</text:p>
          </table:table-cell>
          <table:table-cell/>
          <table:table-cell table:formula="of:=[Sheet1.D39]^[Sheet1.E$35]*[Sheet1.E$36]" office:value-type="float" office:value="4.03389440558591" calcext:value-type="float">
            <text:p>4,0338944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89.918107343519" calcext:value-type="float">
            <text:p>289,9181073435</text:p>
          </table:table-cell>
          <table:table-cell/>
          <table:table-cell table:formula="of:=[Sheet1.D40]^[Sheet1.E$35]*[Sheet1.E$36]" office:value-type="float" office:value="289.918107343519" calcext:value-type="float">
            <text:p>289,91810734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20836.5664825676" calcext:value-type="float">
            <text:p>20836,5664825676</text:p>
          </table:table-cell>
          <table:table-cell/>
          <table:table-cell table:formula="of:=[Sheet1.D41]^[Sheet1.E$35]*[Sheet1.E$36]" office:value-type="float" office:value="20836.5664825676" calcext:value-type="float">
            <text:p>20836,5664825676</text:p>
          </table:table-cell>
          <table:table-cell table:number-columns-repeated="4"/>
        </table:table-row>
      </table:table>
      <table:table table:name="NODEJS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709.907" calcext:value-type="float">
            <text:p>709,907</text:p>
          </table:table-cell>
          <table:table-cell table:number-columns-repeated="2"/>
          <table:table-cell office:value-type="float" office:value="74.914" calcext:value-type="float">
            <text:p>74,914</text:p>
          </table:table-cell>
          <table:table-cell table:number-columns-repeated="2"/>
          <table:table-cell office:value-type="float" office:value="4201.106" calcext:value-type="float">
            <text:p>4201,106</text:p>
          </table:table-cell>
          <table:table-cell table:number-columns-repeated="6"/>
          <table:table-cell table:formula="of:=[.N7]-[.$L7]" office:value-type="float" office:value="-0.00335381111111111" calcext:value-type="float">
            <text:p>-0,0033538111</text:p>
          </table:table-cell>
          <table:table-cell table:formula="of:=[.O7]-[.$L7]" office:value-type="float" office:value="0.00205018888888889" calcext:value-type="float">
            <text:p>0,0020501889</text:p>
          </table:table-cell>
        </table:table-row>
        <table:table-row table:style-name="ro1">
          <table:table-cell office:value-type="float" office:value="63.174" calcext:value-type="float">
            <text:p>63,174</text:p>
          </table:table-cell>
          <table:table-cell table:number-columns-repeated="2"/>
          <table:table-cell office:value-type="float" office:value="78.007" calcext:value-type="float">
            <text:p>78,007</text:p>
          </table:table-cell>
          <table:table-cell table:number-columns-repeated="2"/>
          <table:table-cell office:value-type="float" office:value="4180.54" calcext:value-type="float">
            <text:p>4180,54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3.558" calcext:value-type="float">
            <text:p>53,558</text:p>
          </table:table-cell>
          <table:table-cell table:number-columns-repeated="2"/>
          <table:table-cell office:value-type="float" office:value="76.403" calcext:value-type="float">
            <text:p>76,403</text:p>
          </table:table-cell>
          <table:table-cell table:number-columns-repeated="2"/>
          <table:table-cell office:value-type="float" office:value="4198.826" calcext:value-type="float">
            <text:p>4198,82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.$B$5:.$B$104])" office:value-type="float" office:value="0.0235638111111111" calcext:value-type="float">
            <text:p>0,0235638111</text:p>
          </table:table-cell>
          <table:table-cell table:formula="of:=STDEV([.$B$5:.$B$104])" office:value-type="float" office:value="0.00123288010201421" calcext:value-type="float">
            <text:p>0,0012328801</text:p>
          </table:table-cell>
          <table:table-cell table:formula="of:=MIN([.$B$5:.$B$104])" office:value-type="float" office:value="0.02021" calcext:value-type="float">
            <text:p>0,02021</text:p>
          </table:table-cell>
          <table:table-cell table:formula="of:=MAX([.$B$5:.$B$104])" office:value-type="float" office:value="0.025614" calcext:value-type="float">
            <text:p>0,025614</text:p>
          </table:table-cell>
        </table:table-row>
        <table:table-row table:style-name="ro1">
          <table:table-cell office:value-type="float" office:value="53.791" calcext:value-type="float">
            <text:p>53,791</text:p>
          </table:table-cell>
          <table:table-cell table:number-columns-repeated="2"/>
          <table:table-cell office:value-type="float" office:value="72.129" calcext:value-type="float">
            <text:p>72,129</text:p>
          </table:table-cell>
          <table:table-cell table:number-columns-repeated="2"/>
          <table:table-cell office:value-type="float" office:value="4217.129" calcext:value-type="float">
            <text:p>4217,12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.$E$5:.$E$104])" office:value-type="float" office:value="1.94129242222222" calcext:value-type="float">
            <text:p>1,9412924222</text:p>
          </table:table-cell>
          <table:table-cell table:formula="of:=STDEV([.$E$5:.$E$104])" office:value-type="float" office:value="0.0550117441032404" calcext:value-type="float">
            <text:p>0,0550117441</text:p>
          </table:table-cell>
          <table:table-cell table:formula="of:=MIN([.$E$5:.$E$104])" office:value-type="float" office:value="1.820882" calcext:value-type="float">
            <text:p>1,820882</text:p>
          </table:table-cell>
          <table:table-cell table:formula="of:=MAX([.$E$5:.$E$104])" office:value-type="float" office:value="2.081924" calcext:value-type="float">
            <text:p>2,081924</text:p>
          </table:table-cell>
        </table:table-row>
        <table:table-row table:style-name="ro1">
          <table:table-cell office:value-type="float" office:value="52.898" calcext:value-type="float">
            <text:p>52,898</text:p>
          </table:table-cell>
          <table:table-cell table:number-columns-repeated="2"/>
          <table:table-cell office:value-type="float" office:value="70.995" calcext:value-type="float">
            <text:p>70,995</text:p>
          </table:table-cell>
          <table:table-cell table:number-columns-repeated="2"/>
          <table:table-cell office:value-type="float" office:value="4198.587" calcext:value-type="float">
            <text:p>4198,58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.$H$5:.$H$104])" office:value-type="float" office:value="833.230921465909" calcext:value-type="float">
            <text:p>833,2309214659</text:p>
          </table:table-cell>
          <table:table-cell table:formula="of:=STDEV([.$H$5:.$H$104])" office:value-type="float" office:value="44.792969129826" calcext:value-type="float">
            <text:p>44,7929691298</text:p>
          </table:table-cell>
          <table:table-cell table:formula="of:=MIN([.$H$5:.$H$104])" office:value-type="float" office:value="742.745916" calcext:value-type="float">
            <text:p>742,745916</text:p>
          </table:table-cell>
          <table:table-cell table:formula="of:=MAX([.$H$5:.$H$104])" office:value-type="float" office:value="921.819568" calcext:value-type="float">
            <text:p>921,819568</text:p>
          </table:table-cell>
        </table:table-row>
        <table:table-row table:style-name="ro1">
          <table:table-cell office:value-type="float" office:value="57.948" calcext:value-type="float">
            <text:p>57,948</text:p>
          </table:table-cell>
          <table:table-cell table:number-columns-repeated="2"/>
          <table:table-cell office:value-type="float" office:value="66.312" calcext:value-type="float">
            <text:p>66,312</text:p>
          </table:table-cell>
          <table:table-cell table:number-columns-repeated="2"/>
          <table:table-cell office:value-type="float" office:value="4159.752" calcext:value-type="float">
            <text:p>4159,752</text:p>
          </table:table-cell>
          <table:table-cell table:number-columns-repeated="8"/>
        </table:table-row>
        <table:table-row table:style-name="ro1">
          <table:table-cell office:value-type="float" office:value="47.742" calcext:value-type="float">
            <text:p>47,742</text:p>
          </table:table-cell>
          <table:table-cell table:number-columns-repeated="2"/>
          <table:table-cell office:value-type="float" office:value="69.796" calcext:value-type="float">
            <text:p>69,796</text:p>
          </table:table-cell>
          <table:table-cell table:number-columns-repeated="2"/>
          <table:table-cell office:value-type="float" office:value="4139.795" calcext:value-type="float">
            <text:p>4139,795</text:p>
          </table:table-cell>
          <table:table-cell table:number-columns-repeated="8"/>
        </table:table-row>
        <table:table-row table:style-name="ro1">
          <table:table-cell office:value-type="float" office:value="134.577" calcext:value-type="float">
            <text:p>134,577</text:p>
          </table:table-cell>
          <table:table-cell table:number-columns-repeated="2"/>
          <table:table-cell office:value-type="float" office:value="67.593" calcext:value-type="float">
            <text:p>67,593</text:p>
          </table:table-cell>
          <table:table-cell table:number-columns-repeated="2"/>
          <table:table-cell office:value-type="float" office:value="4120.977" calcext:value-type="float">
            <text:p>4120,977</text:p>
          </table:table-cell>
          <table:table-cell office:value-type="float" office:value="921.819568" calcext:value-type="float">
            <text:p>921,819568</text:p>
          </table:table-cell>
          <table:table-cell table:number-columns-repeated="7"/>
        </table:table-row>
        <table:table-row table:style-name="ro1">
          <table:table-cell office:value-type="float" office:value="88.991" calcext:value-type="float">
            <text:p>88,991</text:p>
          </table:table-cell>
          <table:table-cell table:number-columns-repeated="2"/>
          <table:table-cell office:value-type="float" office:value="69.891" calcext:value-type="float">
            <text:p>69,891</text:p>
          </table:table-cell>
          <table:table-cell table:number-columns-repeated="2"/>
          <table:table-cell office:value-type="float" office:value="4140.927" calcext:value-type="float">
            <text:p>4140,927</text:p>
          </table:table-cell>
          <table:table-cell office:value-type="float" office:value="921.435071" calcext:value-type="float">
            <text:p>921,435071</text:p>
          </table:table-cell>
          <table:table-cell table:number-columns-repeated="7"/>
        </table:table-row>
        <table:table-row table:style-name="ro1">
          <table:table-cell office:value-type="float" office:value="53.576" calcext:value-type="float">
            <text:p>53,576</text:p>
          </table:table-cell>
          <table:table-cell table:number-columns-repeated="2"/>
          <table:table-cell office:value-type="float" office:value="60.087" calcext:value-type="float">
            <text:p>60,087</text:p>
          </table:table-cell>
          <table:table-cell table:number-columns-repeated="2"/>
          <table:table-cell office:value-type="float" office:value="4100.068" calcext:value-type="float">
            <text:p>4100,068</text:p>
          </table:table-cell>
          <table:table-cell office:value-type="float" office:value="920.118159" calcext:value-type="float">
            <text:p>920,118159</text:p>
          </table:table-cell>
          <table:table-cell table:number-columns-repeated="7"/>
        </table:table-row>
        <table:table-row table:style-name="ro1">
          <table:table-cell office:value-type="float" office:value="54.975" calcext:value-type="float">
            <text:p>54,975</text:p>
          </table:table-cell>
          <table:table-cell office:value-type="float" office:value="0.025614" calcext:value-type="float">
            <text:p>0,025614</text:p>
          </table:table-cell>
          <table:table-cell/>
          <table:table-cell office:value-type="float" office:value="85.48" calcext:value-type="float">
            <text:p>85,48</text:p>
          </table:table-cell>
          <table:table-cell office:value-type="float" office:value="2.081924" calcext:value-type="float">
            <text:p>2,081924</text:p>
          </table:table-cell>
          <table:table-cell/>
          <table:table-cell office:value-type="float" office:value="4868.796" calcext:value-type="float">
            <text:p>4868,796</text:p>
          </table:table-cell>
          <table:table-cell office:value-type="float" office:value="919.222031" calcext:value-type="float">
            <text:p>919,222031</text:p>
          </table:table-cell>
          <table:table-cell table:number-columns-repeated="7"/>
        </table:table-row>
        <table:table-row table:style-name="ro1">
          <table:table-cell office:value-type="float" office:value="48.813" calcext:value-type="float">
            <text:p>48,813</text:p>
          </table:table-cell>
          <table:table-cell office:value-type="float" office:value="0.025538" calcext:value-type="float">
            <text:p>0,025538</text:p>
          </table:table-cell>
          <table:table-cell/>
          <table:table-cell office:value-type="float" office:value="70.809" calcext:value-type="float">
            <text:p>70,809</text:p>
          </table:table-cell>
          <table:table-cell office:value-type="float" office:value="2.06457" calcext:value-type="float">
            <text:p>2,06457</text:p>
          </table:table-cell>
          <table:table-cell/>
          <table:table-cell office:value-type="float" office:value="4138.135" calcext:value-type="float">
            <text:p>4138,135</text:p>
          </table:table-cell>
          <table:table-cell office:value-type="float" office:value="918.341225" calcext:value-type="float">
            <text:p>918,341225</text:p>
          </table:table-cell>
          <table:table-cell table:number-columns-repeated="7"/>
        </table:table-row>
        <table:table-row table:style-name="ro1">
          <table:table-cell office:value-type="float" office:value="65.721" calcext:value-type="float">
            <text:p>65,721</text:p>
          </table:table-cell>
          <table:table-cell office:value-type="float" office:value="0.025529" calcext:value-type="float">
            <text:p>0,025529</text:p>
          </table:table-cell>
          <table:table-cell/>
          <table:table-cell office:value-type="float" office:value="247.554" calcext:value-type="float">
            <text:p>247,554</text:p>
          </table:table-cell>
          <table:table-cell office:value-type="float" office:value="2.063051" calcext:value-type="float">
            <text:p>2,063051</text:p>
          </table:table-cell>
          <table:table-cell/>
          <table:table-cell office:value-type="float" office:value="4099.684" calcext:value-type="float">
            <text:p>4099,684</text:p>
          </table:table-cell>
          <table:table-cell office:value-type="float" office:value="899.687057" calcext:value-type="float">
            <text:p>899,687057</text:p>
          </table:table-cell>
          <table:table-cell table:number-columns-repeated="7"/>
        </table:table-row>
        <table:table-row table:style-name="ro1">
          <table:table-cell office:value-type="float" office:value="55.906" calcext:value-type="float">
            <text:p>55,906</text:p>
          </table:table-cell>
          <table:table-cell office:value-type="float" office:value="0.025528" calcext:value-type="float">
            <text:p>0,025528</text:p>
          </table:table-cell>
          <table:table-cell/>
          <table:table-cell office:value-type="float" office:value="54.396" calcext:value-type="float">
            <text:p>54,396</text:p>
          </table:table-cell>
          <table:table-cell office:value-type="float" office:value="2.059799" calcext:value-type="float">
            <text:p>2,059799</text:p>
          </table:table-cell>
          <table:table-cell/>
          <table:table-cell office:value-type="float" office:value="4079.804" calcext:value-type="float">
            <text:p>4079,804</text:p>
          </table:table-cell>
          <table:table-cell office:value-type="float" office:value="899.499793" calcext:value-type="float">
            <text:p>899,499793</text:p>
          </table:table-cell>
          <table:table-cell table:number-columns-repeated="7"/>
        </table:table-row>
        <table:table-row table:style-name="ro1">
          <table:table-cell office:value-type="float" office:value="52.46" calcext:value-type="float">
            <text:p>52,46</text:p>
          </table:table-cell>
          <table:table-cell office:value-type="float" office:value="0.025468" calcext:value-type="float">
            <text:p>0,025468</text:p>
          </table:table-cell>
          <table:table-cell/>
          <table:table-cell office:value-type="float" office:value="53.612" calcext:value-type="float">
            <text:p>53,612</text:p>
          </table:table-cell>
          <table:table-cell office:value-type="float" office:value="2.042234" calcext:value-type="float">
            <text:p>2,042234</text:p>
          </table:table-cell>
          <table:table-cell/>
          <table:table-cell office:value-type="float" office:value="4136.796" calcext:value-type="float">
            <text:p>4136,796</text:p>
          </table:table-cell>
          <table:table-cell office:value-type="float" office:value="899.195005" calcext:value-type="float">
            <text:p>899,195005</text:p>
          </table:table-cell>
          <table:table-cell table:number-columns-repeated="7"/>
        </table:table-row>
        <table:table-row table:style-name="ro1">
          <table:table-cell office:value-type="float" office:value="51.266" calcext:value-type="float">
            <text:p>51,266</text:p>
          </table:table-cell>
          <table:table-cell office:value-type="float" office:value="0.025428" calcext:value-type="float">
            <text:p>0,025428</text:p>
          </table:table-cell>
          <table:table-cell/>
          <table:table-cell office:value-type="float" office:value="55.231" calcext:value-type="float">
            <text:p>55,231</text:p>
          </table:table-cell>
          <table:table-cell office:value-type="float" office:value="2.032988" calcext:value-type="float">
            <text:p>2,032988</text:p>
          </table:table-cell>
          <table:table-cell/>
          <table:table-cell office:value-type="float" office:value="5499.756" calcext:value-type="float">
            <text:p>5499,756</text:p>
          </table:table-cell>
          <table:table-cell office:value-type="float" office:value="898.497621" calcext:value-type="float">
            <text:p>898,497621</text:p>
          </table:table-cell>
          <table:table-cell table:number-columns-repeated="7"/>
        </table:table-row>
        <table:table-row table:style-name="ro1">
          <table:table-cell office:value-type="float" office:value="54.803" calcext:value-type="float">
            <text:p>54,803</text:p>
          </table:table-cell>
          <table:table-cell office:value-type="float" office:value="0.025402" calcext:value-type="float">
            <text:p>0,025402</text:p>
          </table:table-cell>
          <table:table-cell/>
          <table:table-cell office:value-type="float" office:value="52.244" calcext:value-type="float">
            <text:p>52,244</text:p>
          </table:table-cell>
          <table:table-cell office:value-type="float" office:value="2.030126" calcext:value-type="float">
            <text:p>2,030126</text:p>
          </table:table-cell>
          <table:table-cell/>
          <table:table-cell office:value-type="float" office:value="4100.623" calcext:value-type="float">
            <text:p>4100,623</text:p>
          </table:table-cell>
          <table:table-cell office:value-type="float" office:value="898.239242" calcext:value-type="float">
            <text:p>898,239242</text:p>
          </table:table-cell>
          <table:table-cell table:number-columns-repeated="7"/>
        </table:table-row>
        <table:table-row table:style-name="ro1">
          <table:table-cell office:value-type="float" office:value="50.749" calcext:value-type="float">
            <text:p>50,749</text:p>
          </table:table-cell>
          <table:table-cell office:value-type="float" office:value="0.025397" calcext:value-type="float">
            <text:p>0,025397</text:p>
          </table:table-cell>
          <table:table-cell/>
          <table:table-cell office:value-type="float" office:value="58.134" calcext:value-type="float">
            <text:p>58,134</text:p>
          </table:table-cell>
          <table:table-cell office:value-type="float" office:value="2.025639" calcext:value-type="float">
            <text:p>2,025639</text:p>
          </table:table-cell>
          <table:table-cell/>
          <table:table-cell office:value-type="float" office:value="4118.127" calcext:value-type="float">
            <text:p>4118,127</text:p>
          </table:table-cell>
          <table:table-cell office:value-type="float" office:value="897.667199" calcext:value-type="float">
            <text:p>897,667199</text:p>
          </table:table-cell>
          <table:table-cell table:number-columns-repeated="7"/>
        </table:table-row>
        <table:table-row table:style-name="ro1">
          <table:table-cell office:value-type="float" office:value="52.012" calcext:value-type="float">
            <text:p>52,012</text:p>
          </table:table-cell>
          <table:table-cell office:value-type="float" office:value="0.02538" calcext:value-type="float">
            <text:p>0,02538</text:p>
          </table:table-cell>
          <table:table-cell/>
          <table:table-cell office:value-type="float" office:value="58.798" calcext:value-type="float">
            <text:p>58,798</text:p>
          </table:table-cell>
          <table:table-cell office:value-type="float" office:value="2.023839" calcext:value-type="float">
            <text:p>2,023839</text:p>
          </table:table-cell>
          <table:table-cell/>
          <table:table-cell office:value-type="float" office:value="4176.831" calcext:value-type="float">
            <text:p>4176,831</text:p>
          </table:table-cell>
          <table:table-cell office:value-type="float" office:value="897.047868" calcext:value-type="float">
            <text:p>897,047868</text:p>
          </table:table-cell>
          <table:table-cell table:number-columns-repeated="7"/>
        </table:table-row>
        <table:table-row table:style-name="ro1">
          <table:table-cell office:value-type="float" office:value="50.487" calcext:value-type="float">
            <text:p>50,487</text:p>
          </table:table-cell>
          <table:table-cell office:value-type="float" office:value="0.025354" calcext:value-type="float">
            <text:p>0,025354</text:p>
          </table:table-cell>
          <table:table-cell/>
          <table:table-cell office:value-type="float" office:value="57.578" calcext:value-type="float">
            <text:p>57,578</text:p>
          </table:table-cell>
          <table:table-cell office:value-type="float" office:value="2.023177" calcext:value-type="float">
            <text:p>2,023177</text:p>
          </table:table-cell>
          <table:table-cell/>
          <table:table-cell office:value-type="float" office:value="4100.134" calcext:value-type="float">
            <text:p>4100,134</text:p>
          </table:table-cell>
          <table:table-cell office:value-type="float" office:value="896.797357" calcext:value-type="float">
            <text:p>896,797357</text:p>
          </table:table-cell>
          <table:table-cell table:number-columns-repeated="7"/>
        </table:table-row>
        <table:table-row table:style-name="ro1">
          <table:table-cell office:value-type="float" office:value="57.173" calcext:value-type="float">
            <text:p>57,173</text:p>
          </table:table-cell>
          <table:table-cell office:value-type="float" office:value="0.025314" calcext:value-type="float">
            <text:p>0,025314</text:p>
          </table:table-cell>
          <table:table-cell/>
          <table:table-cell office:value-type="float" office:value="56.67" calcext:value-type="float">
            <text:p>56,67</text:p>
          </table:table-cell>
          <table:table-cell office:value-type="float" office:value="2.021697" calcext:value-type="float">
            <text:p>2,021697</text:p>
          </table:table-cell>
          <table:table-cell/>
          <table:table-cell office:value-type="float" office:value="4079.987" calcext:value-type="float">
            <text:p>4079,987</text:p>
          </table:table-cell>
          <table:table-cell office:value-type="float" office:value="896.598749" calcext:value-type="float">
            <text:p>896,598749</text:p>
          </table:table-cell>
          <table:table-cell table:number-columns-repeated="7"/>
        </table:table-row>
        <table:table-row table:style-name="ro1">
          <table:table-cell office:value-type="float" office:value="50.333" calcext:value-type="float">
            <text:p>50,333</text:p>
          </table:table-cell>
          <table:table-cell office:value-type="float" office:value="0.025293" calcext:value-type="float">
            <text:p>0,025293</text:p>
          </table:table-cell>
          <table:table-cell/>
          <table:table-cell office:value-type="float" office:value="54.902" calcext:value-type="float">
            <text:p>54,902</text:p>
          </table:table-cell>
          <table:table-cell office:value-type="float" office:value="2.021647" calcext:value-type="float">
            <text:p>2,021647</text:p>
          </table:table-cell>
          <table:table-cell/>
          <table:table-cell office:value-type="float" office:value="4079.337" calcext:value-type="float">
            <text:p>4079,337</text:p>
          </table:table-cell>
          <table:table-cell office:value-type="float" office:value="879.747088" calcext:value-type="float">
            <text:p>879,747088</text:p>
          </table:table-cell>
          <table:table-cell table:number-columns-repeated="7"/>
        </table:table-row>
        <table:table-row table:style-name="ro1">
          <table:table-cell office:value-type="float" office:value="57.921" calcext:value-type="float">
            <text:p>57,921</text:p>
          </table:table-cell>
          <table:table-cell office:value-type="float" office:value="0.025288" calcext:value-type="float">
            <text:p>0,025288</text:p>
          </table:table-cell>
          <table:table-cell/>
          <table:table-cell office:value-type="float" office:value="52.57" calcext:value-type="float">
            <text:p>52,57</text:p>
          </table:table-cell>
          <table:table-cell office:value-type="float" office:value="2.015487" calcext:value-type="float">
            <text:p>2,015487</text:p>
          </table:table-cell>
          <table:table-cell/>
          <table:table-cell office:value-type="float" office:value="4078.384" calcext:value-type="float">
            <text:p>4078,384</text:p>
          </table:table-cell>
          <table:table-cell office:value-type="float" office:value="878.541602" calcext:value-type="float">
            <text:p>878,541602</text:p>
          </table:table-cell>
          <table:table-cell table:number-columns-repeated="7"/>
        </table:table-row>
        <table:table-row table:style-name="ro1">
          <table:table-cell office:value-type="float" office:value="53.557" calcext:value-type="float">
            <text:p>53,557</text:p>
          </table:table-cell>
          <table:table-cell office:value-type="float" office:value="0.025176" calcext:value-type="float">
            <text:p>0,025176</text:p>
          </table:table-cell>
          <table:table-cell/>
          <table:table-cell office:value-type="float" office:value="62.004" calcext:value-type="float">
            <text:p>62,004</text:p>
          </table:table-cell>
          <table:table-cell office:value-type="float" office:value="2.006098" calcext:value-type="float">
            <text:p>2,006098</text:p>
          </table:table-cell>
          <table:table-cell/>
          <table:table-cell office:value-type="float" office:value="4078.582" calcext:value-type="float">
            <text:p>4078,582</text:p>
          </table:table-cell>
          <table:table-cell office:value-type="float" office:value="877.790271" calcext:value-type="float">
            <text:p>877,790271</text:p>
          </table:table-cell>
          <table:table-cell table:number-columns-repeated="7"/>
        </table:table-row>
        <table:table-row table:style-name="ro1">
          <table:table-cell office:value-type="float" office:value="50.599" calcext:value-type="float">
            <text:p>50,599</text:p>
          </table:table-cell>
          <table:table-cell office:value-type="float" office:value="0.02513" calcext:value-type="float">
            <text:p>0,02513</text:p>
          </table:table-cell>
          <table:table-cell/>
          <table:table-cell office:value-type="float" office:value="58.316" calcext:value-type="float">
            <text:p>58,316</text:p>
          </table:table-cell>
          <table:table-cell office:value-type="float" office:value="2.002621" calcext:value-type="float">
            <text:p>2,002621</text:p>
          </table:table-cell>
          <table:table-cell/>
          <table:table-cell office:value-type="float" office:value="4074.551" calcext:value-type="float">
            <text:p>4074,551</text:p>
          </table:table-cell>
          <table:table-cell office:value-type="float" office:value="877.084518" calcext:value-type="float">
            <text:p>877,084518</text:p>
          </table:table-cell>
          <table:table-cell table:number-columns-repeated="7"/>
        </table:table-row>
        <table:table-row table:style-name="ro1">
          <table:table-cell office:value-type="float" office:value="51.577" calcext:value-type="float">
            <text:p>51,577</text:p>
          </table:table-cell>
          <table:table-cell office:value-type="float" office:value="0.025037" calcext:value-type="float">
            <text:p>0,025037</text:p>
          </table:table-cell>
          <table:table-cell/>
          <table:table-cell office:value-type="float" office:value="78.048" calcext:value-type="float">
            <text:p>78,048</text:p>
          </table:table-cell>
          <table:table-cell office:value-type="float" office:value="1.994646" calcext:value-type="float">
            <text:p>1,994646</text:p>
          </table:table-cell>
          <table:table-cell/>
          <table:table-cell office:value-type="float" office:value="4057.574" calcext:value-type="float">
            <text:p>4057,574</text:p>
          </table:table-cell>
          <table:table-cell office:value-type="float" office:value="876.784079" calcext:value-type="float">
            <text:p>876,784079</text:p>
          </table:table-cell>
          <table:table-cell table:number-columns-repeated="7"/>
        </table:table-row>
        <table:table-row table:style-name="ro1">
          <table:table-cell office:value-type="float" office:value="60.618" calcext:value-type="float">
            <text:p>60,618</text:p>
          </table:table-cell>
          <table:table-cell office:value-type="float" office:value="0.024888" calcext:value-type="float">
            <text:p>0,024888</text:p>
          </table:table-cell>
          <table:table-cell/>
          <table:table-cell office:value-type="float" office:value="60.795" calcext:value-type="float">
            <text:p>60,795</text:p>
          </table:table-cell>
          <table:table-cell office:value-type="float" office:value="1.983994" calcext:value-type="float">
            <text:p>1,983994</text:p>
          </table:table-cell>
          <table:table-cell/>
          <table:table-cell office:value-type="float" office:value="4059.387" calcext:value-type="float">
            <text:p>4059,387</text:p>
          </table:table-cell>
          <table:table-cell office:value-type="float" office:value="860.477043" calcext:value-type="float">
            <text:p>860,477043</text:p>
          </table:table-cell>
          <table:table-cell table:number-columns-repeated="7"/>
        </table:table-row>
        <table:table-row table:style-name="ro1">
          <table:table-cell office:value-type="float" office:value="50.317" calcext:value-type="float">
            <text:p>50,317</text:p>
          </table:table-cell>
          <table:table-cell office:value-type="float" office:value="0.02475" calcext:value-type="float">
            <text:p>0,02475</text:p>
          </table:table-cell>
          <table:table-cell/>
          <table:table-cell office:value-type="float" office:value="61.72" calcext:value-type="float">
            <text:p>61,72</text:p>
          </table:table-cell>
          <table:table-cell office:value-type="float" office:value="1.983489" calcext:value-type="float">
            <text:p>1,983489</text:p>
          </table:table-cell>
          <table:table-cell/>
          <table:table-cell office:value-type="float" office:value="4060.102" calcext:value-type="float">
            <text:p>4060,102</text:p>
          </table:table-cell>
          <table:table-cell office:value-type="float" office:value="860.427195" calcext:value-type="float">
            <text:p>860,427195</text:p>
          </table:table-cell>
          <table:table-cell table:number-columns-repeated="7"/>
        </table:table-row>
        <table:table-row table:style-name="ro1">
          <table:table-cell office:value-type="float" office:value="49.747" calcext:value-type="float">
            <text:p>49,747</text:p>
          </table:table-cell>
          <table:table-cell office:value-type="float" office:value="0.024737" calcext:value-type="float">
            <text:p>0,024737</text:p>
          </table:table-cell>
          <table:table-cell/>
          <table:table-cell office:value-type="float" office:value="67.058" calcext:value-type="float">
            <text:p>67,058</text:p>
          </table:table-cell>
          <table:table-cell office:value-type="float" office:value="1.982638" calcext:value-type="float">
            <text:p>1,982638</text:p>
          </table:table-cell>
          <table:table-cell/>
          <table:table-cell office:value-type="float" office:value="4099.349" calcext:value-type="float">
            <text:p>4099,349</text:p>
          </table:table-cell>
          <table:table-cell office:value-type="float" office:value="860.052713" calcext:value-type="float">
            <text:p>860,052713</text:p>
          </table:table-cell>
          <table:table-cell table:number-columns-repeated="7"/>
        </table:table-row>
        <table:table-row table:style-name="ro1">
          <table:table-cell office:value-type="float" office:value="53.229" calcext:value-type="float">
            <text:p>53,229</text:p>
          </table:table-cell>
          <table:table-cell office:value-type="float" office:value="0.024627" calcext:value-type="float">
            <text:p>0,024627</text:p>
          </table:table-cell>
          <table:table-cell/>
          <table:table-cell office:value-type="float" office:value="59.09" calcext:value-type="float">
            <text:p>59,09</text:p>
          </table:table-cell>
          <table:table-cell office:value-type="float" office:value="1.982037" calcext:value-type="float">
            <text:p>1,982037</text:p>
          </table:table-cell>
          <table:table-cell/>
          <table:table-cell office:value-type="float" office:value="4078.666" calcext:value-type="float">
            <text:p>4078,666</text:p>
          </table:table-cell>
          <table:table-cell office:value-type="float" office:value="859.968042" calcext:value-type="float">
            <text:p>859,968042</text:p>
          </table:table-cell>
          <table:table-cell table:number-columns-repeated="7"/>
        </table:table-row>
        <table:table-row table:style-name="ro1">
          <table:table-cell office:value-type="float" office:value="68.058" calcext:value-type="float">
            <text:p>68,058</text:p>
          </table:table-cell>
          <table:table-cell office:value-type="float" office:value="0.024531" calcext:value-type="float">
            <text:p>0,024531</text:p>
          </table:table-cell>
          <table:table-cell/>
          <table:table-cell office:value-type="float" office:value="50.927" calcext:value-type="float">
            <text:p>50,927</text:p>
          </table:table-cell>
          <table:table-cell office:value-type="float" office:value="1.97692" calcext:value-type="float">
            <text:p>1,97692</text:p>
          </table:table-cell>
          <table:table-cell/>
          <table:table-cell office:value-type="float" office:value="4043.354" calcext:value-type="float">
            <text:p>4043,354</text:p>
          </table:table-cell>
          <table:table-cell office:value-type="float" office:value="859.919796" calcext:value-type="float">
            <text:p>859,919796</text:p>
          </table:table-cell>
          <table:table-cell table:number-columns-repeated="7"/>
        </table:table-row>
        <table:table-row table:style-name="ro1">
          <table:table-cell office:value-type="float" office:value="53.112" calcext:value-type="float">
            <text:p>53,112</text:p>
          </table:table-cell>
          <table:table-cell office:value-type="float" office:value="0.024498" calcext:value-type="float">
            <text:p>0,024498</text:p>
          </table:table-cell>
          <table:table-cell/>
          <table:table-cell office:value-type="float" office:value="79.972" calcext:value-type="float">
            <text:p>79,972</text:p>
          </table:table-cell>
          <table:table-cell office:value-type="float" office:value="1.972383" calcext:value-type="float">
            <text:p>1,972383</text:p>
          </table:table-cell>
          <table:table-cell/>
          <table:table-cell office:value-type="float" office:value="4058.989" calcext:value-type="float">
            <text:p>4058,989</text:p>
          </table:table-cell>
          <table:table-cell office:value-type="float" office:value="858.617108" calcext:value-type="float">
            <text:p>858,617108</text:p>
          </table:table-cell>
          <table:table-cell table:number-columns-repeated="7"/>
        </table:table-row>
        <table:table-row table:style-name="ro1">
          <table:table-cell office:value-type="float" office:value="47.98" calcext:value-type="float">
            <text:p>47,98</text:p>
          </table:table-cell>
          <table:table-cell office:value-type="float" office:value="0.024497" calcext:value-type="float">
            <text:p>0,024497</text:p>
          </table:table-cell>
          <table:table-cell/>
          <table:table-cell office:value-type="float" office:value="58.081" calcext:value-type="float">
            <text:p>58,081</text:p>
          </table:table-cell>
          <table:table-cell office:value-type="float" office:value="1.971681" calcext:value-type="float">
            <text:p>1,971681</text:p>
          </table:table-cell>
          <table:table-cell/>
          <table:table-cell office:value-type="float" office:value="4077.791" calcext:value-type="float">
            <text:p>4077,791</text:p>
          </table:table-cell>
          <table:table-cell office:value-type="float" office:value="858.094423" calcext:value-type="float">
            <text:p>858,094423</text:p>
          </table:table-cell>
          <table:table-cell table:number-columns-repeated="7"/>
        </table:table-row>
        <table:table-row table:style-name="ro1">
          <table:table-cell office:value-type="float" office:value="47.314" calcext:value-type="float">
            <text:p>47,314</text:p>
          </table:table-cell>
          <table:table-cell office:value-type="float" office:value="0.024418" calcext:value-type="float">
            <text:p>0,024418</text:p>
          </table:table-cell>
          <table:table-cell/>
          <table:table-cell office:value-type="float" office:value="66.964" calcext:value-type="float">
            <text:p>66,964</text:p>
          </table:table-cell>
          <table:table-cell office:value-type="float" office:value="1.971615" calcext:value-type="float">
            <text:p>1,971615</text:p>
          </table:table-cell>
          <table:table-cell/>
          <table:table-cell office:value-type="float" office:value="4059.252" calcext:value-type="float">
            <text:p>4059,252</text:p>
          </table:table-cell>
          <table:table-cell office:value-type="float" office:value="857.805519" calcext:value-type="float">
            <text:p>857,805519</text:p>
          </table:table-cell>
          <table:table-cell table:number-columns-repeated="7"/>
        </table:table-row>
        <table:table-row table:style-name="ro1">
          <table:table-cell office:value-type="float" office:value="49.685" calcext:value-type="float">
            <text:p>49,685</text:p>
          </table:table-cell>
          <table:table-cell office:value-type="float" office:value="0.02439" calcext:value-type="float">
            <text:p>0,02439</text:p>
          </table:table-cell>
          <table:table-cell/>
          <table:table-cell office:value-type="float" office:value="57.541" calcext:value-type="float">
            <text:p>57,541</text:p>
          </table:table-cell>
          <table:table-cell office:value-type="float" office:value="1.963914" calcext:value-type="float">
            <text:p>1,963914</text:p>
          </table:table-cell>
          <table:table-cell/>
          <table:table-cell office:value-type="float" office:value="4058.945" calcext:value-type="float">
            <text:p>4058,945</text:p>
          </table:table-cell>
          <table:table-cell office:value-type="float" office:value="857.673" calcext:value-type="float">
            <text:p>857,673</text:p>
          </table:table-cell>
          <table:table-cell table:number-columns-repeated="7"/>
        </table:table-row>
        <table:table-row table:style-name="ro1">
          <table:table-cell office:value-type="float" office:value="53.334" calcext:value-type="float">
            <text:p>53,334</text:p>
          </table:table-cell>
          <table:table-cell office:value-type="float" office:value="0.024377" calcext:value-type="float">
            <text:p>0,024377</text:p>
          </table:table-cell>
          <table:table-cell/>
          <table:table-cell office:value-type="float" office:value="57.76" calcext:value-type="float">
            <text:p>57,76</text:p>
          </table:table-cell>
          <table:table-cell office:value-type="float" office:value="1.963713" calcext:value-type="float">
            <text:p>1,963713</text:p>
          </table:table-cell>
          <table:table-cell/>
          <table:table-cell office:value-type="float" office:value="4039.065" calcext:value-type="float">
            <text:p>4039,065</text:p>
          </table:table-cell>
          <table:table-cell office:value-type="float" office:value="856.976761" calcext:value-type="float">
            <text:p>856,976761</text:p>
          </table:table-cell>
          <table:table-cell table:number-columns-repeated="7"/>
        </table:table-row>
        <table:table-row table:style-name="ro1">
          <table:table-cell office:value-type="float" office:value="53.528" calcext:value-type="float">
            <text:p>53,528</text:p>
          </table:table-cell>
          <table:table-cell office:value-type="float" office:value="0.024304" calcext:value-type="float">
            <text:p>0,024304</text:p>
          </table:table-cell>
          <table:table-cell/>
          <table:table-cell office:value-type="float" office:value="53.363" calcext:value-type="float">
            <text:p>53,363</text:p>
          </table:table-cell>
          <table:table-cell office:value-type="float" office:value="1.962153" calcext:value-type="float">
            <text:p>1,962153</text:p>
          </table:table-cell>
          <table:table-cell/>
          <table:table-cell office:value-type="float" office:value="4100.441" calcext:value-type="float">
            <text:p>4100,441</text:p>
          </table:table-cell>
          <table:table-cell office:value-type="float" office:value="841.152971" calcext:value-type="float">
            <text:p>841,152971</text:p>
          </table:table-cell>
          <table:table-cell table:number-columns-repeated="7"/>
        </table:table-row>
        <table:table-row table:style-name="ro1">
          <table:table-cell office:value-type="float" office:value="48.039" calcext:value-type="float">
            <text:p>48,039</text:p>
          </table:table-cell>
          <table:table-cell office:value-type="float" office:value="0.024277" calcext:value-type="float">
            <text:p>0,024277</text:p>
          </table:table-cell>
          <table:table-cell/>
          <table:table-cell office:value-type="float" office:value="54.963" calcext:value-type="float">
            <text:p>54,963</text:p>
          </table:table-cell>
          <table:table-cell office:value-type="float" office:value="1.962033" calcext:value-type="float">
            <text:p>1,962033</text:p>
          </table:table-cell>
          <table:table-cell/>
          <table:table-cell office:value-type="float" office:value="4078.484" calcext:value-type="float">
            <text:p>4078,484</text:p>
          </table:table-cell>
          <table:table-cell office:value-type="float" office:value="840.422904" calcext:value-type="float">
            <text:p>840,422904</text:p>
          </table:table-cell>
          <table:table-cell table:number-columns-repeated="7"/>
        </table:table-row>
        <table:table-row table:style-name="ro1">
          <table:table-cell office:value-type="float" office:value="53.571" calcext:value-type="float">
            <text:p>53,571</text:p>
          </table:table-cell>
          <table:table-cell office:value-type="float" office:value="0.024263" calcext:value-type="float">
            <text:p>0,024263</text:p>
          </table:table-cell>
          <table:table-cell/>
          <table:table-cell office:value-type="float" office:value="59.532" calcext:value-type="float">
            <text:p>59,532</text:p>
          </table:table-cell>
          <table:table-cell office:value-type="float" office:value="1.960917" calcext:value-type="float">
            <text:p>1,960917</text:p>
          </table:table-cell>
          <table:table-cell/>
          <table:table-cell office:value-type="float" office:value="4060.887" calcext:value-type="float">
            <text:p>4060,887</text:p>
          </table:table-cell>
          <table:table-cell office:value-type="float" office:value="840.418098" calcext:value-type="float">
            <text:p>840,418098</text:p>
          </table:table-cell>
          <table:table-cell table:number-columns-repeated="7"/>
        </table:table-row>
        <table:table-row table:style-name="ro1">
          <table:table-cell office:value-type="float" office:value="51.075" calcext:value-type="float">
            <text:p>51,075</text:p>
          </table:table-cell>
          <table:table-cell office:value-type="float" office:value="0.024204" calcext:value-type="float">
            <text:p>0,024204</text:p>
          </table:table-cell>
          <table:table-cell/>
          <table:table-cell office:value-type="float" office:value="60.922" calcext:value-type="float">
            <text:p>60,922</text:p>
          </table:table-cell>
          <table:table-cell office:value-type="float" office:value="1.960895" calcext:value-type="float">
            <text:p>1,960895</text:p>
          </table:table-cell>
          <table:table-cell/>
          <table:table-cell office:value-type="float" office:value="4098.11" calcext:value-type="float">
            <text:p>4098,11</text:p>
          </table:table-cell>
          <table:table-cell office:value-type="float" office:value="840.356172" calcext:value-type="float">
            <text:p>840,356172</text:p>
          </table:table-cell>
          <table:table-cell table:number-columns-repeated="7"/>
        </table:table-row>
        <table:table-row table:style-name="ro1">
          <table:table-cell office:value-type="float" office:value="45.478" calcext:value-type="float">
            <text:p>45,478</text:p>
          </table:table-cell>
          <table:table-cell office:value-type="float" office:value="0.024127" calcext:value-type="float">
            <text:p>0,024127</text:p>
          </table:table-cell>
          <table:table-cell/>
          <table:table-cell office:value-type="float" office:value="54.216" calcext:value-type="float">
            <text:p>54,216</text:p>
          </table:table-cell>
          <table:table-cell office:value-type="float" office:value="1.960768" calcext:value-type="float">
            <text:p>1,960768</text:p>
          </table:table-cell>
          <table:table-cell/>
          <table:table-cell office:value-type="float" office:value="4078.014" calcext:value-type="float">
            <text:p>4078,014</text:p>
          </table:table-cell>
          <table:table-cell office:value-type="float" office:value="840.312535" calcext:value-type="float">
            <text:p>840,312535</text:p>
          </table:table-cell>
          <table:table-cell table:number-columns-repeated="7"/>
        </table:table-row>
        <table:table-row table:style-name="ro1">
          <table:table-cell office:value-type="float" office:value="65.078" calcext:value-type="float">
            <text:p>65,078</text:p>
          </table:table-cell>
          <table:table-cell office:value-type="float" office:value="0.0241" calcext:value-type="float">
            <text:p>0,0241</text:p>
          </table:table-cell>
          <table:table-cell/>
          <table:table-cell office:value-type="float" office:value="62.888" calcext:value-type="float">
            <text:p>62,888</text:p>
          </table:table-cell>
          <table:table-cell office:value-type="float" office:value="1.959801" calcext:value-type="float">
            <text:p>1,959801</text:p>
          </table:table-cell>
          <table:table-cell/>
          <table:table-cell office:value-type="float" office:value="4058.089" calcext:value-type="float">
            <text:p>4058,089</text:p>
          </table:table-cell>
          <table:table-cell office:value-type="float" office:value="840.133852" calcext:value-type="float">
            <text:p>840,133852</text:p>
          </table:table-cell>
          <table:table-cell table:number-columns-repeated="7"/>
        </table:table-row>
        <table:table-row table:style-name="ro1">
          <table:table-cell office:value-type="float" office:value="51.221" calcext:value-type="float">
            <text:p>51,221</text:p>
          </table:table-cell>
          <table:table-cell office:value-type="float" office:value="0.024073" calcext:value-type="float">
            <text:p>0,024073</text:p>
          </table:table-cell>
          <table:table-cell/>
          <table:table-cell office:value-type="float" office:value="56.653" calcext:value-type="float">
            <text:p>56,653</text:p>
          </table:table-cell>
          <table:table-cell office:value-type="float" office:value="1.953608" calcext:value-type="float">
            <text:p>1,953608</text:p>
          </table:table-cell>
          <table:table-cell/>
          <table:table-cell office:value-type="float" office:value="4059.637" calcext:value-type="float">
            <text:p>4059,637</text:p>
          </table:table-cell>
          <table:table-cell office:value-type="float" office:value="840.006725" calcext:value-type="float">
            <text:p>840,006725</text:p>
          </table:table-cell>
          <table:table-cell table:number-columns-repeated="7"/>
        </table:table-row>
        <table:table-row table:style-name="ro1">
          <table:table-cell office:value-type="float" office:value="49.774" calcext:value-type="float">
            <text:p>49,774</text:p>
          </table:table-cell>
          <table:table-cell office:value-type="float" office:value="0.023897" calcext:value-type="float">
            <text:p>0,023897</text:p>
          </table:table-cell>
          <table:table-cell/>
          <table:table-cell office:value-type="float" office:value="53.811" calcext:value-type="float">
            <text:p>53,811</text:p>
          </table:table-cell>
          <table:table-cell office:value-type="float" office:value="1.951687" calcext:value-type="float">
            <text:p>1,951687</text:p>
          </table:table-cell>
          <table:table-cell/>
          <table:table-cell office:value-type="float" office:value="4057.562" calcext:value-type="float">
            <text:p>4057,562</text:p>
          </table:table-cell>
          <table:table-cell office:value-type="float" office:value="839.995456" calcext:value-type="float">
            <text:p>839,995456</text:p>
          </table:table-cell>
          <table:table-cell table:number-columns-repeated="7"/>
        </table:table-row>
        <table:table-row table:style-name="ro1">
          <table:table-cell office:value-type="float" office:value="48.672" calcext:value-type="float">
            <text:p>48,672</text:p>
          </table:table-cell>
          <table:table-cell office:value-type="float" office:value="0.023884" calcext:value-type="float">
            <text:p>0,023884</text:p>
          </table:table-cell>
          <table:table-cell/>
          <table:table-cell office:value-type="float" office:value="59.809" calcext:value-type="float">
            <text:p>59,809</text:p>
          </table:table-cell>
          <table:table-cell office:value-type="float" office:value="1.951342" calcext:value-type="float">
            <text:p>1,951342</text:p>
          </table:table-cell>
          <table:table-cell/>
          <table:table-cell office:value-type="float" office:value="4042.52" calcext:value-type="float">
            <text:p>4042,52</text:p>
          </table:table-cell>
          <table:table-cell office:value-type="float" office:value="839.844155" calcext:value-type="float">
            <text:p>839,844155</text:p>
          </table:table-cell>
          <table:table-cell table:number-columns-repeated="7"/>
        </table:table-row>
        <table:table-row table:style-name="ro1">
          <table:table-cell office:value-type="float" office:value="51.654" calcext:value-type="float">
            <text:p>51,654</text:p>
          </table:table-cell>
          <table:table-cell office:value-type="float" office:value="0.023805" calcext:value-type="float">
            <text:p>0,023805</text:p>
          </table:table-cell>
          <table:table-cell/>
          <table:table-cell office:value-type="float" office:value="52.085" calcext:value-type="float">
            <text:p>52,085</text:p>
          </table:table-cell>
          <table:table-cell office:value-type="float" office:value="1.949933" calcext:value-type="float">
            <text:p>1,949933</text:p>
          </table:table-cell>
          <table:table-cell/>
          <table:table-cell office:value-type="float" office:value="4060.136" calcext:value-type="float">
            <text:p>4060,136</text:p>
          </table:table-cell>
          <table:table-cell office:value-type="float" office:value="839.625327" calcext:value-type="float">
            <text:p>839,625327</text:p>
          </table:table-cell>
          <table:table-cell table:number-columns-repeated="7"/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0.023741" calcext:value-type="float">
            <text:p>0,023741</text:p>
          </table:table-cell>
          <table:table-cell/>
          <table:table-cell office:value-type="float" office:value="61.795" calcext:value-type="float">
            <text:p>61,795</text:p>
          </table:table-cell>
          <table:table-cell office:value-type="float" office:value="1.948325" calcext:value-type="float">
            <text:p>1,948325</text:p>
          </table:table-cell>
          <table:table-cell/>
          <table:table-cell office:value-type="float" office:value="4021.083" calcext:value-type="float">
            <text:p>4021,083</text:p>
          </table:table-cell>
          <table:table-cell office:value-type="float" office:value="839.566106" calcext:value-type="float">
            <text:p>839,566106</text:p>
          </table:table-cell>
          <table:table-cell table:number-columns-repeated="7"/>
        </table:table-row>
        <table:table-row table:style-name="ro1">
          <table:table-cell office:value-type="float" office:value="53.12" calcext:value-type="float">
            <text:p>53,12</text:p>
          </table:table-cell>
          <table:table-cell office:value-type="float" office:value="0.023739" calcext:value-type="float">
            <text:p>0,023739</text:p>
          </table:table-cell>
          <table:table-cell/>
          <table:table-cell office:value-type="float" office:value="80.773" calcext:value-type="float">
            <text:p>80,773</text:p>
          </table:table-cell>
          <table:table-cell office:value-type="float" office:value="1.945342" calcext:value-type="float">
            <text:p>1,945342</text:p>
          </table:table-cell>
          <table:table-cell/>
          <table:table-cell office:value-type="float" office:value="4040.724" calcext:value-type="float">
            <text:p>4040,724</text:p>
          </table:table-cell>
          <table:table-cell office:value-type="float" office:value="839.563856" calcext:value-type="float">
            <text:p>839,563856</text:p>
          </table:table-cell>
          <table:table-cell table:number-columns-repeated="7"/>
        </table:table-row>
        <table:table-row table:style-name="ro1">
          <table:table-cell office:value-type="float" office:value="52.904" calcext:value-type="float">
            <text:p>52,904</text:p>
          </table:table-cell>
          <table:table-cell office:value-type="float" office:value="0.023659" calcext:value-type="float">
            <text:p>0,023659</text:p>
          </table:table-cell>
          <table:table-cell/>
          <table:table-cell office:value-type="float" office:value="54.501" calcext:value-type="float">
            <text:p>54,501</text:p>
          </table:table-cell>
          <table:table-cell office:value-type="float" office:value="1.943968" calcext:value-type="float">
            <text:p>1,943968</text:p>
          </table:table-cell>
          <table:table-cell/>
          <table:table-cell office:value-type="float" office:value="4039.156" calcext:value-type="float">
            <text:p>4039,156</text:p>
          </table:table-cell>
          <table:table-cell office:value-type="float" office:value="839.536392" calcext:value-type="float">
            <text:p>839,536392</text:p>
          </table:table-cell>
          <table:table-cell table:number-columns-repeated="7"/>
        </table:table-row>
        <table:table-row table:style-name="ro1">
          <table:table-cell office:value-type="float" office:value="48.698" calcext:value-type="float">
            <text:p>48,698</text:p>
          </table:table-cell>
          <table:table-cell office:value-type="float" office:value="0.023621" calcext:value-type="float">
            <text:p>0,023621</text:p>
          </table:table-cell>
          <table:table-cell/>
          <table:table-cell office:value-type="float" office:value="58.646" calcext:value-type="float">
            <text:p>58,646</text:p>
          </table:table-cell>
          <table:table-cell office:value-type="float" office:value="1.94086" calcext:value-type="float">
            <text:p>1,94086</text:p>
          </table:table-cell>
          <table:table-cell/>
          <table:table-cell office:value-type="float" office:value="4043.626" calcext:value-type="float">
            <text:p>4043,626</text:p>
          </table:table-cell>
          <table:table-cell office:value-type="float" office:value="839.500898" calcext:value-type="float">
            <text:p>839,500898</text:p>
          </table:table-cell>
          <table:table-cell table:number-columns-repeated="7"/>
        </table:table-row>
        <table:table-row table:style-name="ro1">
          <table:table-cell office:value-type="float" office:value="55.774" calcext:value-type="float">
            <text:p>55,774</text:p>
          </table:table-cell>
          <table:table-cell office:value-type="float" office:value="0.023612" calcext:value-type="float">
            <text:p>0,023612</text:p>
          </table:table-cell>
          <table:table-cell/>
          <table:table-cell office:value-type="float" office:value="54.487" calcext:value-type="float">
            <text:p>54,487</text:p>
          </table:table-cell>
          <table:table-cell office:value-type="float" office:value="1.93974" calcext:value-type="float">
            <text:p>1,93974</text:p>
          </table:table-cell>
          <table:table-cell/>
          <table:table-cell office:value-type="float" office:value="4058.737" calcext:value-type="float">
            <text:p>4058,737</text:p>
          </table:table-cell>
          <table:table-cell office:value-type="float" office:value="839.081192" calcext:value-type="float">
            <text:p>839,081192</text:p>
          </table:table-cell>
          <table:table-cell table:number-columns-repeated="7"/>
        </table:table-row>
        <table:table-row table:style-name="ro1">
          <table:table-cell office:value-type="float" office:value="60.896" calcext:value-type="float">
            <text:p>60,896</text:p>
          </table:table-cell>
          <table:table-cell office:value-type="float" office:value="0.023574" calcext:value-type="float">
            <text:p>0,023574</text:p>
          </table:table-cell>
          <table:table-cell/>
          <table:table-cell office:value-type="float" office:value="53.623" calcext:value-type="float">
            <text:p>53,623</text:p>
          </table:table-cell>
          <table:table-cell office:value-type="float" office:value="1.938027" calcext:value-type="float">
            <text:p>1,938027</text:p>
          </table:table-cell>
          <table:table-cell/>
          <table:table-cell office:value-type="float" office:value="4040.965" calcext:value-type="float">
            <text:p>4040,965</text:p>
          </table:table-cell>
          <table:table-cell office:value-type="float" office:value="838.991098" calcext:value-type="float">
            <text:p>838,991098</text:p>
          </table:table-cell>
          <table:table-cell table:number-columns-repeated="7"/>
        </table:table-row>
        <table:table-row table:style-name="ro1">
          <table:table-cell office:value-type="float" office:value="49.266" calcext:value-type="float">
            <text:p>49,266</text:p>
          </table:table-cell>
          <table:table-cell office:value-type="float" office:value="0.023504" calcext:value-type="float">
            <text:p>0,023504</text:p>
          </table:table-cell>
          <table:table-cell/>
          <table:table-cell office:value-type="float" office:value="56.51" calcext:value-type="float">
            <text:p>56,51</text:p>
          </table:table-cell>
          <table:table-cell office:value-type="float" office:value="1.93759" calcext:value-type="float">
            <text:p>1,93759</text:p>
          </table:table-cell>
          <table:table-cell/>
          <table:table-cell office:value-type="float" office:value="4040.945" calcext:value-type="float">
            <text:p>4040,945</text:p>
          </table:table-cell>
          <table:table-cell office:value-type="float" office:value="838.87559" calcext:value-type="float">
            <text:p>838,87559</text:p>
          </table:table-cell>
          <table:table-cell table:number-columns-repeated="7"/>
        </table:table-row>
        <table:table-row table:style-name="ro1">
          <table:table-cell office:value-type="float" office:value="55.555" calcext:value-type="float">
            <text:p>55,555</text:p>
          </table:table-cell>
          <table:table-cell office:value-type="float" office:value="0.023493" calcext:value-type="float">
            <text:p>0,023493</text:p>
          </table:table-cell>
          <table:table-cell/>
          <table:table-cell office:value-type="float" office:value="58.615" calcext:value-type="float">
            <text:p>58,615</text:p>
          </table:table-cell>
          <table:table-cell office:value-type="float" office:value="1.934487" calcext:value-type="float">
            <text:p>1,934487</text:p>
          </table:table-cell>
          <table:table-cell/>
          <table:table-cell office:value-type="float" office:value="4040.577" calcext:value-type="float">
            <text:p>4040,577</text:p>
          </table:table-cell>
          <table:table-cell office:value-type="float" office:value="838.82381" calcext:value-type="float">
            <text:p>838,82381</text:p>
          </table:table-cell>
          <table:table-cell table:number-columns-repeated="7"/>
        </table:table-row>
        <table:table-row table:style-name="ro1">
          <table:table-cell office:value-type="float" office:value="51.746" calcext:value-type="float">
            <text:p>51,746</text:p>
          </table:table-cell>
          <table:table-cell office:value-type="float" office:value="0.023454" calcext:value-type="float">
            <text:p>0,023454</text:p>
          </table:table-cell>
          <table:table-cell/>
          <table:table-cell office:value-type="float" office:value="55.407" calcext:value-type="float">
            <text:p>55,407</text:p>
          </table:table-cell>
          <table:table-cell office:value-type="float" office:value="1.933936" calcext:value-type="float">
            <text:p>1,933936</text:p>
          </table:table-cell>
          <table:table-cell/>
          <table:table-cell office:value-type="float" office:value="4022.629" calcext:value-type="float">
            <text:p>4022,629</text:p>
          </table:table-cell>
          <table:table-cell office:value-type="float" office:value="838.531238" calcext:value-type="float">
            <text:p>838,531238</text:p>
          </table:table-cell>
          <table:table-cell table:number-columns-repeated="7"/>
        </table:table-row>
        <table:table-row table:style-name="ro1">
          <table:table-cell office:value-type="float" office:value="56.518" calcext:value-type="float">
            <text:p>56,518</text:p>
          </table:table-cell>
          <table:table-cell office:value-type="float" office:value="0.023397" calcext:value-type="float">
            <text:p>0,023397</text:p>
          </table:table-cell>
          <table:table-cell/>
          <table:table-cell office:value-type="float" office:value="66.858" calcext:value-type="float">
            <text:p>66,858</text:p>
          </table:table-cell>
          <table:table-cell office:value-type="float" office:value="1.932595" calcext:value-type="float">
            <text:p>1,932595</text:p>
          </table:table-cell>
          <table:table-cell/>
          <table:table-cell office:value-type="float" office:value="4018.882" calcext:value-type="float">
            <text:p>4018,882</text:p>
          </table:table-cell>
          <table:table-cell office:value-type="float" office:value="838.527033" calcext:value-type="float">
            <text:p>838,527033</text:p>
          </table:table-cell>
          <table:table-cell table:number-columns-repeated="7"/>
        </table:table-row>
        <table:table-row table:style-name="ro1">
          <table:table-cell office:value-type="float" office:value="48.942" calcext:value-type="float">
            <text:p>48,942</text:p>
          </table:table-cell>
          <table:table-cell office:value-type="float" office:value="0.023393" calcext:value-type="float">
            <text:p>0,023393</text:p>
          </table:table-cell>
          <table:table-cell/>
          <table:table-cell office:value-type="float" office:value="64.76" calcext:value-type="float">
            <text:p>64,76</text:p>
          </table:table-cell>
          <table:table-cell office:value-type="float" office:value="1.931934" calcext:value-type="float">
            <text:p>1,931934</text:p>
          </table:table-cell>
          <table:table-cell/>
          <table:table-cell office:value-type="float" office:value="4041.773" calcext:value-type="float">
            <text:p>4041,773</text:p>
          </table:table-cell>
          <table:table-cell office:value-type="float" office:value="838.450601" calcext:value-type="float">
            <text:p>838,450601</text:p>
          </table:table-cell>
          <table:table-cell table:number-columns-repeated="7"/>
        </table:table-row>
        <table:table-row table:style-name="ro1">
          <table:table-cell office:value-type="float" office:value="57.384" calcext:value-type="float">
            <text:p>57,384</text:p>
          </table:table-cell>
          <table:table-cell office:value-type="float" office:value="0.023368" calcext:value-type="float">
            <text:p>0,023368</text:p>
          </table:table-cell>
          <table:table-cell/>
          <table:table-cell office:value-type="float" office:value="55.418" calcext:value-type="float">
            <text:p>55,418</text:p>
          </table:table-cell>
          <table:table-cell office:value-type="float" office:value="1.928683" calcext:value-type="float">
            <text:p>1,928683</text:p>
          </table:table-cell>
          <table:table-cell/>
          <table:table-cell office:value-type="float" office:value="4017.35" calcext:value-type="float">
            <text:p>4017,35</text:p>
          </table:table-cell>
          <table:table-cell office:value-type="float" office:value="837.014244" calcext:value-type="float">
            <text:p>837,014244</text:p>
          </table:table-cell>
          <table:table-cell table:number-columns-repeated="7"/>
        </table:table-row>
        <table:table-row table:style-name="ro1">
          <table:table-cell office:value-type="float" office:value="53.369" calcext:value-type="float">
            <text:p>53,369</text:p>
          </table:table-cell>
          <table:table-cell office:value-type="float" office:value="0.023339" calcext:value-type="float">
            <text:p>0,023339</text:p>
          </table:table-cell>
          <table:table-cell/>
          <table:table-cell office:value-type="float" office:value="78.797" calcext:value-type="float">
            <text:p>78,797</text:p>
          </table:table-cell>
          <table:table-cell office:value-type="float" office:value="1.927808" calcext:value-type="float">
            <text:p>1,927808</text:p>
          </table:table-cell>
          <table:table-cell/>
          <table:table-cell office:value-type="float" office:value="4057.871" calcext:value-type="float">
            <text:p>4057,871</text:p>
          </table:table-cell>
          <table:table-cell office:value-type="float" office:value="819.871484" calcext:value-type="float">
            <text:p>819,871484</text:p>
          </table:table-cell>
          <table:table-cell table:number-columns-repeated="7"/>
        </table:table-row>
        <table:table-row table:style-name="ro1">
          <table:table-cell office:value-type="float" office:value="50.31" calcext:value-type="float">
            <text:p>50,31</text:p>
          </table:table-cell>
          <table:table-cell office:value-type="float" office:value="0.023299" calcext:value-type="float">
            <text:p>0,023299</text:p>
          </table:table-cell>
          <table:table-cell/>
          <table:table-cell office:value-type="float" office:value="58.715" calcext:value-type="float">
            <text:p>58,715</text:p>
          </table:table-cell>
          <table:table-cell office:value-type="float" office:value="1.925968" calcext:value-type="float">
            <text:p>1,925968</text:p>
          </table:table-cell>
          <table:table-cell/>
          <table:table-cell office:value-type="float" office:value="4057.905" calcext:value-type="float">
            <text:p>4057,905</text:p>
          </table:table-cell>
          <table:table-cell office:value-type="float" office:value="819.675235" calcext:value-type="float">
            <text:p>819,675235</text:p>
          </table:table-cell>
          <table:table-cell table:number-columns-repeated="7"/>
        </table:table-row>
        <table:table-row table:style-name="ro1">
          <table:table-cell office:value-type="float" office:value="49.886" calcext:value-type="float">
            <text:p>49,886</text:p>
          </table:table-cell>
          <table:table-cell office:value-type="float" office:value="0.023253" calcext:value-type="float">
            <text:p>0,023253</text:p>
          </table:table-cell>
          <table:table-cell/>
          <table:table-cell office:value-type="float" office:value="68.97" calcext:value-type="float">
            <text:p>68,97</text:p>
          </table:table-cell>
          <table:table-cell office:value-type="float" office:value="1.925918" calcext:value-type="float">
            <text:p>1,925918</text:p>
          </table:table-cell>
          <table:table-cell/>
          <table:table-cell office:value-type="float" office:value="4036.654" calcext:value-type="float">
            <text:p>4036,654</text:p>
          </table:table-cell>
          <table:table-cell office:value-type="float" office:value="818.532435" calcext:value-type="float">
            <text:p>818,532435</text:p>
          </table:table-cell>
          <table:table-cell table:number-columns-repeated="7"/>
        </table:table-row>
        <table:table-row table:style-name="ro1">
          <table:table-cell office:value-type="float" office:value="49.971" calcext:value-type="float">
            <text:p>49,971</text:p>
          </table:table-cell>
          <table:table-cell office:value-type="float" office:value="0.023241" calcext:value-type="float">
            <text:p>0,023241</text:p>
          </table:table-cell>
          <table:table-cell/>
          <table:table-cell office:value-type="float" office:value="62.47" calcext:value-type="float">
            <text:p>62,47</text:p>
          </table:table-cell>
          <table:table-cell office:value-type="float" office:value="1.925642" calcext:value-type="float">
            <text:p>1,925642</text:p>
          </table:table-cell>
          <table:table-cell/>
          <table:table-cell office:value-type="float" office:value="4039.352" calcext:value-type="float">
            <text:p>4039,352</text:p>
          </table:table-cell>
          <table:table-cell office:value-type="float" office:value="802.791718" calcext:value-type="float">
            <text:p>802,791718</text:p>
          </table:table-cell>
          <table:table-cell table:number-columns-repeated="7"/>
        </table:table-row>
        <table:table-row table:style-name="ro1">
          <table:table-cell office:value-type="float" office:value="50.281" calcext:value-type="float">
            <text:p>50,281</text:p>
          </table:table-cell>
          <table:table-cell office:value-type="float" office:value="0.023229" calcext:value-type="float">
            <text:p>0,023229</text:p>
          </table:table-cell>
          <table:table-cell/>
          <table:table-cell office:value-type="float" office:value="68.676" calcext:value-type="float">
            <text:p>68,676</text:p>
          </table:table-cell>
          <table:table-cell office:value-type="float" office:value="1.924094" calcext:value-type="float">
            <text:p>1,924094</text:p>
          </table:table-cell>
          <table:table-cell/>
          <table:table-cell office:value-type="float" office:value="4077.631" calcext:value-type="float">
            <text:p>4077,631</text:p>
          </table:table-cell>
          <table:table-cell office:value-type="float" office:value="802.567325" calcext:value-type="float">
            <text:p>802,567325</text:p>
          </table:table-cell>
          <table:table-cell table:number-columns-repeated="7"/>
        </table:table-row>
        <table:table-row table:style-name="ro1">
          <table:table-cell office:value-type="float" office:value="60.707" calcext:value-type="float">
            <text:p>60,707</text:p>
          </table:table-cell>
          <table:table-cell office:value-type="float" office:value="0.023212" calcext:value-type="float">
            <text:p>0,023212</text:p>
          </table:table-cell>
          <table:table-cell/>
          <table:table-cell office:value-type="float" office:value="52.501" calcext:value-type="float">
            <text:p>52,501</text:p>
          </table:table-cell>
          <table:table-cell office:value-type="float" office:value="1.923703" calcext:value-type="float">
            <text:p>1,923703</text:p>
          </table:table-cell>
          <table:table-cell/>
          <table:table-cell office:value-type="float" office:value="4018.446" calcext:value-type="float">
            <text:p>4018,446</text:p>
          </table:table-cell>
          <table:table-cell office:value-type="float" office:value="802.55344" calcext:value-type="float">
            <text:p>802,55344</text:p>
          </table:table-cell>
          <table:table-cell table:number-columns-repeated="7"/>
        </table:table-row>
        <table:table-row table:style-name="ro1">
          <table:table-cell office:value-type="float" office:value="51.489" calcext:value-type="float">
            <text:p>51,489</text:p>
          </table:table-cell>
          <table:table-cell office:value-type="float" office:value="0.023188" calcext:value-type="float">
            <text:p>0,023188</text:p>
          </table:table-cell>
          <table:table-cell/>
          <table:table-cell office:value-type="float" office:value="57.012" calcext:value-type="float">
            <text:p>57,012</text:p>
          </table:table-cell>
          <table:table-cell office:value-type="float" office:value="1.920564" calcext:value-type="float">
            <text:p>1,920564</text:p>
          </table:table-cell>
          <table:table-cell/>
          <table:table-cell office:value-type="float" office:value="4020.634" calcext:value-type="float">
            <text:p>4020,634</text:p>
          </table:table-cell>
          <table:table-cell office:value-type="float" office:value="801.551978" calcext:value-type="float">
            <text:p>801,551978</text:p>
          </table:table-cell>
          <table:table-cell table:number-columns-repeated="7"/>
        </table:table-row>
        <table:table-row table:style-name="ro1">
          <table:table-cell office:value-type="float" office:value="50.371" calcext:value-type="float">
            <text:p>50,371</text:p>
          </table:table-cell>
          <table:table-cell office:value-type="float" office:value="0.023184" calcext:value-type="float">
            <text:p>0,023184</text:p>
          </table:table-cell>
          <table:table-cell/>
          <table:table-cell office:value-type="float" office:value="58.854" calcext:value-type="float">
            <text:p>58,854</text:p>
          </table:table-cell>
          <table:table-cell office:value-type="float" office:value="1.920489" calcext:value-type="float">
            <text:p>1,920489</text:p>
          </table:table-cell>
          <table:table-cell/>
          <table:table-cell office:value-type="float" office:value="4020.871" calcext:value-type="float">
            <text:p>4020,871</text:p>
          </table:table-cell>
          <table:table-cell office:value-type="float" office:value="801.399584" calcext:value-type="float">
            <text:p>801,399584</text:p>
          </table:table-cell>
          <table:table-cell table:number-columns-repeated="7"/>
        </table:table-row>
        <table:table-row table:style-name="ro1">
          <table:table-cell office:value-type="float" office:value="50.053" calcext:value-type="float">
            <text:p>50,053</text:p>
          </table:table-cell>
          <table:table-cell office:value-type="float" office:value="0.02316" calcext:value-type="float">
            <text:p>0,02316</text:p>
          </table:table-cell>
          <table:table-cell/>
          <table:table-cell office:value-type="float" office:value="53.298" calcext:value-type="float">
            <text:p>53,298</text:p>
          </table:table-cell>
          <table:table-cell office:value-type="float" office:value="1.919975" calcext:value-type="float">
            <text:p>1,919975</text:p>
          </table:table-cell>
          <table:table-cell/>
          <table:table-cell office:value-type="float" office:value="4002.673" calcext:value-type="float">
            <text:p>4002,673</text:p>
          </table:table-cell>
          <table:table-cell office:value-type="float" office:value="801.295891" calcext:value-type="float">
            <text:p>801,295891</text:p>
          </table:table-cell>
          <table:table-cell table:number-columns-repeated="7"/>
        </table:table-row>
        <table:table-row table:style-name="ro1">
          <table:table-cell office:value-type="float" office:value="52.728" calcext:value-type="float">
            <text:p>52,728</text:p>
          </table:table-cell>
          <table:table-cell office:value-type="float" office:value="0.023155" calcext:value-type="float">
            <text:p>0,023155</text:p>
          </table:table-cell>
          <table:table-cell/>
          <table:table-cell office:value-type="float" office:value="63.232" calcext:value-type="float">
            <text:p>63,232</text:p>
          </table:table-cell>
          <table:table-cell office:value-type="float" office:value="1.919392" calcext:value-type="float">
            <text:p>1,919392</text:p>
          </table:table-cell>
          <table:table-cell/>
          <table:table-cell office:value-type="float" office:value="4019.92" calcext:value-type="float">
            <text:p>4019,92</text:p>
          </table:table-cell>
          <table:table-cell office:value-type="float" office:value="801.260924" calcext:value-type="float">
            <text:p>801,260924</text:p>
          </table:table-cell>
          <table:table-cell table:number-columns-repeated="7"/>
        </table:table-row>
        <table:table-row table:style-name="ro1">
          <table:table-cell office:value-type="float" office:value="49.968" calcext:value-type="float">
            <text:p>49,968</text:p>
          </table:table-cell>
          <table:table-cell office:value-type="float" office:value="0.023099" calcext:value-type="float">
            <text:p>0,023099</text:p>
          </table:table-cell>
          <table:table-cell/>
          <table:table-cell office:value-type="float" office:value="64.659" calcext:value-type="float">
            <text:p>64,659</text:p>
          </table:table-cell>
          <table:table-cell office:value-type="float" office:value="1.918649" calcext:value-type="float">
            <text:p>1,918649</text:p>
          </table:table-cell>
          <table:table-cell/>
          <table:table-cell office:value-type="float" office:value="4039.735" calcext:value-type="float">
            <text:p>4039,735</text:p>
          </table:table-cell>
          <table:table-cell office:value-type="float" office:value="800.916548" calcext:value-type="float">
            <text:p>800,916548</text:p>
          </table:table-cell>
          <table:table-cell table:number-columns-repeated="7"/>
        </table:table-row>
        <table:table-row table:style-name="ro1">
          <table:table-cell office:value-type="float" office:value="54.634" calcext:value-type="float">
            <text:p>54,634</text:p>
          </table:table-cell>
          <table:table-cell office:value-type="float" office:value="0.023081" calcext:value-type="float">
            <text:p>0,023081</text:p>
          </table:table-cell>
          <table:table-cell/>
          <table:table-cell office:value-type="float" office:value="58.083" calcext:value-type="float">
            <text:p>58,083</text:p>
          </table:table-cell>
          <table:table-cell office:value-type="float" office:value="1.91083" calcext:value-type="float">
            <text:p>1,91083</text:p>
          </table:table-cell>
          <table:table-cell/>
          <table:table-cell office:value-type="float" office:value="4037.556" calcext:value-type="float">
            <text:p>4037,556</text:p>
          </table:table-cell>
          <table:table-cell office:value-type="float" office:value="800.682301" calcext:value-type="float">
            <text:p>800,682301</text:p>
          </table:table-cell>
          <table:table-cell table:number-columns-repeated="7"/>
        </table:table-row>
        <table:table-row table:style-name="ro1">
          <table:table-cell office:value-type="float" office:value="55.318" calcext:value-type="float">
            <text:p>55,318</text:p>
          </table:table-cell>
          <table:table-cell office:value-type="float" office:value="0.022937" calcext:value-type="float">
            <text:p>0,022937</text:p>
          </table:table-cell>
          <table:table-cell/>
          <table:table-cell office:value-type="float" office:value="59.744" calcext:value-type="float">
            <text:p>59,744</text:p>
          </table:table-cell>
          <table:table-cell office:value-type="float" office:value="1.910369" calcext:value-type="float">
            <text:p>1,910369</text:p>
          </table:table-cell>
          <table:table-cell/>
          <table:table-cell office:value-type="float" office:value="3981.718" calcext:value-type="float">
            <text:p>3981,718</text:p>
          </table:table-cell>
          <table:table-cell office:value-type="float" office:value="799.630676" calcext:value-type="float">
            <text:p>799,630676</text:p>
          </table:table-cell>
          <table:table-cell table:number-columns-repeated="7"/>
        </table:table-row>
        <table:table-row table:style-name="ro1">
          <table:table-cell office:value-type="float" office:value="53.733" calcext:value-type="float">
            <text:p>53,733</text:p>
          </table:table-cell>
          <table:table-cell office:value-type="float" office:value="0.022933" calcext:value-type="float">
            <text:p>0,022933</text:p>
          </table:table-cell>
          <table:table-cell/>
          <table:table-cell office:value-type="float" office:value="56.838" calcext:value-type="float">
            <text:p>56,838</text:p>
          </table:table-cell>
          <table:table-cell office:value-type="float" office:value="1.910129" calcext:value-type="float">
            <text:p>1,910129</text:p>
          </table:table-cell>
          <table:table-cell/>
          <table:table-cell office:value-type="float" office:value="3977.49" calcext:value-type="float">
            <text:p>3977,49</text:p>
          </table:table-cell>
          <table:table-cell office:value-type="float" office:value="798.198776" calcext:value-type="float">
            <text:p>798,198776</text:p>
          </table:table-cell>
          <table:table-cell table:number-columns-repeated="7"/>
        </table:table-row>
        <table:table-row table:style-name="ro1">
          <table:table-cell office:value-type="float" office:value="56.158" calcext:value-type="float">
            <text:p>56,158</text:p>
          </table:table-cell>
          <table:table-cell office:value-type="float" office:value="0.022863" calcext:value-type="float">
            <text:p>0,022863</text:p>
          </table:table-cell>
          <table:table-cell/>
          <table:table-cell office:value-type="float" office:value="55.241" calcext:value-type="float">
            <text:p>55,241</text:p>
          </table:table-cell>
          <table:table-cell office:value-type="float" office:value="1.909839" calcext:value-type="float">
            <text:p>1,909839</text:p>
          </table:table-cell>
          <table:table-cell/>
          <table:table-cell office:value-type="float" office:value="4017.804" calcext:value-type="float">
            <text:p>4017,804</text:p>
          </table:table-cell>
          <table:table-cell office:value-type="float" office:value="798.181353" calcext:value-type="float">
            <text:p>798,181353</text:p>
          </table:table-cell>
          <table:table-cell table:number-columns-repeated="7"/>
        </table:table-row>
        <table:table-row table:style-name="ro1">
          <table:table-cell office:value-type="float" office:value="54.367" calcext:value-type="float">
            <text:p>54,367</text:p>
          </table:table-cell>
          <table:table-cell office:value-type="float" office:value="0.022846" calcext:value-type="float">
            <text:p>0,022846</text:p>
          </table:table-cell>
          <table:table-cell/>
          <table:table-cell office:value-type="float" office:value="63.27" calcext:value-type="float">
            <text:p>63,27</text:p>
          </table:table-cell>
          <table:table-cell office:value-type="float" office:value="1.908073" calcext:value-type="float">
            <text:p>1,908073</text:p>
          </table:table-cell>
          <table:table-cell/>
          <table:table-cell office:value-type="float" office:value="4002.485" calcext:value-type="float">
            <text:p>4002,485</text:p>
          </table:table-cell>
          <table:table-cell office:value-type="float" office:value="783.038352" calcext:value-type="float">
            <text:p>783,038352</text:p>
          </table:table-cell>
          <table:table-cell table:number-columns-repeated="7"/>
        </table:table-row>
        <table:table-row table:style-name="ro1">
          <table:table-cell office:value-type="float" office:value="47.693" calcext:value-type="float">
            <text:p>47,693</text:p>
          </table:table-cell>
          <table:table-cell office:value-type="float" office:value="0.022836" calcext:value-type="float">
            <text:p>0,022836</text:p>
          </table:table-cell>
          <table:table-cell/>
          <table:table-cell office:value-type="float" office:value="52.643" calcext:value-type="float">
            <text:p>52,643</text:p>
          </table:table-cell>
          <table:table-cell office:value-type="float" office:value="1.906159" calcext:value-type="float">
            <text:p>1,906159</text:p>
          </table:table-cell>
          <table:table-cell/>
          <table:table-cell office:value-type="float" office:value="4022.594" calcext:value-type="float">
            <text:p>4022,594</text:p>
          </table:table-cell>
          <table:table-cell office:value-type="float" office:value="782.846853" calcext:value-type="float">
            <text:p>782,846853</text:p>
          </table:table-cell>
          <table:table-cell table:number-columns-repeated="7"/>
        </table:table-row>
        <table:table-row table:style-name="ro1">
          <table:table-cell office:value-type="float" office:value="49.794" calcext:value-type="float">
            <text:p>49,794</text:p>
          </table:table-cell>
          <table:table-cell office:value-type="float" office:value="0.022827" calcext:value-type="float">
            <text:p>0,022827</text:p>
          </table:table-cell>
          <table:table-cell/>
          <table:table-cell office:value-type="float" office:value="60.623" calcext:value-type="float">
            <text:p>60,623</text:p>
          </table:table-cell>
          <table:table-cell office:value-type="float" office:value="1.903892" calcext:value-type="float">
            <text:p>1,903892</text:p>
          </table:table-cell>
          <table:table-cell/>
          <table:table-cell office:value-type="float" office:value="4020.25" calcext:value-type="float">
            <text:p>4020,25</text:p>
          </table:table-cell>
          <table:table-cell office:value-type="float" office:value="782.646558" calcext:value-type="float">
            <text:p>782,646558</text:p>
          </table:table-cell>
          <table:table-cell table:number-columns-repeated="7"/>
        </table:table-row>
        <table:table-row table:style-name="ro1">
          <table:table-cell office:value-type="float" office:value="55.942" calcext:value-type="float">
            <text:p>55,942</text:p>
          </table:table-cell>
          <table:table-cell office:value-type="float" office:value="0.022814" calcext:value-type="float">
            <text:p>0,022814</text:p>
          </table:table-cell>
          <table:table-cell/>
          <table:table-cell office:value-type="float" office:value="59.544" calcext:value-type="float">
            <text:p>59,544</text:p>
          </table:table-cell>
          <table:table-cell office:value-type="float" office:value="1.903098" calcext:value-type="float">
            <text:p>1,903098</text:p>
          </table:table-cell>
          <table:table-cell/>
          <table:table-cell office:value-type="float" office:value="4021.683" calcext:value-type="float">
            <text:p>4021,683</text:p>
          </table:table-cell>
          <table:table-cell office:value-type="float" office:value="782.345564" calcext:value-type="float">
            <text:p>782,345564</text:p>
          </table:table-cell>
          <table:table-cell table:number-columns-repeated="7"/>
        </table:table-row>
        <table:table-row table:style-name="ro1">
          <table:table-cell office:value-type="float" office:value="53.939" calcext:value-type="float">
            <text:p>53,939</text:p>
          </table:table-cell>
          <table:table-cell office:value-type="float" office:value="0.022784" calcext:value-type="float">
            <text:p>0,022784</text:p>
          </table:table-cell>
          <table:table-cell/>
          <table:table-cell office:value-type="float" office:value="58.548" calcext:value-type="float">
            <text:p>58,548</text:p>
          </table:table-cell>
          <table:table-cell office:value-type="float" office:value="1.901085" calcext:value-type="float">
            <text:p>1,901085</text:p>
          </table:table-cell>
          <table:table-cell/>
          <table:table-cell office:value-type="float" office:value="4003.484" calcext:value-type="float">
            <text:p>4003,484</text:p>
          </table:table-cell>
          <table:table-cell office:value-type="float" office:value="782.243179" calcext:value-type="float">
            <text:p>782,243179</text:p>
          </table:table-cell>
          <table:table-cell table:number-columns-repeated="7"/>
        </table:table-row>
        <table:table-row table:style-name="ro1">
          <table:table-cell office:value-type="float" office:value="50.572" calcext:value-type="float">
            <text:p>50,572</text:p>
          </table:table-cell>
          <table:table-cell office:value-type="float" office:value="0.022741" calcext:value-type="float">
            <text:p>0,022741</text:p>
          </table:table-cell>
          <table:table-cell/>
          <table:table-cell office:value-type="float" office:value="55.171" calcext:value-type="float">
            <text:p>55,171</text:p>
          </table:table-cell>
          <table:table-cell office:value-type="float" office:value="1.898236" calcext:value-type="float">
            <text:p>1,898236</text:p>
          </table:table-cell>
          <table:table-cell/>
          <table:table-cell office:value-type="float" office:value="3983.188" calcext:value-type="float">
            <text:p>3983,188</text:p>
          </table:table-cell>
          <table:table-cell office:value-type="float" office:value="781.521708" calcext:value-type="float">
            <text:p>781,521708</text:p>
          </table:table-cell>
          <table:table-cell table:number-columns-repeated="7"/>
        </table:table-row>
        <table:table-row table:style-name="ro1">
          <table:table-cell office:value-type="float" office:value="51.667" calcext:value-type="float">
            <text:p>51,667</text:p>
          </table:table-cell>
          <table:table-cell office:value-type="float" office:value="0.022735" calcext:value-type="float">
            <text:p>0,022735</text:p>
          </table:table-cell>
          <table:table-cell/>
          <table:table-cell office:value-type="float" office:value="52.75" calcext:value-type="float">
            <text:p>52,75</text:p>
          </table:table-cell>
          <table:table-cell office:value-type="float" office:value="1.897024" calcext:value-type="float">
            <text:p>1,897024</text:p>
          </table:table-cell>
          <table:table-cell/>
          <table:table-cell office:value-type="float" office:value="4005.053" calcext:value-type="float">
            <text:p>4005,053</text:p>
          </table:table-cell>
          <table:table-cell office:value-type="float" office:value="781.502105" calcext:value-type="float">
            <text:p>781,502105</text:p>
          </table:table-cell>
          <table:table-cell table:number-columns-repeated="7"/>
        </table:table-row>
        <table:table-row table:style-name="ro1">
          <table:table-cell office:value-type="float" office:value="55.88" calcext:value-type="float">
            <text:p>55,88</text:p>
          </table:table-cell>
          <table:table-cell office:value-type="float" office:value="0.022678" calcext:value-type="float">
            <text:p>0,022678</text:p>
          </table:table-cell>
          <table:table-cell/>
          <table:table-cell office:value-type="float" office:value="58.366" calcext:value-type="float">
            <text:p>58,366</text:p>
          </table:table-cell>
          <table:table-cell office:value-type="float" office:value="1.896507" calcext:value-type="float">
            <text:p>1,896507</text:p>
          </table:table-cell>
          <table:table-cell/>
          <table:table-cell office:value-type="float" office:value="4000.343" calcext:value-type="float">
            <text:p>4000,343</text:p>
          </table:table-cell>
          <table:table-cell office:value-type="float" office:value="781.418098" calcext:value-type="float">
            <text:p>781,418098</text:p>
          </table:table-cell>
          <table:table-cell table:number-columns-repeated="7"/>
        </table:table-row>
        <table:table-row table:style-name="ro1">
          <table:table-cell office:value-type="float" office:value="52.092" calcext:value-type="float">
            <text:p>52,092</text:p>
          </table:table-cell>
          <table:table-cell office:value-type="float" office:value="0.022626" calcext:value-type="float">
            <text:p>0,022626</text:p>
          </table:table-cell>
          <table:table-cell/>
          <table:table-cell office:value-type="float" office:value="67.761" calcext:value-type="float">
            <text:p>67,761</text:p>
          </table:table-cell>
          <table:table-cell office:value-type="float" office:value="1.896247" calcext:value-type="float">
            <text:p>1,896247</text:p>
          </table:table-cell>
          <table:table-cell/>
          <table:table-cell office:value-type="float" office:value="4039.678" calcext:value-type="float">
            <text:p>4039,678</text:p>
          </table:table-cell>
          <table:table-cell office:value-type="float" office:value="781.39771" calcext:value-type="float">
            <text:p>781,39771</text:p>
          </table:table-cell>
          <table:table-cell table:number-columns-repeated="7"/>
        </table:table-row>
        <table:table-row table:style-name="ro1">
          <table:table-cell office:value-type="float" office:value="52.458" calcext:value-type="float">
            <text:p>52,458</text:p>
          </table:table-cell>
          <table:table-cell office:value-type="float" office:value="0.022585" calcext:value-type="float">
            <text:p>0,022585</text:p>
          </table:table-cell>
          <table:table-cell/>
          <table:table-cell office:value-type="float" office:value="57.841" calcext:value-type="float">
            <text:p>57,841</text:p>
          </table:table-cell>
          <table:table-cell office:value-type="float" office:value="1.894557" calcext:value-type="float">
            <text:p>1,894557</text:p>
          </table:table-cell>
          <table:table-cell/>
          <table:table-cell office:value-type="float" office:value="4001.87" calcext:value-type="float">
            <text:p>4001,87</text:p>
          </table:table-cell>
          <table:table-cell office:value-type="float" office:value="781.288402" calcext:value-type="float">
            <text:p>781,288402</text:p>
          </table:table-cell>
          <table:table-cell table:number-columns-repeated="7"/>
        </table:table-row>
        <table:table-row table:style-name="ro1">
          <table:table-cell office:value-type="float" office:value="59.206" calcext:value-type="float">
            <text:p>59,206</text:p>
          </table:table-cell>
          <table:table-cell office:value-type="float" office:value="0.022419" calcext:value-type="float">
            <text:p>0,022419</text:p>
          </table:table-cell>
          <table:table-cell/>
          <table:table-cell office:value-type="float" office:value="123.02" calcext:value-type="float">
            <text:p>123,02</text:p>
          </table:table-cell>
          <table:table-cell office:value-type="float" office:value="1.893888" calcext:value-type="float">
            <text:p>1,893888</text:p>
          </table:table-cell>
          <table:table-cell/>
          <table:table-cell office:value-type="float" office:value="4261.612" calcext:value-type="float">
            <text:p>4261,612</text:p>
          </table:table-cell>
          <table:table-cell office:value-type="float" office:value="781.283439" calcext:value-type="float">
            <text:p>781,283439</text:p>
          </table:table-cell>
          <table:table-cell table:number-columns-repeated="7"/>
        </table:table-row>
        <table:table-row table:style-name="ro1">
          <table:table-cell office:value-type="float" office:value="55.244" calcext:value-type="float">
            <text:p>55,244</text:p>
          </table:table-cell>
          <table:table-cell office:value-type="float" office:value="0.0224" calcext:value-type="float">
            <text:p>0,0224</text:p>
          </table:table-cell>
          <table:table-cell/>
          <table:table-cell office:value-type="float" office:value="73.331" calcext:value-type="float">
            <text:p>73,331</text:p>
          </table:table-cell>
          <table:table-cell office:value-type="float" office:value="1.893131" calcext:value-type="float">
            <text:p>1,893131</text:p>
          </table:table-cell>
          <table:table-cell/>
          <table:table-cell office:value-type="float" office:value="4022.115" calcext:value-type="float">
            <text:p>4022,115</text:p>
          </table:table-cell>
          <table:table-cell office:value-type="float" office:value="781.170596" calcext:value-type="float">
            <text:p>781,170596</text:p>
          </table:table-cell>
          <table:table-cell table:number-columns-repeated="7"/>
        </table:table-row>
        <table:table-row table:style-name="ro1">
          <table:table-cell office:value-type="float" office:value="50.28" calcext:value-type="float">
            <text:p>50,28</text:p>
          </table:table-cell>
          <table:table-cell office:value-type="float" office:value="0.022389" calcext:value-type="float">
            <text:p>0,022389</text:p>
          </table:table-cell>
          <table:table-cell/>
          <table:table-cell office:value-type="float" office:value="59.622" calcext:value-type="float">
            <text:p>59,622</text:p>
          </table:table-cell>
          <table:table-cell office:value-type="float" office:value="1.892599" calcext:value-type="float">
            <text:p>1,892599</text:p>
          </table:table-cell>
          <table:table-cell/>
          <table:table-cell office:value-type="float" office:value="4041.352" calcext:value-type="float">
            <text:p>4041,352</text:p>
          </table:table-cell>
          <table:table-cell office:value-type="float" office:value="780.498492" calcext:value-type="float">
            <text:p>780,498492</text:p>
          </table:table-cell>
          <table:table-cell table:number-columns-repeated="7"/>
        </table:table-row>
        <table:table-row table:style-name="ro1">
          <table:table-cell office:value-type="float" office:value="49.215" calcext:value-type="float">
            <text:p>49,215</text:p>
          </table:table-cell>
          <table:table-cell office:value-type="float" office:value="0.022389" calcext:value-type="float">
            <text:p>0,022389</text:p>
          </table:table-cell>
          <table:table-cell/>
          <table:table-cell office:value-type="float" office:value="61.472" calcext:value-type="float">
            <text:p>61,472</text:p>
          </table:table-cell>
          <table:table-cell office:value-type="float" office:value="1.891837" calcext:value-type="float">
            <text:p>1,891837</text:p>
          </table:table-cell>
          <table:table-cell/>
          <table:table-cell office:value-type="float" office:value="3999.444" calcext:value-type="float">
            <text:p>3999,444</text:p>
          </table:table-cell>
          <table:table-cell office:value-type="float" office:value="780.24168" calcext:value-type="float">
            <text:p>780,24168</text:p>
          </table:table-cell>
          <table:table-cell table:number-columns-repeated="7"/>
        </table:table-row>
        <table:table-row table:style-name="ro1">
          <table:table-cell office:value-type="float" office:value="51.136" calcext:value-type="float">
            <text:p>51,136</text:p>
          </table:table-cell>
          <table:table-cell office:value-type="float" office:value="0.022376" calcext:value-type="float">
            <text:p>0,022376</text:p>
          </table:table-cell>
          <table:table-cell/>
          <table:table-cell office:value-type="float" office:value="53.01" calcext:value-type="float">
            <text:p>53,01</text:p>
          </table:table-cell>
          <table:table-cell office:value-type="float" office:value="1.891088" calcext:value-type="float">
            <text:p>1,891088</text:p>
          </table:table-cell>
          <table:table-cell/>
          <table:table-cell office:value-type="float" office:value="4000.07" calcext:value-type="float">
            <text:p>4000,07</text:p>
          </table:table-cell>
          <table:table-cell office:value-type="float" office:value="779.762769" calcext:value-type="float">
            <text:p>779,762769</text:p>
          </table:table-cell>
          <table:table-cell table:number-columns-repeated="7"/>
        </table:table-row>
        <table:table-row table:style-name="ro1">
          <table:table-cell office:value-type="float" office:value="49.305" calcext:value-type="float">
            <text:p>49,305</text:p>
          </table:table-cell>
          <table:table-cell office:value-type="float" office:value="0.022342" calcext:value-type="float">
            <text:p>0,022342</text:p>
          </table:table-cell>
          <table:table-cell/>
          <table:table-cell office:value-type="float" office:value="68.249" calcext:value-type="float">
            <text:p>68,249</text:p>
          </table:table-cell>
          <table:table-cell office:value-type="float" office:value="1.890202" calcext:value-type="float">
            <text:p>1,890202</text:p>
          </table:table-cell>
          <table:table-cell/>
          <table:table-cell office:value-type="float" office:value="3960.387" calcext:value-type="float">
            <text:p>3960,387</text:p>
          </table:table-cell>
          <table:table-cell office:value-type="float" office:value="779.364201" calcext:value-type="float">
            <text:p>779,364201</text:p>
          </table:table-cell>
          <table:table-cell table:number-columns-repeated="7"/>
        </table:table-row>
        <table:table-row table:style-name="ro1">
          <table:table-cell office:value-type="float" office:value="55.364" calcext:value-type="float">
            <text:p>55,364</text:p>
          </table:table-cell>
          <table:table-cell office:value-type="float" office:value="0.022319" calcext:value-type="float">
            <text:p>0,022319</text:p>
          </table:table-cell>
          <table:table-cell/>
          <table:table-cell office:value-type="float" office:value="57.472" calcext:value-type="float">
            <text:p>57,472</text:p>
          </table:table-cell>
          <table:table-cell office:value-type="float" office:value="1.889955" calcext:value-type="float">
            <text:p>1,889955</text:p>
          </table:table-cell>
          <table:table-cell/>
          <table:table-cell office:value-type="float" office:value="4036.866" calcext:value-type="float">
            <text:p>4036,866</text:p>
          </table:table-cell>
          <table:table-cell office:value-type="float" office:value="779.256689" calcext:value-type="float">
            <text:p>779,256689</text:p>
          </table:table-cell>
          <table:table-cell table:number-columns-repeated="7"/>
        </table:table-row>
        <table:table-row table:style-name="ro1">
          <table:table-cell office:value-type="float" office:value="55.152" calcext:value-type="float">
            <text:p>55,152</text:p>
          </table:table-cell>
          <table:table-cell office:value-type="float" office:value="0.022182" calcext:value-type="float">
            <text:p>0,022182</text:p>
          </table:table-cell>
          <table:table-cell/>
          <table:table-cell office:value-type="float" office:value="54.045" calcext:value-type="float">
            <text:p>54,045</text:p>
          </table:table-cell>
          <table:table-cell office:value-type="float" office:value="1.889278" calcext:value-type="float">
            <text:p>1,889278</text:p>
          </table:table-cell>
          <table:table-cell/>
          <table:table-cell office:value-type="float" office:value="3980.082" calcext:value-type="float">
            <text:p>3980,082</text:p>
          </table:table-cell>
          <table:table-cell office:value-type="float" office:value="779.146356" calcext:value-type="float">
            <text:p>779,146356</text:p>
          </table:table-cell>
          <table:table-cell table:number-columns-repeated="7"/>
        </table:table-row>
        <table:table-row table:style-name="ro1">
          <table:table-cell office:value-type="float" office:value="53.16" calcext:value-type="float">
            <text:p>53,16</text:p>
          </table:table-cell>
          <table:table-cell office:value-type="float" office:value="0.022008" calcext:value-type="float">
            <text:p>0,022008</text:p>
          </table:table-cell>
          <table:table-cell/>
          <table:table-cell office:value-type="float" office:value="73.094" calcext:value-type="float">
            <text:p>73,094</text:p>
          </table:table-cell>
          <table:table-cell office:value-type="float" office:value="1.870986" calcext:value-type="float">
            <text:p>1,870986</text:p>
          </table:table-cell>
          <table:table-cell/>
          <table:table-cell office:value-type="float" office:value="3982.08" calcext:value-type="float">
            <text:p>3982,08</text:p>
          </table:table-cell>
          <table:table-cell office:value-type="float" office:value="779.129872" calcext:value-type="float">
            <text:p>779,129872</text:p>
          </table:table-cell>
          <table:table-cell table:number-columns-repeated="7"/>
        </table:table-row>
        <table:table-row table:style-name="ro1">
          <table:table-cell office:value-type="float" office:value="56.287" calcext:value-type="float">
            <text:p>56,287</text:p>
          </table:table-cell>
          <table:table-cell office:value-type="float" office:value="0.021943" calcext:value-type="float">
            <text:p>0,021943</text:p>
          </table:table-cell>
          <table:table-cell/>
          <table:table-cell office:value-type="float" office:value="55.699" calcext:value-type="float">
            <text:p>55,699</text:p>
          </table:table-cell>
          <table:table-cell office:value-type="float" office:value="1.869333" calcext:value-type="float">
            <text:p>1,869333</text:p>
          </table:table-cell>
          <table:table-cell/>
          <table:table-cell office:value-type="float" office:value="3963.215" calcext:value-type="float">
            <text:p>3963,215</text:p>
          </table:table-cell>
          <table:table-cell office:value-type="float" office:value="777.866427" calcext:value-type="float">
            <text:p>777,866427</text:p>
          </table:table-cell>
          <table:table-cell table:number-columns-repeated="7"/>
        </table:table-row>
        <table:table-row table:style-name="ro1">
          <table:table-cell office:value-type="float" office:value="53.078" calcext:value-type="float">
            <text:p>53,078</text:p>
          </table:table-cell>
          <table:table-cell office:value-type="float" office:value="0.021908" calcext:value-type="float">
            <text:p>0,021908</text:p>
          </table:table-cell>
          <table:table-cell/>
          <table:table-cell office:value-type="float" office:value="59.871" calcext:value-type="float">
            <text:p>59,871</text:p>
          </table:table-cell>
          <table:table-cell office:value-type="float" office:value="1.869232" calcext:value-type="float">
            <text:p>1,869232</text:p>
          </table:table-cell>
          <table:table-cell/>
          <table:table-cell office:value-type="float" office:value="4000.166" calcext:value-type="float">
            <text:p>4000,166</text:p>
          </table:table-cell>
          <table:table-cell office:value-type="float" office:value="761.641099" calcext:value-type="float">
            <text:p>761,641099</text:p>
          </table:table-cell>
          <table:table-cell table:number-columns-repeated="7"/>
        </table:table-row>
        <table:table-row table:style-name="ro1">
          <table:table-cell office:value-type="float" office:value="55.117" calcext:value-type="float">
            <text:p>55,117</text:p>
          </table:table-cell>
          <table:table-cell office:value-type="float" office:value="0.021823" calcext:value-type="float">
            <text:p>0,021823</text:p>
          </table:table-cell>
          <table:table-cell/>
          <table:table-cell office:value-type="float" office:value="59.849" calcext:value-type="float">
            <text:p>59,849</text:p>
          </table:table-cell>
          <table:table-cell office:value-type="float" office:value="1.866062" calcext:value-type="float">
            <text:p>1,866062</text:p>
          </table:table-cell>
          <table:table-cell/>
          <table:table-cell office:value-type="float" office:value="4279.136" calcext:value-type="float">
            <text:p>4279,136</text:p>
          </table:table-cell>
          <table:table-cell office:value-type="float" office:value="742.745916" calcext:value-type="float">
            <text:p>742,745916</text:p>
          </table:table-cell>
          <table:table-cell table:number-columns-repeated="7"/>
        </table:table-row>
        <table:table-row table:style-name="ro1">
          <table:table-cell office:value-type="float" office:value="51.76" calcext:value-type="float">
            <text:p>51,76</text:p>
          </table:table-cell>
          <table:table-cell office:value-type="float" office:value="0.021725" calcext:value-type="float">
            <text:p>0,021725</text:p>
          </table:table-cell>
          <table:table-cell/>
          <table:table-cell office:value-type="float" office:value="60.106" calcext:value-type="float">
            <text:p>60,106</text:p>
          </table:table-cell>
          <table:table-cell office:value-type="float" office:value="1.86132" calcext:value-type="float">
            <text:p>1,86132</text:p>
          </table:table-cell>
          <table:table-cell/>
          <table:table-cell office:value-type="float" office:value="4199.562" calcext:value-type="float">
            <text:p>4199,562</text:p>
          </table:table-cell>
          <table:table-cell table:number-columns-repeated="8"/>
        </table:table-row>
        <table:table-row table:style-name="ro1">
          <table:table-cell office:value-type="float" office:value="50.552" calcext:value-type="float">
            <text:p>50,552</text:p>
          </table:table-cell>
          <table:table-cell office:value-type="float" office:value="0.021321" calcext:value-type="float">
            <text:p>0,021321</text:p>
          </table:table-cell>
          <table:table-cell/>
          <table:table-cell office:value-type="float" office:value="64.636" calcext:value-type="float">
            <text:p>64,636</text:p>
          </table:table-cell>
          <table:table-cell office:value-type="float" office:value="1.856795" calcext:value-type="float">
            <text:p>1,856795</text:p>
          </table:table-cell>
          <table:table-cell/>
          <table:table-cell office:value-type="float" office:value="4239.404" calcext:value-type="float">
            <text:p>4239,404</text:p>
          </table:table-cell>
          <table:table-cell table:number-columns-repeated="8"/>
        </table:table-row>
        <table:table-row table:style-name="ro1">
          <table:table-cell office:value-type="float" office:value="49.205" calcext:value-type="float">
            <text:p>49,205</text:p>
          </table:table-cell>
          <table:table-cell office:value-type="float" office:value="0.020817" calcext:value-type="float">
            <text:p>0,020817</text:p>
          </table:table-cell>
          <table:table-cell/>
          <table:table-cell office:value-type="float" office:value="60.188" calcext:value-type="float">
            <text:p>60,188</text:p>
          </table:table-cell>
          <table:table-cell office:value-type="float" office:value="1.846042" calcext:value-type="float">
            <text:p>1,846042</text:p>
          </table:table-cell>
          <table:table-cell/>
          <table:table-cell office:value-type="float" office:value="4197.39" calcext:value-type="float">
            <text:p>4197,39</text:p>
          </table:table-cell>
          <table:table-cell table:number-columns-repeated="8"/>
        </table:table-row>
        <table:table-row table:style-name="ro1">
          <table:table-cell office:value-type="float" office:value="56.917" calcext:value-type="float">
            <text:p>56,917</text:p>
          </table:table-cell>
          <table:table-cell office:value-type="float" office:value="0.020449" calcext:value-type="float">
            <text:p>0,020449</text:p>
          </table:table-cell>
          <table:table-cell/>
          <table:table-cell office:value-type="float" office:value="51.607" calcext:value-type="float">
            <text:p>51,607</text:p>
          </table:table-cell>
          <table:table-cell office:value-type="float" office:value="1.83489" calcext:value-type="float">
            <text:p>1,83489</text:p>
          </table:table-cell>
          <table:table-cell/>
          <table:table-cell office:value-type="float" office:value="4260.128" calcext:value-type="float">
            <text:p>4260,128</text:p>
          </table:table-cell>
          <table:table-cell table:number-columns-repeated="8"/>
        </table:table-row>
        <table:table-row table:style-name="ro1">
          <table:table-cell office:value-type="float" office:value="55.677" calcext:value-type="float">
            <text:p>55,677</text:p>
          </table:table-cell>
          <table:table-cell office:value-type="float" office:value="0.02021" calcext:value-type="float">
            <text:p>0,02021</text:p>
          </table:table-cell>
          <table:table-cell/>
          <table:table-cell office:value-type="float" office:value="60.465" calcext:value-type="float">
            <text:p>60,465</text:p>
          </table:table-cell>
          <table:table-cell office:value-type="float" office:value="1.820882" calcext:value-type="float">
            <text:p>1,820882</text:p>
          </table:table-cell>
          <table:table-cell/>
          <table:table-cell office:value-type="float" office:value="4182.195" calcext:value-type="float">
            <text:p>4182,195</text:p>
          </table:table-cell>
          <table:table-cell table:number-columns-repeated="8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80.481" calcext:value-type="float">
            <text:p>80,481</text:p>
          </table:table-cell>
          <table:table-cell table:number-columns-repeated="2"/>
          <table:table-cell office:value-type="float" office:value="73.169" calcext:value-type="float">
            <text:p>73,169</text:p>
          </table:table-cell>
          <table:table-cell table:number-columns-repeated="2"/>
          <table:table-cell office:value-type="float" office:value="2255.052" calcext:value-type="float">
            <text:p>2255,052</text:p>
          </table:table-cell>
          <table:table-cell office:value-type="float" office:value="861.693365" calcext:value-type="float">
            <text:p>861,693365</text:p>
          </table:table-cell>
          <table:table-cell table:number-columns-repeated="5"/>
          <table:table-cell table:formula="of:=[.N7]-[.$L7]" office:value-type="float" office:value="-0.00323691752577319" calcext:value-type="float">
            <text:p>-0,0032369175</text:p>
          </table:table-cell>
          <table:table-cell table:formula="of:=[.O7]-[.$L7]" office:value-type="float" office:value="0.0176710824742268" calcext:value-type="float">
            <text:p>0,0176710825</text:p>
          </table:table-cell>
        </table:table-row>
        <table:table-row table:style-name="ro1">
          <table:table-cell office:value-type="float" office:value="54.344" calcext:value-type="float">
            <text:p>54,344</text:p>
          </table:table-cell>
          <table:table-cell table:number-columns-repeated="2"/>
          <table:table-cell office:value-type="float" office:value="61.778" calcext:value-type="float">
            <text:p>61,778</text:p>
          </table:table-cell>
          <table:table-cell table:number-columns-repeated="2"/>
          <table:table-cell office:value-type="float" office:value="2653.072" calcext:value-type="float">
            <text:p>2653,072</text:p>
          </table:table-cell>
          <table:table-cell office:value-type="float" office:value="840.735654" calcext:value-type="float">
            <text:p>840,735654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544.365" calcext:value-type="float">
            <text:p>1544,365</text:p>
          </table:table-cell>
          <table:table-cell table:number-columns-repeated="2"/>
          <table:table-cell office:value-type="float" office:value="81.606" calcext:value-type="float">
            <text:p>81,606</text:p>
          </table:table-cell>
          <table:table-cell table:number-columns-repeated="2"/>
          <table:table-cell office:value-type="float" office:value="2056.646" calcext:value-type="float">
            <text:p>2056,646</text:p>
          </table:table-cell>
          <table:table-cell office:value-type="float" office:value="860.756841" calcext:value-type="float">
            <text:p>860,75684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.$B$5:.$B$104])" office:value-type="float" office:value="0.0234369175257732" calcext:value-type="float">
            <text:p>0,0234369175</text:p>
          </table:table-cell>
          <table:table-cell table:formula="of:=STDEV([.$B$5:.$B$104])" office:value-type="float" office:value="0.00221472028740888" calcext:value-type="float">
            <text:p>0,0022147203</text:p>
          </table:table-cell>
          <table:table-cell table:formula="of:=MIN([.$B$5:.$B$104])" office:value-type="float" office:value="0.0202" calcext:value-type="float">
            <text:p>0,0202</text:p>
          </table:table-cell>
          <table:table-cell table:formula="of:=MAX([.$B$5:.$B$104])" office:value-type="float" office:value="0.041108" calcext:value-type="float">
            <text:p>0,041108</text:p>
          </table:table-cell>
        </table:table-row>
        <table:table-row table:style-name="ro1">
          <table:table-cell office:value-type="float" office:value="52.313" calcext:value-type="float">
            <text:p>52,313</text:p>
          </table:table-cell>
          <table:table-cell office:value-type="float" office:value="0.041108" calcext:value-type="float">
            <text:p>0,041108</text:p>
          </table:table-cell>
          <table:table-cell/>
          <table:table-cell office:value-type="float" office:value="52.755" calcext:value-type="float">
            <text:p>52,755</text:p>
          </table:table-cell>
          <table:table-cell office:value-type="float" office:value="1.944682" calcext:value-type="float">
            <text:p>1,944682</text:p>
          </table:table-cell>
          <table:table-cell/>
          <table:table-cell office:value-type="float" office:value="2017.598" calcext:value-type="float">
            <text:p>2017,598</text:p>
          </table:table-cell>
          <table:table-cell office:value-type="float" office:value="877.93049" calcext:value-type="float">
            <text:p>877,9304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$E$5:.$E$104])" office:value-type="float" office:value="1.86801351546392" calcext:value-type="float">
            <text:p>1,8680135155</text:p>
          </table:table-cell>
          <table:table-cell table:formula="of:=STDEV([.$E$5:.$E$104])" office:value-type="float" office:value="0.0511892594610337" calcext:value-type="float">
            <text:p>0,0511892595</text:p>
          </table:table-cell>
          <table:table-cell table:formula="of:=MIN([.$E$5:.$E$104])" office:value-type="float" office:value="1.737433" calcext:value-type="float">
            <text:p>1,737433</text:p>
          </table:table-cell>
          <table:table-cell table:formula="of:=MAX([.$E$5:.$E$104])" office:value-type="float" office:value="1.944682" calcext:value-type="float">
            <text:p>1,944682</text:p>
          </table:table-cell>
        </table:table-row>
        <table:table-row table:style-name="ro1">
          <table:table-cell office:value-type="float" office:value="52.955" calcext:value-type="float">
            <text:p>52,955</text:p>
          </table:table-cell>
          <table:table-cell office:value-type="float" office:value="0.026876" calcext:value-type="float">
            <text:p>0,026876</text:p>
          </table:table-cell>
          <table:table-cell/>
          <table:table-cell office:value-type="float" office:value="53.623" calcext:value-type="float">
            <text:p>53,623</text:p>
          </table:table-cell>
          <table:table-cell office:value-type="float" office:value="1.938027" calcext:value-type="float">
            <text:p>1,938027</text:p>
          </table:table-cell>
          <table:table-cell/>
          <table:table-cell office:value-type="float" office:value="2029.106" calcext:value-type="float">
            <text:p>2029,106</text:p>
          </table:table-cell>
          <table:table-cell office:value-type="float" office:value="880.29528" calcext:value-type="float">
            <text:p>880,2952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.$H$5:.$H$104])" office:value-type="float" office:value="886.019059039216" calcext:value-type="float">
            <text:p>886,0190590392</text:p>
          </table:table-cell>
          <table:table-cell table:formula="of:=STDEV([.$H$5:.$H$104])" office:value-type="float" office:value="33.0073181174454" calcext:value-type="float">
            <text:p>33,0073181174</text:p>
          </table:table-cell>
          <table:table-cell table:formula="of:=MIN([.$H$5:.$H$104])" office:value-type="float" office:value="823.22173" calcext:value-type="float">
            <text:p>823,22173</text:p>
          </table:table-cell>
          <table:table-cell table:formula="of:=MAX([.$H$5:.$H$104])" office:value-type="float" office:value="981.856597" calcext:value-type="float">
            <text:p>981,856597</text:p>
          </table:table-cell>
        </table:table-row>
        <table:table-row table:style-name="ro1">
          <table:table-cell office:value-type="float" office:value="54.802" calcext:value-type="float">
            <text:p>54,802</text:p>
          </table:table-cell>
          <table:table-cell office:value-type="float" office:value="0.026517" calcext:value-type="float">
            <text:p>0,026517</text:p>
          </table:table-cell>
          <table:table-cell/>
          <table:table-cell office:value-type="float" office:value="56.51" calcext:value-type="float">
            <text:p>56,51</text:p>
          </table:table-cell>
          <table:table-cell office:value-type="float" office:value="1.93759" calcext:value-type="float">
            <text:p>1,93759</text:p>
          </table:table-cell>
          <table:table-cell/>
          <table:table-cell office:value-type="float" office:value="2087.763" calcext:value-type="float">
            <text:p>2087,763</text:p>
          </table:table-cell>
          <table:table-cell office:value-type="float" office:value="902.073912" calcext:value-type="float">
            <text:p>902,073912</text:p>
          </table:table-cell>
          <table:table-cell table:number-columns-repeated="7"/>
        </table:table-row>
        <table:table-row table:style-name="ro1">
          <table:table-cell office:value-type="float" office:value="52.353" calcext:value-type="float">
            <text:p>52,353</text:p>
          </table:table-cell>
          <table:table-cell office:value-type="float" office:value="0.026334" calcext:value-type="float">
            <text:p>0,026334</text:p>
          </table:table-cell>
          <table:table-cell/>
          <table:table-cell office:value-type="float" office:value="58.615" calcext:value-type="float">
            <text:p>58,615</text:p>
          </table:table-cell>
          <table:table-cell office:value-type="float" office:value="1.934487" calcext:value-type="float">
            <text:p>1,934487</text:p>
          </table:table-cell>
          <table:table-cell/>
          <table:table-cell office:value-type="float" office:value="2036.973" calcext:value-type="float">
            <text:p>2036,973</text:p>
          </table:table-cell>
          <table:table-cell office:value-type="float" office:value="900.079452" calcext:value-type="float">
            <text:p>900,079452</text:p>
          </table:table-cell>
          <table:table-cell table:number-columns-repeated="7"/>
        </table:table-row>
        <table:table-row table:style-name="ro1">
          <table:table-cell office:value-type="float" office:value="53.126" calcext:value-type="float">
            <text:p>53,126</text:p>
          </table:table-cell>
          <table:table-cell office:value-type="float" office:value="0.026289" calcext:value-type="float">
            <text:p>0,026289</text:p>
          </table:table-cell>
          <table:table-cell/>
          <table:table-cell office:value-type="float" office:value="55.407" calcext:value-type="float">
            <text:p>55,407</text:p>
          </table:table-cell>
          <table:table-cell office:value-type="float" office:value="1.933936" calcext:value-type="float">
            <text:p>1,933936</text:p>
          </table:table-cell>
          <table:table-cell/>
          <table:table-cell office:value-type="float" office:value="1977.143" calcext:value-type="float">
            <text:p>1977,143</text:p>
          </table:table-cell>
          <table:table-cell office:value-type="float" office:value="841.462732" calcext:value-type="float">
            <text:p>841,462732</text:p>
          </table:table-cell>
          <table:table-cell table:number-columns-repeated="7"/>
        </table:table-row>
        <table:table-row table:style-name="ro1">
          <table:table-cell office:value-type="float" office:value="59.278" calcext:value-type="float">
            <text:p>59,278</text:p>
          </table:table-cell>
          <table:table-cell office:value-type="float" office:value="0.025899" calcext:value-type="float">
            <text:p>0,025899</text:p>
          </table:table-cell>
          <table:table-cell/>
          <table:table-cell office:value-type="float" office:value="183.798" calcext:value-type="float">
            <text:p>183,798</text:p>
          </table:table-cell>
          <table:table-cell office:value-type="float" office:value="1.932926" calcext:value-type="float">
            <text:p>1,932926</text:p>
          </table:table-cell>
          <table:table-cell/>
          <table:table-cell office:value-type="float" office:value="1992.122" calcext:value-type="float">
            <text:p>1992,122</text:p>
          </table:table-cell>
          <table:table-cell office:value-type="float" office:value="862.328622" calcext:value-type="float">
            <text:p>862,328622</text:p>
          </table:table-cell>
          <table:table-cell table:number-columns-repeated="7"/>
        </table:table-row>
        <table:table-row table:style-name="ro1">
          <table:table-cell office:value-type="float" office:value="52.722" calcext:value-type="float">
            <text:p>52,722</text:p>
          </table:table-cell>
          <table:table-cell office:value-type="float" office:value="0.025788" calcext:value-type="float">
            <text:p>0,025788</text:p>
          </table:table-cell>
          <table:table-cell/>
          <table:table-cell office:value-type="float" office:value="66.858" calcext:value-type="float">
            <text:p>66,858</text:p>
          </table:table-cell>
          <table:table-cell office:value-type="float" office:value="1.932595" calcext:value-type="float">
            <text:p>1,932595</text:p>
          </table:table-cell>
          <table:table-cell/>
          <table:table-cell office:value-type="float" office:value="1999.616" calcext:value-type="float">
            <text:p>1999,616</text:p>
          </table:table-cell>
          <table:table-cell office:value-type="float" office:value="862.551494" calcext:value-type="float">
            <text:p>862,551494</text:p>
          </table:table-cell>
          <table:table-cell table:number-columns-repeated="7"/>
        </table:table-row>
        <table:table-row table:style-name="ro1">
          <table:table-cell office:value-type="float" office:value="55.175" calcext:value-type="float">
            <text:p>55,175</text:p>
          </table:table-cell>
          <table:table-cell office:value-type="float" office:value="0.025155" calcext:value-type="float">
            <text:p>0,025155</text:p>
          </table:table-cell>
          <table:table-cell/>
          <table:table-cell office:value-type="float" office:value="64.76" calcext:value-type="float">
            <text:p>64,76</text:p>
          </table:table-cell>
          <table:table-cell office:value-type="float" office:value="1.931934" calcext:value-type="float">
            <text:p>1,931934</text:p>
          </table:table-cell>
          <table:table-cell/>
          <table:table-cell office:value-type="float" office:value="1977.247" calcext:value-type="float">
            <text:p>1977,247</text:p>
          </table:table-cell>
          <table:table-cell office:value-type="float" office:value="878.212938" calcext:value-type="float">
            <text:p>878,212938</text:p>
          </table:table-cell>
          <table:table-cell table:number-columns-repeated="7"/>
        </table:table-row>
        <table:table-row table:style-name="ro1">
          <table:table-cell office:value-type="float" office:value="58.581" calcext:value-type="float">
            <text:p>58,581</text:p>
          </table:table-cell>
          <table:table-cell office:value-type="float" office:value="0.025092" calcext:value-type="float">
            <text:p>0,025092</text:p>
          </table:table-cell>
          <table:table-cell/>
          <table:table-cell office:value-type="float" office:value="55.418" calcext:value-type="float">
            <text:p>55,418</text:p>
          </table:table-cell>
          <table:table-cell office:value-type="float" office:value="1.928683" calcext:value-type="float">
            <text:p>1,928683</text:p>
          </table:table-cell>
          <table:table-cell/>
          <table:table-cell office:value-type="float" office:value="1942.861" calcext:value-type="float">
            <text:p>1942,861</text:p>
          </table:table-cell>
          <table:table-cell office:value-type="float" office:value="823.22173" calcext:value-type="float">
            <text:p>823,22173</text:p>
          </table:table-cell>
          <table:table-cell table:number-columns-repeated="7"/>
        </table:table-row>
        <table:table-row table:style-name="ro1">
          <table:table-cell office:value-type="float" office:value="57.721" calcext:value-type="float">
            <text:p>57,721</text:p>
          </table:table-cell>
          <table:table-cell office:value-type="float" office:value="0.02481" calcext:value-type="float">
            <text:p>0,02481</text:p>
          </table:table-cell>
          <table:table-cell/>
          <table:table-cell office:value-type="float" office:value="78.797" calcext:value-type="float">
            <text:p>78,797</text:p>
          </table:table-cell>
          <table:table-cell office:value-type="float" office:value="1.927808" calcext:value-type="float">
            <text:p>1,927808</text:p>
          </table:table-cell>
          <table:table-cell/>
          <table:table-cell office:value-type="float" office:value="1976.426" calcext:value-type="float">
            <text:p>1976,426</text:p>
          </table:table-cell>
          <table:table-cell office:value-type="float" office:value="878.23507" calcext:value-type="float">
            <text:p>878,23507</text:p>
          </table:table-cell>
          <table:table-cell table:number-columns-repeated="7"/>
        </table:table-row>
        <table:table-row table:style-name="ro1">
          <table:table-cell office:value-type="float" office:value="49.452" calcext:value-type="float">
            <text:p>49,452</text:p>
          </table:table-cell>
          <table:table-cell office:value-type="float" office:value="0.02469" calcext:value-type="float">
            <text:p>0,02469</text:p>
          </table:table-cell>
          <table:table-cell/>
          <table:table-cell office:value-type="float" office:value="58.715" calcext:value-type="float">
            <text:p>58,715</text:p>
          </table:table-cell>
          <table:table-cell office:value-type="float" office:value="1.925968" calcext:value-type="float">
            <text:p>1,925968</text:p>
          </table:table-cell>
          <table:table-cell/>
          <table:table-cell office:value-type="float" office:value="2003.841" calcext:value-type="float">
            <text:p>2003,841</text:p>
          </table:table-cell>
          <table:table-cell office:value-type="float" office:value="897.536852" calcext:value-type="float">
            <text:p>897,536852</text:p>
          </table:table-cell>
          <table:table-cell table:number-columns-repeated="7"/>
        </table:table-row>
        <table:table-row table:style-name="ro1">
          <table:table-cell office:value-type="float" office:value="52.948" calcext:value-type="float">
            <text:p>52,948</text:p>
          </table:table-cell>
          <table:table-cell office:value-type="float" office:value="0.024669" calcext:value-type="float">
            <text:p>0,024669</text:p>
          </table:table-cell>
          <table:table-cell/>
          <table:table-cell office:value-type="float" office:value="68.97" calcext:value-type="float">
            <text:p>68,97</text:p>
          </table:table-cell>
          <table:table-cell office:value-type="float" office:value="1.925918" calcext:value-type="float">
            <text:p>1,925918</text:p>
          </table:table-cell>
          <table:table-cell/>
          <table:table-cell office:value-type="float" office:value="2040.943" calcext:value-type="float">
            <text:p>2040,943</text:p>
          </table:table-cell>
          <table:table-cell office:value-type="float" office:value="920.734304" calcext:value-type="float">
            <text:p>920,734304</text:p>
          </table:table-cell>
          <table:table-cell table:number-columns-repeated="7"/>
        </table:table-row>
        <table:table-row table:style-name="ro1">
          <table:table-cell office:value-type="float" office:value="47.104" calcext:value-type="float">
            <text:p>47,104</text:p>
          </table:table-cell>
          <table:table-cell office:value-type="float" office:value="0.024608" calcext:value-type="float">
            <text:p>0,024608</text:p>
          </table:table-cell>
          <table:table-cell/>
          <table:table-cell office:value-type="float" office:value="62.47" calcext:value-type="float">
            <text:p>62,47</text:p>
          </table:table-cell>
          <table:table-cell office:value-type="float" office:value="1.925642" calcext:value-type="float">
            <text:p>1,925642</text:p>
          </table:table-cell>
          <table:table-cell/>
          <table:table-cell office:value-type="float" office:value="1995.445" calcext:value-type="float">
            <text:p>1995,445</text:p>
          </table:table-cell>
          <table:table-cell office:value-type="float" office:value="897.728596" calcext:value-type="float">
            <text:p>897,728596</text:p>
          </table:table-cell>
          <table:table-cell table:number-columns-repeated="7"/>
        </table:table-row>
        <table:table-row table:style-name="ro1">
          <table:table-cell office:value-type="float" office:value="49.802" calcext:value-type="float">
            <text:p>49,802</text:p>
          </table:table-cell>
          <table:table-cell office:value-type="float" office:value="0.024579" calcext:value-type="float">
            <text:p>0,024579</text:p>
          </table:table-cell>
          <table:table-cell/>
          <table:table-cell office:value-type="float" office:value="68.676" calcext:value-type="float">
            <text:p>68,676</text:p>
          </table:table-cell>
          <table:table-cell office:value-type="float" office:value="1.924094" calcext:value-type="float">
            <text:p>1,924094</text:p>
          </table:table-cell>
          <table:table-cell/>
          <table:table-cell office:value-type="float" office:value="2039.188" calcext:value-type="float">
            <text:p>2039,188</text:p>
          </table:table-cell>
          <table:table-cell office:value-type="float" office:value="922.021339" calcext:value-type="float">
            <text:p>922,021339</text:p>
          </table:table-cell>
          <table:table-cell table:number-columns-repeated="7"/>
        </table:table-row>
        <table:table-row table:style-name="ro1">
          <table:table-cell office:value-type="float" office:value="52.2" calcext:value-type="float">
            <text:p>52,2</text:p>
          </table:table-cell>
          <table:table-cell office:value-type="float" office:value="0.024488" calcext:value-type="float">
            <text:p>0,024488</text:p>
          </table:table-cell>
          <table:table-cell/>
          <table:table-cell office:value-type="float" office:value="52.501" calcext:value-type="float">
            <text:p>52,501</text:p>
          </table:table-cell>
          <table:table-cell office:value-type="float" office:value="1.923703" calcext:value-type="float">
            <text:p>1,923703</text:p>
          </table:table-cell>
          <table:table-cell/>
          <table:table-cell office:value-type="float" office:value="2119.616" calcext:value-type="float">
            <text:p>2119,616</text:p>
          </table:table-cell>
          <table:table-cell office:value-type="float" office:value="981.856597" calcext:value-type="float">
            <text:p>981,856597</text:p>
          </table:table-cell>
          <table:table-cell table:number-columns-repeated="7"/>
        </table:table-row>
        <table:table-row table:style-name="ro1">
          <table:table-cell office:value-type="float" office:value="51.553" calcext:value-type="float">
            <text:p>51,553</text:p>
          </table:table-cell>
          <table:table-cell office:value-type="float" office:value="0.024349" calcext:value-type="float">
            <text:p>0,024349</text:p>
          </table:table-cell>
          <table:table-cell/>
          <table:table-cell office:value-type="float" office:value="57.012" calcext:value-type="float">
            <text:p>57,012</text:p>
          </table:table-cell>
          <table:table-cell office:value-type="float" office:value="1.920564" calcext:value-type="float">
            <text:p>1,920564</text:p>
          </table:table-cell>
          <table:table-cell/>
          <table:table-cell office:value-type="float" office:value="2042.753" calcext:value-type="float">
            <text:p>2042,753</text:p>
          </table:table-cell>
          <table:table-cell office:value-type="float" office:value="920.072732" calcext:value-type="float">
            <text:p>920,072732</text:p>
          </table:table-cell>
          <table:table-cell table:number-columns-repeated="7"/>
        </table:table-row>
        <table:table-row table:style-name="ro1">
          <table:table-cell office:value-type="float" office:value="47.123" calcext:value-type="float">
            <text:p>47,123</text:p>
          </table:table-cell>
          <table:table-cell office:value-type="float" office:value="0.024322" calcext:value-type="float">
            <text:p>0,024322</text:p>
          </table:table-cell>
          <table:table-cell/>
          <table:table-cell office:value-type="float" office:value="58.854" calcext:value-type="float">
            <text:p>58,854</text:p>
          </table:table-cell>
          <table:table-cell office:value-type="float" office:value="1.920489" calcext:value-type="float">
            <text:p>1,920489</text:p>
          </table:table-cell>
          <table:table-cell/>
          <table:table-cell office:value-type="float" office:value="1977.33" calcext:value-type="float">
            <text:p>1977,33</text:p>
          </table:table-cell>
          <table:table-cell office:value-type="float" office:value="878.38205" calcext:value-type="float">
            <text:p>878,38205</text:p>
          </table:table-cell>
          <table:table-cell table:number-columns-repeated="7"/>
        </table:table-row>
        <table:table-row table:style-name="ro1">
          <table:table-cell office:value-type="float" office:value="55.095" calcext:value-type="float">
            <text:p>55,095</text:p>
          </table:table-cell>
          <table:table-cell office:value-type="float" office:value="0.024204" calcext:value-type="float">
            <text:p>0,024204</text:p>
          </table:table-cell>
          <table:table-cell/>
          <table:table-cell office:value-type="float" office:value="53.298" calcext:value-type="float">
            <text:p>53,298</text:p>
          </table:table-cell>
          <table:table-cell office:value-type="float" office:value="1.919975" calcext:value-type="float">
            <text:p>1,919975</text:p>
          </table:table-cell>
          <table:table-cell/>
          <table:table-cell office:value-type="float" office:value="2019.716" calcext:value-type="float">
            <text:p>2019,716</text:p>
          </table:table-cell>
          <table:table-cell office:value-type="float" office:value="899.629936" calcext:value-type="float">
            <text:p>899,629936</text:p>
          </table:table-cell>
          <table:table-cell table:number-columns-repeated="7"/>
        </table:table-row>
        <table:table-row table:style-name="ro1">
          <table:table-cell office:value-type="float" office:value="73.487" calcext:value-type="float">
            <text:p>73,487</text:p>
          </table:table-cell>
          <table:table-cell office:value-type="float" office:value="0.024197" calcext:value-type="float">
            <text:p>0,024197</text:p>
          </table:table-cell>
          <table:table-cell/>
          <table:table-cell office:value-type="float" office:value="63.232" calcext:value-type="float">
            <text:p>63,232</text:p>
          </table:table-cell>
          <table:table-cell office:value-type="float" office:value="1.919392" calcext:value-type="float">
            <text:p>1,919392</text:p>
          </table:table-cell>
          <table:table-cell/>
          <table:table-cell office:value-type="float" office:value="1960.825" calcext:value-type="float">
            <text:p>1960,825</text:p>
          </table:table-cell>
          <table:table-cell office:value-type="float" office:value="838.401327" calcext:value-type="float">
            <text:p>838,401327</text:p>
          </table:table-cell>
          <table:table-cell table:number-columns-repeated="7"/>
        </table:table-row>
        <table:table-row table:style-name="ro1">
          <table:table-cell office:value-type="float" office:value="57.459" calcext:value-type="float">
            <text:p>57,459</text:p>
          </table:table-cell>
          <table:table-cell office:value-type="float" office:value="0.02416" calcext:value-type="float">
            <text:p>0,02416</text:p>
          </table:table-cell>
          <table:table-cell/>
          <table:table-cell office:value-type="float" office:value="64.659" calcext:value-type="float">
            <text:p>64,659</text:p>
          </table:table-cell>
          <table:table-cell office:value-type="float" office:value="1.918649" calcext:value-type="float">
            <text:p>1,918649</text:p>
          </table:table-cell>
          <table:table-cell/>
          <table:table-cell office:value-type="float" office:value="2020.124" calcext:value-type="float">
            <text:p>2020,124</text:p>
          </table:table-cell>
          <table:table-cell office:value-type="float" office:value="880.001105" calcext:value-type="float">
            <text:p>880,001105</text:p>
          </table:table-cell>
          <table:table-cell table:number-columns-repeated="7"/>
        </table:table-row>
        <table:table-row table:style-name="ro1">
          <table:table-cell office:value-type="float" office:value="49.865" calcext:value-type="float">
            <text:p>49,865</text:p>
          </table:table-cell>
          <table:table-cell office:value-type="float" office:value="0.024086" calcext:value-type="float">
            <text:p>0,024086</text:p>
          </table:table-cell>
          <table:table-cell/>
          <table:table-cell office:value-type="float" office:value="58.083" calcext:value-type="float">
            <text:p>58,083</text:p>
          </table:table-cell>
          <table:table-cell office:value-type="float" office:value="1.91083" calcext:value-type="float">
            <text:p>1,91083</text:p>
          </table:table-cell>
          <table:table-cell/>
          <table:table-cell office:value-type="float" office:value="1963.014" calcext:value-type="float">
            <text:p>1963,014</text:p>
          </table:table-cell>
          <table:table-cell office:value-type="float" office:value="842.740046" calcext:value-type="float">
            <text:p>842,740046</text:p>
          </table:table-cell>
          <table:table-cell table:number-columns-repeated="7"/>
        </table:table-row>
        <table:table-row table:style-name="ro1">
          <table:table-cell office:value-type="float" office:value="50.145" calcext:value-type="float">
            <text:p>50,145</text:p>
          </table:table-cell>
          <table:table-cell office:value-type="float" office:value="0.024069" calcext:value-type="float">
            <text:p>0,024069</text:p>
          </table:table-cell>
          <table:table-cell/>
          <table:table-cell office:value-type="float" office:value="59.744" calcext:value-type="float">
            <text:p>59,744</text:p>
          </table:table-cell>
          <table:table-cell office:value-type="float" office:value="1.910369" calcext:value-type="float">
            <text:p>1,910369</text:p>
          </table:table-cell>
          <table:table-cell/>
          <table:table-cell office:value-type="float" office:value="1998.319" calcext:value-type="float">
            <text:p>1998,319</text:p>
          </table:table-cell>
          <table:table-cell office:value-type="float" office:value="901.142677" calcext:value-type="float">
            <text:p>901,142677</text:p>
          </table:table-cell>
          <table:table-cell table:number-columns-repeated="7"/>
        </table:table-row>
        <table:table-row table:style-name="ro1">
          <table:table-cell office:value-type="float" office:value="47.983" calcext:value-type="float">
            <text:p>47,983</text:p>
          </table:table-cell>
          <table:table-cell office:value-type="float" office:value="0.024012" calcext:value-type="float">
            <text:p>0,024012</text:p>
          </table:table-cell>
          <table:table-cell/>
          <table:table-cell office:value-type="float" office:value="56.838" calcext:value-type="float">
            <text:p>56,838</text:p>
          </table:table-cell>
          <table:table-cell office:value-type="float" office:value="1.910129" calcext:value-type="float">
            <text:p>1,910129</text:p>
          </table:table-cell>
          <table:table-cell/>
          <table:table-cell office:value-type="float" office:value="2042.461" calcext:value-type="float">
            <text:p>2042,461</text:p>
          </table:table-cell>
          <table:table-cell office:value-type="float" office:value="900.259209" calcext:value-type="float">
            <text:p>900,259209</text:p>
          </table:table-cell>
          <table:table-cell table:number-columns-repeated="7"/>
        </table:table-row>
        <table:table-row table:style-name="ro1">
          <table:table-cell office:value-type="float" office:value="52.264" calcext:value-type="float">
            <text:p>52,264</text:p>
          </table:table-cell>
          <table:table-cell office:value-type="float" office:value="0.023952" calcext:value-type="float">
            <text:p>0,023952</text:p>
          </table:table-cell>
          <table:table-cell/>
          <table:table-cell office:value-type="float" office:value="55.241" calcext:value-type="float">
            <text:p>55,241</text:p>
          </table:table-cell>
          <table:table-cell office:value-type="float" office:value="1.909839" calcext:value-type="float">
            <text:p>1,909839</text:p>
          </table:table-cell>
          <table:table-cell/>
          <table:table-cell office:value-type="float" office:value="2056.739" calcext:value-type="float">
            <text:p>2056,739</text:p>
          </table:table-cell>
          <table:table-cell office:value-type="float" office:value="921.914945" calcext:value-type="float">
            <text:p>921,914945</text:p>
          </table:table-cell>
          <table:table-cell table:number-columns-repeated="7"/>
        </table:table-row>
        <table:table-row table:style-name="ro1">
          <table:table-cell office:value-type="float" office:value="51.64" calcext:value-type="float">
            <text:p>51,64</text:p>
          </table:table-cell>
          <table:table-cell office:value-type="float" office:value="0.023911" calcext:value-type="float">
            <text:p>0,023911</text:p>
          </table:table-cell>
          <table:table-cell/>
          <table:table-cell office:value-type="float" office:value="53.147" calcext:value-type="float">
            <text:p>53,147</text:p>
          </table:table-cell>
          <table:table-cell office:value-type="float" office:value="1.909674" calcext:value-type="float">
            <text:p>1,909674</text:p>
          </table:table-cell>
          <table:table-cell/>
          <table:table-cell office:value-type="float" office:value="2058.512" calcext:value-type="float">
            <text:p>2058,512</text:p>
          </table:table-cell>
          <table:table-cell office:value-type="float" office:value="919.5056" calcext:value-type="float">
            <text:p>919,5056</text:p>
          </table:table-cell>
          <table:table-cell table:number-columns-repeated="7"/>
        </table:table-row>
        <table:table-row table:style-name="ro1">
          <table:table-cell office:value-type="float" office:value="48.997" calcext:value-type="float">
            <text:p>48,997</text:p>
          </table:table-cell>
          <table:table-cell office:value-type="float" office:value="0.023874" calcext:value-type="float">
            <text:p>0,023874</text:p>
          </table:table-cell>
          <table:table-cell/>
          <table:table-cell office:value-type="float" office:value="63.27" calcext:value-type="float">
            <text:p>63,27</text:p>
          </table:table-cell>
          <table:table-cell office:value-type="float" office:value="1.908073" calcext:value-type="float">
            <text:p>1,908073</text:p>
          </table:table-cell>
          <table:table-cell/>
          <table:table-cell office:value-type="float" office:value="1981.913" calcext:value-type="float">
            <text:p>1981,913</text:p>
          </table:table-cell>
          <table:table-cell office:value-type="float" office:value="881.720423" calcext:value-type="float">
            <text:p>881,720423</text:p>
          </table:table-cell>
          <table:table-cell table:number-columns-repeated="7"/>
        </table:table-row>
        <table:table-row table:style-name="ro1">
          <table:table-cell office:value-type="float" office:value="49.426" calcext:value-type="float">
            <text:p>49,426</text:p>
          </table:table-cell>
          <table:table-cell office:value-type="float" office:value="0.023834" calcext:value-type="float">
            <text:p>0,023834</text:p>
          </table:table-cell>
          <table:table-cell/>
          <table:table-cell office:value-type="float" office:value="52.643" calcext:value-type="float">
            <text:p>52,643</text:p>
          </table:table-cell>
          <table:table-cell office:value-type="float" office:value="1.906159" calcext:value-type="float">
            <text:p>1,906159</text:p>
          </table:table-cell>
          <table:table-cell/>
          <table:table-cell office:value-type="float" office:value="2016.252" calcext:value-type="float">
            <text:p>2016,252</text:p>
          </table:table-cell>
          <table:table-cell office:value-type="float" office:value="902.294931" calcext:value-type="float">
            <text:p>902,294931</text:p>
          </table:table-cell>
          <table:table-cell table:number-columns-repeated="7"/>
        </table:table-row>
        <table:table-row table:style-name="ro1">
          <table:table-cell office:value-type="float" office:value="56.096" calcext:value-type="float">
            <text:p>56,096</text:p>
          </table:table-cell>
          <table:table-cell office:value-type="float" office:value="0.023777" calcext:value-type="float">
            <text:p>0,023777</text:p>
          </table:table-cell>
          <table:table-cell/>
          <table:table-cell office:value-type="float" office:value="60.623" calcext:value-type="float">
            <text:p>60,623</text:p>
          </table:table-cell>
          <table:table-cell office:value-type="float" office:value="1.903892" calcext:value-type="float">
            <text:p>1,903892</text:p>
          </table:table-cell>
          <table:table-cell/>
          <table:table-cell office:value-type="float" office:value="2101.234" calcext:value-type="float">
            <text:p>2101,234</text:p>
          </table:table-cell>
          <table:table-cell office:value-type="float" office:value="977.348008" calcext:value-type="float">
            <text:p>977,348008</text:p>
          </table:table-cell>
          <table:table-cell table:number-columns-repeated="7"/>
        </table:table-row>
        <table:table-row table:style-name="ro1">
          <table:table-cell office:value-type="float" office:value="53.2" calcext:value-type="float">
            <text:p>53,2</text:p>
          </table:table-cell>
          <table:table-cell office:value-type="float" office:value="0.023766" calcext:value-type="float">
            <text:p>0,023766</text:p>
          </table:table-cell>
          <table:table-cell/>
          <table:table-cell office:value-type="float" office:value="59.544" calcext:value-type="float">
            <text:p>59,544</text:p>
          </table:table-cell>
          <table:table-cell office:value-type="float" office:value="1.903098" calcext:value-type="float">
            <text:p>1,903098</text:p>
          </table:table-cell>
          <table:table-cell/>
          <table:table-cell office:value-type="float" office:value="2006.547" calcext:value-type="float">
            <text:p>2006,547</text:p>
          </table:table-cell>
          <table:table-cell office:value-type="float" office:value="897.493043" calcext:value-type="float">
            <text:p>897,493043</text:p>
          </table:table-cell>
          <table:table-cell table:number-columns-repeated="7"/>
        </table:table-row>
        <table:table-row table:style-name="ro1">
          <table:table-cell office:value-type="float" office:value="53.186" calcext:value-type="float">
            <text:p>53,186</text:p>
          </table:table-cell>
          <table:table-cell office:value-type="float" office:value="0.023764" calcext:value-type="float">
            <text:p>0,023764</text:p>
          </table:table-cell>
          <table:table-cell/>
          <table:table-cell office:value-type="float" office:value="58.548" calcext:value-type="float">
            <text:p>58,548</text:p>
          </table:table-cell>
          <table:table-cell office:value-type="float" office:value="1.901085" calcext:value-type="float">
            <text:p>1,901085</text:p>
          </table:table-cell>
          <table:table-cell/>
          <table:table-cell office:value-type="float" office:value="2056.206" calcext:value-type="float">
            <text:p>2056,206</text:p>
          </table:table-cell>
          <table:table-cell office:value-type="float" office:value="899.625546" calcext:value-type="float">
            <text:p>899,625546</text:p>
          </table:table-cell>
          <table:table-cell table:number-columns-repeated="7"/>
        </table:table-row>
        <table:table-row table:style-name="ro1">
          <table:table-cell office:value-type="float" office:value="50.383" calcext:value-type="float">
            <text:p>50,383</text:p>
          </table:table-cell>
          <table:table-cell office:value-type="float" office:value="0.023705" calcext:value-type="float">
            <text:p>0,023705</text:p>
          </table:table-cell>
          <table:table-cell/>
          <table:table-cell office:value-type="float" office:value="54.411" calcext:value-type="float">
            <text:p>54,411</text:p>
          </table:table-cell>
          <table:table-cell office:value-type="float" office:value="1.898476" calcext:value-type="float">
            <text:p>1,898476</text:p>
          </table:table-cell>
          <table:table-cell/>
          <table:table-cell office:value-type="float" office:value="1996.659" calcext:value-type="float">
            <text:p>1996,659</text:p>
          </table:table-cell>
          <table:table-cell office:value-type="float" office:value="898.817454" calcext:value-type="float">
            <text:p>898,817454</text:p>
          </table:table-cell>
          <table:table-cell table:number-columns-repeated="7"/>
        </table:table-row>
        <table:table-row table:style-name="ro1">
          <table:table-cell office:value-type="float" office:value="47.818" calcext:value-type="float">
            <text:p>47,818</text:p>
          </table:table-cell>
          <table:table-cell office:value-type="float" office:value="0.023642" calcext:value-type="float">
            <text:p>0,023642</text:p>
          </table:table-cell>
          <table:table-cell/>
          <table:table-cell office:value-type="float" office:value="55.171" calcext:value-type="float">
            <text:p>55,171</text:p>
          </table:table-cell>
          <table:table-cell office:value-type="float" office:value="1.898236" calcext:value-type="float">
            <text:p>1,898236</text:p>
          </table:table-cell>
          <table:table-cell/>
          <table:table-cell office:value-type="float" office:value="1993.125" calcext:value-type="float">
            <text:p>1993,125</text:p>
          </table:table-cell>
          <table:table-cell office:value-type="float" office:value="878.908571" calcext:value-type="float">
            <text:p>878,908571</text:p>
          </table:table-cell>
          <table:table-cell table:number-columns-repeated="7"/>
        </table:table-row>
        <table:table-row table:style-name="ro1">
          <table:table-cell office:value-type="float" office:value="60.896" calcext:value-type="float">
            <text:p>60,896</text:p>
          </table:table-cell>
          <table:table-cell office:value-type="float" office:value="0.023574" calcext:value-type="float">
            <text:p>0,023574</text:p>
          </table:table-cell>
          <table:table-cell/>
          <table:table-cell office:value-type="float" office:value="50.324" calcext:value-type="float">
            <text:p>50,324</text:p>
          </table:table-cell>
          <table:table-cell office:value-type="float" office:value="1.898113" calcext:value-type="float">
            <text:p>1,898113</text:p>
          </table:table-cell>
          <table:table-cell/>
          <table:table-cell office:value-type="float" office:value="2047.842" calcext:value-type="float">
            <text:p>2047,842</text:p>
          </table:table-cell>
          <table:table-cell office:value-type="float" office:value="939.365613" calcext:value-type="float">
            <text:p>939,365613</text:p>
          </table:table-cell>
          <table:table-cell table:number-columns-repeated="7"/>
        </table:table-row>
        <table:table-row table:style-name="ro1">
          <table:table-cell office:value-type="float" office:value="57.564" calcext:value-type="float">
            <text:p>57,564</text:p>
          </table:table-cell>
          <table:table-cell office:value-type="float" office:value="0.023572" calcext:value-type="float">
            <text:p>0,023572</text:p>
          </table:table-cell>
          <table:table-cell/>
          <table:table-cell office:value-type="float" office:value="52.75" calcext:value-type="float">
            <text:p>52,75</text:p>
          </table:table-cell>
          <table:table-cell office:value-type="float" office:value="1.897024" calcext:value-type="float">
            <text:p>1,897024</text:p>
          </table:table-cell>
          <table:table-cell/>
          <table:table-cell office:value-type="float" office:value="1994.08" calcext:value-type="float">
            <text:p>1994,08</text:p>
          </table:table-cell>
          <table:table-cell office:value-type="float" office:value="860.026982" calcext:value-type="float">
            <text:p>860,026982</text:p>
          </table:table-cell>
          <table:table-cell table:number-columns-repeated="7"/>
        </table:table-row>
        <table:table-row table:style-name="ro1">
          <table:table-cell office:value-type="float" office:value="49.266" calcext:value-type="float">
            <text:p>49,266</text:p>
          </table:table-cell>
          <table:table-cell office:value-type="float" office:value="0.023504" calcext:value-type="float">
            <text:p>0,023504</text:p>
          </table:table-cell>
          <table:table-cell/>
          <table:table-cell office:value-type="float" office:value="58.366" calcext:value-type="float">
            <text:p>58,366</text:p>
          </table:table-cell>
          <table:table-cell office:value-type="float" office:value="1.896507" calcext:value-type="float">
            <text:p>1,896507</text:p>
          </table:table-cell>
          <table:table-cell/>
          <table:table-cell office:value-type="float" office:value="2265.893" calcext:value-type="float">
            <text:p>2265,893</text:p>
          </table:table-cell>
          <table:table-cell office:value-type="float" office:value="861.29327" calcext:value-type="float">
            <text:p>861,29327</text:p>
          </table:table-cell>
          <table:table-cell table:number-columns-repeated="7"/>
        </table:table-row>
        <table:table-row table:style-name="ro1">
          <table:table-cell office:value-type="float" office:value="55.555" calcext:value-type="float">
            <text:p>55,555</text:p>
          </table:table-cell>
          <table:table-cell office:value-type="float" office:value="0.023493" calcext:value-type="float">
            <text:p>0,023493</text:p>
          </table:table-cell>
          <table:table-cell/>
          <table:table-cell office:value-type="float" office:value="67.761" calcext:value-type="float">
            <text:p>67,761</text:p>
          </table:table-cell>
          <table:table-cell office:value-type="float" office:value="1.896247" calcext:value-type="float">
            <text:p>1,896247</text:p>
          </table:table-cell>
          <table:table-cell/>
          <table:table-cell office:value-type="float" office:value="1977.841" calcext:value-type="float">
            <text:p>1977,841</text:p>
          </table:table-cell>
          <table:table-cell office:value-type="float" office:value="860.205297" calcext:value-type="float">
            <text:p>860,205297</text:p>
          </table:table-cell>
          <table:table-cell table:number-columns-repeated="7"/>
        </table:table-row>
        <table:table-row table:style-name="ro1">
          <table:table-cell office:value-type="float" office:value="51.746" calcext:value-type="float">
            <text:p>51,746</text:p>
          </table:table-cell>
          <table:table-cell office:value-type="float" office:value="0.023454" calcext:value-type="float">
            <text:p>0,023454</text:p>
          </table:table-cell>
          <table:table-cell/>
          <table:table-cell office:value-type="float" office:value="57.841" calcext:value-type="float">
            <text:p>57,841</text:p>
          </table:table-cell>
          <table:table-cell office:value-type="float" office:value="1.894557" calcext:value-type="float">
            <text:p>1,894557</text:p>
          </table:table-cell>
          <table:table-cell/>
          <table:table-cell office:value-type="float" office:value="2002.03" calcext:value-type="float">
            <text:p>2002,03</text:p>
          </table:table-cell>
          <table:table-cell office:value-type="float" office:value="879.681879" calcext:value-type="float">
            <text:p>879,681879</text:p>
          </table:table-cell>
          <table:table-cell table:number-columns-repeated="7"/>
        </table:table-row>
        <table:table-row table:style-name="ro1">
          <table:table-cell office:value-type="float" office:value="56.518" calcext:value-type="float">
            <text:p>56,518</text:p>
          </table:table-cell>
          <table:table-cell office:value-type="float" office:value="0.023397" calcext:value-type="float">
            <text:p>0,023397</text:p>
          </table:table-cell>
          <table:table-cell/>
          <table:table-cell office:value-type="float" office:value="57.621" calcext:value-type="float">
            <text:p>57,621</text:p>
          </table:table-cell>
          <table:table-cell office:value-type="float" office:value="1.894021" calcext:value-type="float">
            <text:p>1,894021</text:p>
          </table:table-cell>
          <table:table-cell/>
          <table:table-cell office:value-type="float" office:value="2017.377" calcext:value-type="float">
            <text:p>2017,377</text:p>
          </table:table-cell>
          <table:table-cell office:value-type="float" office:value="897.351146" calcext:value-type="float">
            <text:p>897,351146</text:p>
          </table:table-cell>
          <table:table-cell table:number-columns-repeated="7"/>
        </table:table-row>
        <table:table-row table:style-name="ro1">
          <table:table-cell office:value-type="float" office:value="48.942" calcext:value-type="float">
            <text:p>48,942</text:p>
          </table:table-cell>
          <table:table-cell office:value-type="float" office:value="0.023393" calcext:value-type="float">
            <text:p>0,023393</text:p>
          </table:table-cell>
          <table:table-cell/>
          <table:table-cell office:value-type="float" office:value="123.02" calcext:value-type="float">
            <text:p>123,02</text:p>
          </table:table-cell>
          <table:table-cell office:value-type="float" office:value="1.893888" calcext:value-type="float">
            <text:p>1,893888</text:p>
          </table:table-cell>
          <table:table-cell/>
          <table:table-cell office:value-type="float" office:value="1980.889" calcext:value-type="float">
            <text:p>1980,889</text:p>
          </table:table-cell>
          <table:table-cell office:value-type="float" office:value="840.677505" calcext:value-type="float">
            <text:p>840,677505</text:p>
          </table:table-cell>
          <table:table-cell table:number-columns-repeated="7"/>
        </table:table-row>
        <table:table-row table:style-name="ro1">
          <table:table-cell office:value-type="float" office:value="49.52" calcext:value-type="float">
            <text:p>49,52</text:p>
          </table:table-cell>
          <table:table-cell office:value-type="float" office:value="0.023382" calcext:value-type="float">
            <text:p>0,023382</text:p>
          </table:table-cell>
          <table:table-cell/>
          <table:table-cell office:value-type="float" office:value="73.331" calcext:value-type="float">
            <text:p>73,331</text:p>
          </table:table-cell>
          <table:table-cell office:value-type="float" office:value="1.893131" calcext:value-type="float">
            <text:p>1,893131</text:p>
          </table:table-cell>
          <table:table-cell/>
          <table:table-cell office:value-type="float" office:value="1961.245" calcext:value-type="float">
            <text:p>1961,245</text:p>
          </table:table-cell>
          <table:table-cell office:value-type="float" office:value="841.724174" calcext:value-type="float">
            <text:p>841,724174</text:p>
          </table:table-cell>
          <table:table-cell table:number-columns-repeated="7"/>
        </table:table-row>
        <table:table-row table:style-name="ro1">
          <table:table-cell office:value-type="float" office:value="57.384" calcext:value-type="float">
            <text:p>57,384</text:p>
          </table:table-cell>
          <table:table-cell office:value-type="float" office:value="0.023368" calcext:value-type="float">
            <text:p>0,023368</text:p>
          </table:table-cell>
          <table:table-cell/>
          <table:table-cell office:value-type="float" office:value="59.622" calcext:value-type="float">
            <text:p>59,622</text:p>
          </table:table-cell>
          <table:table-cell office:value-type="float" office:value="1.892599" calcext:value-type="float">
            <text:p>1,892599</text:p>
          </table:table-cell>
          <table:table-cell/>
          <table:table-cell office:value-type="float" office:value="1978.788" calcext:value-type="float">
            <text:p>1978,788</text:p>
          </table:table-cell>
          <table:table-cell office:value-type="float" office:value="859.394921" calcext:value-type="float">
            <text:p>859,394921</text:p>
          </table:table-cell>
          <table:table-cell table:number-columns-repeated="7"/>
        </table:table-row>
        <table:table-row table:style-name="ro1">
          <table:table-cell office:value-type="float" office:value="49.743" calcext:value-type="float">
            <text:p>49,743</text:p>
          </table:table-cell>
          <table:table-cell office:value-type="float" office:value="0.023365" calcext:value-type="float">
            <text:p>0,023365</text:p>
          </table:table-cell>
          <table:table-cell/>
          <table:table-cell office:value-type="float" office:value="61.472" calcext:value-type="float">
            <text:p>61,472</text:p>
          </table:table-cell>
          <table:table-cell office:value-type="float" office:value="1.891837" calcext:value-type="float">
            <text:p>1,891837</text:p>
          </table:table-cell>
          <table:table-cell/>
          <table:table-cell office:value-type="float" office:value="1980.57" calcext:value-type="float">
            <text:p>1980,57</text:p>
          </table:table-cell>
          <table:table-cell office:value-type="float" office:value="861.591305" calcext:value-type="float">
            <text:p>861,591305</text:p>
          </table:table-cell>
          <table:table-cell table:number-columns-repeated="7"/>
        </table:table-row>
        <table:table-row table:style-name="ro1">
          <table:table-cell office:value-type="float" office:value="53.369" calcext:value-type="float">
            <text:p>53,369</text:p>
          </table:table-cell>
          <table:table-cell office:value-type="float" office:value="0.023339" calcext:value-type="float">
            <text:p>0,023339</text:p>
          </table:table-cell>
          <table:table-cell/>
          <table:table-cell office:value-type="float" office:value="53.01" calcext:value-type="float">
            <text:p>53,01</text:p>
          </table:table-cell>
          <table:table-cell office:value-type="float" office:value="1.891088" calcext:value-type="float">
            <text:p>1,891088</text:p>
          </table:table-cell>
          <table:table-cell/>
          <table:table-cell office:value-type="float" office:value="2017.835" calcext:value-type="float">
            <text:p>2017,835</text:p>
          </table:table-cell>
          <table:table-cell office:value-type="float" office:value="898.418257" calcext:value-type="float">
            <text:p>898,418257</text:p>
          </table:table-cell>
          <table:table-cell table:number-columns-repeated="7"/>
        </table:table-row>
        <table:table-row table:style-name="ro1">
          <table:table-cell office:value-type="float" office:value="52.428" calcext:value-type="float">
            <text:p>52,428</text:p>
          </table:table-cell>
          <table:table-cell office:value-type="float" office:value="0.023302" calcext:value-type="float">
            <text:p>0,023302</text:p>
          </table:table-cell>
          <table:table-cell/>
          <table:table-cell office:value-type="float" office:value="68.249" calcext:value-type="float">
            <text:p>68,249</text:p>
          </table:table-cell>
          <table:table-cell office:value-type="float" office:value="1.890202" calcext:value-type="float">
            <text:p>1,890202</text:p>
          </table:table-cell>
          <table:table-cell/>
          <table:table-cell office:value-type="float" office:value="2059.569" calcext:value-type="float">
            <text:p>2059,569</text:p>
          </table:table-cell>
          <table:table-cell office:value-type="float" office:value="937.658577" calcext:value-type="float">
            <text:p>937,658577</text:p>
          </table:table-cell>
          <table:table-cell table:number-columns-repeated="7"/>
        </table:table-row>
        <table:table-row table:style-name="ro1">
          <table:table-cell office:value-type="float" office:value="50.31" calcext:value-type="float">
            <text:p>50,31</text:p>
          </table:table-cell>
          <table:table-cell office:value-type="float" office:value="0.023299" calcext:value-type="float">
            <text:p>0,023299</text:p>
          </table:table-cell>
          <table:table-cell/>
          <table:table-cell office:value-type="float" office:value="57.472" calcext:value-type="float">
            <text:p>57,472</text:p>
          </table:table-cell>
          <table:table-cell office:value-type="float" office:value="1.889955" calcext:value-type="float">
            <text:p>1,889955</text:p>
          </table:table-cell>
          <table:table-cell/>
          <table:table-cell office:value-type="float" office:value="1981.475" calcext:value-type="float">
            <text:p>1981,475</text:p>
          </table:table-cell>
          <table:table-cell office:value-type="float" office:value="879.879357" calcext:value-type="float">
            <text:p>879,879357</text:p>
          </table:table-cell>
          <table:table-cell table:number-columns-repeated="7"/>
        </table:table-row>
        <table:table-row table:style-name="ro1">
          <table:table-cell office:value-type="float" office:value="49.886" calcext:value-type="float">
            <text:p>49,886</text:p>
          </table:table-cell>
          <table:table-cell office:value-type="float" office:value="0.023253" calcext:value-type="float">
            <text:p>0,023253</text:p>
          </table:table-cell>
          <table:table-cell/>
          <table:table-cell office:value-type="float" office:value="54.045" calcext:value-type="float">
            <text:p>54,045</text:p>
          </table:table-cell>
          <table:table-cell office:value-type="float" office:value="1.889278" calcext:value-type="float">
            <text:p>1,889278</text:p>
          </table:table-cell>
          <table:table-cell/>
          <table:table-cell office:value-type="float" office:value="2002.353" calcext:value-type="float">
            <text:p>2002,353</text:p>
          </table:table-cell>
          <table:table-cell office:value-type="float" office:value="862.276398" calcext:value-type="float">
            <text:p>862,276398</text:p>
          </table:table-cell>
          <table:table-cell table:number-columns-repeated="7"/>
        </table:table-row>
        <table:table-row table:style-name="ro1">
          <table:table-cell office:value-type="float" office:value="49.971" calcext:value-type="float">
            <text:p>49,971</text:p>
          </table:table-cell>
          <table:table-cell office:value-type="float" office:value="0.023241" calcext:value-type="float">
            <text:p>0,023241</text:p>
          </table:table-cell>
          <table:table-cell/>
          <table:table-cell office:value-type="float" office:value="77.069" calcext:value-type="float">
            <text:p>77,069</text:p>
          </table:table-cell>
          <table:table-cell office:value-type="float" office:value="1.882988" calcext:value-type="float">
            <text:p>1,882988</text:p>
          </table:table-cell>
          <table:table-cell/>
          <table:table-cell office:value-type="float" office:value="1977.792" calcext:value-type="float">
            <text:p>1977,792</text:p>
          </table:table-cell>
          <table:table-cell office:value-type="float" office:value="879.793842" calcext:value-type="float">
            <text:p>879,793842</text:p>
          </table:table-cell>
          <table:table-cell table:number-columns-repeated="7"/>
        </table:table-row>
        <table:table-row table:style-name="ro1">
          <table:table-cell office:value-type="float" office:value="50.281" calcext:value-type="float">
            <text:p>50,281</text:p>
          </table:table-cell>
          <table:table-cell office:value-type="float" office:value="0.023229" calcext:value-type="float">
            <text:p>0,023229</text:p>
          </table:table-cell>
          <table:table-cell/>
          <table:table-cell office:value-type="float" office:value="55.514" calcext:value-type="float">
            <text:p>55,514</text:p>
          </table:table-cell>
          <table:table-cell office:value-type="float" office:value="1.878092" calcext:value-type="float">
            <text:p>1,878092</text:p>
          </table:table-cell>
          <table:table-cell/>
          <table:table-cell office:value-type="float" office:value="2018.252" calcext:value-type="float">
            <text:p>2018,252</text:p>
          </table:table-cell>
          <table:table-cell office:value-type="float" office:value="899.920617" calcext:value-type="float">
            <text:p>899,920617</text:p>
          </table:table-cell>
          <table:table-cell table:number-columns-repeated="7"/>
        </table:table-row>
        <table:table-row table:style-name="ro1">
          <table:table-cell office:value-type="float" office:value="60.707" calcext:value-type="float">
            <text:p>60,707</text:p>
          </table:table-cell>
          <table:table-cell office:value-type="float" office:value="0.023212" calcext:value-type="float">
            <text:p>0,023212</text:p>
          </table:table-cell>
          <table:table-cell/>
          <table:table-cell office:value-type="float" office:value="58.6" calcext:value-type="float">
            <text:p>58,6</text:p>
          </table:table-cell>
          <table:table-cell office:value-type="float" office:value="1.875122" calcext:value-type="float">
            <text:p>1,875122</text:p>
          </table:table-cell>
          <table:table-cell table:number-columns-repeated="10"/>
        </table:table-row>
        <table:table-row table:style-name="ro1">
          <table:table-cell office:value-type="float" office:value="49.331" calcext:value-type="float">
            <text:p>49,331</text:p>
          </table:table-cell>
          <table:table-cell office:value-type="float" office:value="0.023191" calcext:value-type="float">
            <text:p>0,023191</text:p>
          </table:table-cell>
          <table:table-cell/>
          <table:table-cell office:value-type="float" office:value="49.878" calcext:value-type="float">
            <text:p>49,878</text:p>
          </table:table-cell>
          <table:table-cell office:value-type="float" office:value="1.873975" calcext:value-type="float">
            <text:p>1,873975</text:p>
          </table:table-cell>
          <table:table-cell table:number-columns-repeated="10"/>
        </table:table-row>
        <table:table-row table:style-name="ro1">
          <table:table-cell office:value-type="float" office:value="51.489" calcext:value-type="float">
            <text:p>51,489</text:p>
          </table:table-cell>
          <table:table-cell office:value-type="float" office:value="0.023188" calcext:value-type="float">
            <text:p>0,023188</text:p>
          </table:table-cell>
          <table:table-cell/>
          <table:table-cell office:value-type="float" office:value="60.2" calcext:value-type="float">
            <text:p>60,2</text:p>
          </table:table-cell>
          <table:table-cell office:value-type="float" office:value="1.873067" calcext:value-type="float">
            <text:p>1,873067</text:p>
          </table:table-cell>
          <table:table-cell table:number-columns-repeated="10"/>
        </table:table-row>
        <table:table-row table:style-name="ro1">
          <table:table-cell office:value-type="float" office:value="50.371" calcext:value-type="float">
            <text:p>50,371</text:p>
          </table:table-cell>
          <table:table-cell office:value-type="float" office:value="0.023184" calcext:value-type="float">
            <text:p>0,023184</text:p>
          </table:table-cell>
          <table:table-cell/>
          <table:table-cell office:value-type="float" office:value="73.094" calcext:value-type="float">
            <text:p>73,094</text:p>
          </table:table-cell>
          <table:table-cell office:value-type="float" office:value="1.870986" calcext:value-type="float">
            <text:p>1,870986</text:p>
          </table:table-cell>
          <table:table-cell table:number-columns-repeated="10"/>
        </table:table-row>
        <table:table-row table:style-name="ro1">
          <table:table-cell office:value-type="float" office:value="50.053" calcext:value-type="float">
            <text:p>50,053</text:p>
          </table:table-cell>
          <table:table-cell office:value-type="float" office:value="0.02316" calcext:value-type="float">
            <text:p>0,02316</text:p>
          </table:table-cell>
          <table:table-cell/>
          <table:table-cell office:value-type="float" office:value="52.156" calcext:value-type="float">
            <text:p>52,156</text:p>
          </table:table-cell>
          <table:table-cell office:value-type="float" office:value="1.869544" calcext:value-type="float">
            <text:p>1,869544</text:p>
          </table:table-cell>
          <table:table-cell table:number-columns-repeated="10"/>
        </table:table-row>
        <table:table-row table:style-name="ro1">
          <table:table-cell office:value-type="float" office:value="52.728" calcext:value-type="float">
            <text:p>52,728</text:p>
          </table:table-cell>
          <table:table-cell office:value-type="float" office:value="0.023155" calcext:value-type="float">
            <text:p>0,023155</text:p>
          </table:table-cell>
          <table:table-cell/>
          <table:table-cell office:value-type="float" office:value="55.699" calcext:value-type="float">
            <text:p>55,699</text:p>
          </table:table-cell>
          <table:table-cell office:value-type="float" office:value="1.869333" calcext:value-type="float">
            <text:p>1,869333</text:p>
          </table:table-cell>
          <table:table-cell table:number-columns-repeated="10"/>
        </table:table-row>
        <table:table-row table:style-name="ro1">
          <table:table-cell office:value-type="float" office:value="49.968" calcext:value-type="float">
            <text:p>49,968</text:p>
          </table:table-cell>
          <table:table-cell office:value-type="float" office:value="0.023099" calcext:value-type="float">
            <text:p>0,023099</text:p>
          </table:table-cell>
          <table:table-cell/>
          <table:table-cell office:value-type="float" office:value="59.871" calcext:value-type="float">
            <text:p>59,871</text:p>
          </table:table-cell>
          <table:table-cell office:value-type="float" office:value="1.869232" calcext:value-type="float">
            <text:p>1,869232</text:p>
          </table:table-cell>
          <table:table-cell table:number-columns-repeated="10"/>
        </table:table-row>
        <table:table-row table:style-name="ro1">
          <table:table-cell office:value-type="float" office:value="54.634" calcext:value-type="float">
            <text:p>54,634</text:p>
          </table:table-cell>
          <table:table-cell office:value-type="float" office:value="0.023081" calcext:value-type="float">
            <text:p>0,023081</text:p>
          </table:table-cell>
          <table:table-cell/>
          <table:table-cell office:value-type="float" office:value="56.592" calcext:value-type="float">
            <text:p>56,592</text:p>
          </table:table-cell>
          <table:table-cell office:value-type="float" office:value="1.86868" calcext:value-type="float">
            <text:p>1,86868</text:p>
          </table:table-cell>
          <table:table-cell table:number-columns-repeated="10"/>
        </table:table-row>
        <table:table-row table:style-name="ro1">
          <table:table-cell office:value-type="float" office:value="55.318" calcext:value-type="float">
            <text:p>55,318</text:p>
          </table:table-cell>
          <table:table-cell office:value-type="float" office:value="0.022937" calcext:value-type="float">
            <text:p>0,022937</text:p>
          </table:table-cell>
          <table:table-cell/>
          <table:table-cell office:value-type="float" office:value="59.849" calcext:value-type="float">
            <text:p>59,849</text:p>
          </table:table-cell>
          <table:table-cell office:value-type="float" office:value="1.866062" calcext:value-type="float">
            <text:p>1,866062</text:p>
          </table:table-cell>
          <table:table-cell table:number-columns-repeated="10"/>
        </table:table-row>
        <table:table-row table:style-name="ro1">
          <table:table-cell office:value-type="float" office:value="53.733" calcext:value-type="float">
            <text:p>53,733</text:p>
          </table:table-cell>
          <table:table-cell office:value-type="float" office:value="0.022933" calcext:value-type="float">
            <text:p>0,022933</text:p>
          </table:table-cell>
          <table:table-cell/>
          <table:table-cell office:value-type="float" office:value="54.185" calcext:value-type="float">
            <text:p>54,185</text:p>
          </table:table-cell>
          <table:table-cell office:value-type="float" office:value="1.864428" calcext:value-type="float">
            <text:p>1,864428</text:p>
          </table:table-cell>
          <table:table-cell table:number-columns-repeated="10"/>
        </table:table-row>
        <table:table-row table:style-name="ro1">
          <table:table-cell office:value-type="float" office:value="56.158" calcext:value-type="float">
            <text:p>56,158</text:p>
          </table:table-cell>
          <table:table-cell office:value-type="float" office:value="0.022863" calcext:value-type="float">
            <text:p>0,022863</text:p>
          </table:table-cell>
          <table:table-cell/>
          <table:table-cell office:value-type="float" office:value="74.636" calcext:value-type="float">
            <text:p>74,636</text:p>
          </table:table-cell>
          <table:table-cell office:value-type="float" office:value="1.862823" calcext:value-type="float">
            <text:p>1,862823</text:p>
          </table:table-cell>
          <table:table-cell table:number-columns-repeated="10"/>
        </table:table-row>
        <table:table-row table:style-name="ro1">
          <table:table-cell office:value-type="float" office:value="54.367" calcext:value-type="float">
            <text:p>54,367</text:p>
          </table:table-cell>
          <table:table-cell office:value-type="float" office:value="0.022846" calcext:value-type="float">
            <text:p>0,022846</text:p>
          </table:table-cell>
          <table:table-cell/>
          <table:table-cell office:value-type="float" office:value="58.859" calcext:value-type="float">
            <text:p>58,859</text:p>
          </table:table-cell>
          <table:table-cell office:value-type="float" office:value="1.86268" calcext:value-type="float">
            <text:p>1,86268</text:p>
          </table:table-cell>
          <table:table-cell table:number-columns-repeated="10"/>
        </table:table-row>
        <table:table-row table:style-name="ro1">
          <table:table-cell office:value-type="float" office:value="47.693" calcext:value-type="float">
            <text:p>47,693</text:p>
          </table:table-cell>
          <table:table-cell office:value-type="float" office:value="0.022836" calcext:value-type="float">
            <text:p>0,022836</text:p>
          </table:table-cell>
          <table:table-cell/>
          <table:table-cell office:value-type="float" office:value="60.106" calcext:value-type="float">
            <text:p>60,106</text:p>
          </table:table-cell>
          <table:table-cell office:value-type="float" office:value="1.86132" calcext:value-type="float">
            <text:p>1,86132</text:p>
          </table:table-cell>
          <table:table-cell table:number-columns-repeated="10"/>
        </table:table-row>
        <table:table-row table:style-name="ro1">
          <table:table-cell office:value-type="float" office:value="49.794" calcext:value-type="float">
            <text:p>49,794</text:p>
          </table:table-cell>
          <table:table-cell office:value-type="float" office:value="0.022827" calcext:value-type="float">
            <text:p>0,022827</text:p>
          </table:table-cell>
          <table:table-cell/>
          <table:table-cell office:value-type="float" office:value="64.636" calcext:value-type="float">
            <text:p>64,636</text:p>
          </table:table-cell>
          <table:table-cell office:value-type="float" office:value="1.856795" calcext:value-type="float">
            <text:p>1,856795</text:p>
          </table:table-cell>
          <table:table-cell table:number-columns-repeated="10"/>
        </table:table-row>
        <table:table-row table:style-name="ro1">
          <table:table-cell office:value-type="float" office:value="81.731" calcext:value-type="float">
            <text:p>81,731</text:p>
          </table:table-cell>
          <table:table-cell office:value-type="float" office:value="0.02282" calcext:value-type="float">
            <text:p>0,02282</text:p>
          </table:table-cell>
          <table:table-cell/>
          <table:table-cell office:value-type="float" office:value="99.018" calcext:value-type="float">
            <text:p>99,018</text:p>
          </table:table-cell>
          <table:table-cell office:value-type="float" office:value="1.854128" calcext:value-type="float">
            <text:p>1,854128</text:p>
          </table:table-cell>
          <table:table-cell table:number-columns-repeated="10"/>
        </table:table-row>
        <table:table-row table:style-name="ro1">
          <table:table-cell office:value-type="float" office:value="55.942" calcext:value-type="float">
            <text:p>55,942</text:p>
          </table:table-cell>
          <table:table-cell office:value-type="float" office:value="0.022814" calcext:value-type="float">
            <text:p>0,022814</text:p>
          </table:table-cell>
          <table:table-cell/>
          <table:table-cell office:value-type="float" office:value="57.126" calcext:value-type="float">
            <text:p>57,126</text:p>
          </table:table-cell>
          <table:table-cell office:value-type="float" office:value="1.853744" calcext:value-type="float">
            <text:p>1,853744</text:p>
          </table:table-cell>
          <table:table-cell table:number-columns-repeated="10"/>
        </table:table-row>
        <table:table-row table:style-name="ro1">
          <table:table-cell office:value-type="float" office:value="52.559" calcext:value-type="float">
            <text:p>52,559</text:p>
          </table:table-cell>
          <table:table-cell office:value-type="float" office:value="0.022787" calcext:value-type="float">
            <text:p>0,022787</text:p>
          </table:table-cell>
          <table:table-cell/>
          <table:table-cell office:value-type="float" office:value="54.514" calcext:value-type="float">
            <text:p>54,514</text:p>
          </table:table-cell>
          <table:table-cell office:value-type="float" office:value="1.848694" calcext:value-type="float">
            <text:p>1,848694</text:p>
          </table:table-cell>
          <table:table-cell table:number-columns-repeated="10"/>
        </table:table-row>
        <table:table-row table:style-name="ro1">
          <table:table-cell office:value-type="float" office:value="53.939" calcext:value-type="float">
            <text:p>53,939</text:p>
          </table:table-cell>
          <table:table-cell office:value-type="float" office:value="0.022784" calcext:value-type="float">
            <text:p>0,022784</text:p>
          </table:table-cell>
          <table:table-cell/>
          <table:table-cell office:value-type="float" office:value="58.18" calcext:value-type="float">
            <text:p>58,18</text:p>
          </table:table-cell>
          <table:table-cell office:value-type="float" office:value="1.847682" calcext:value-type="float">
            <text:p>1,847682</text:p>
          </table:table-cell>
          <table:table-cell table:number-columns-repeated="10"/>
        </table:table-row>
        <table:table-row table:style-name="ro1">
          <table:table-cell office:value-type="float" office:value="50.572" calcext:value-type="float">
            <text:p>50,572</text:p>
          </table:table-cell>
          <table:table-cell office:value-type="float" office:value="0.022741" calcext:value-type="float">
            <text:p>0,022741</text:p>
          </table:table-cell>
          <table:table-cell/>
          <table:table-cell office:value-type="float" office:value="60.188" calcext:value-type="float">
            <text:p>60,188</text:p>
          </table:table-cell>
          <table:table-cell office:value-type="float" office:value="1.846042" calcext:value-type="float">
            <text:p>1,846042</text:p>
          </table:table-cell>
          <table:table-cell table:number-columns-repeated="10"/>
        </table:table-row>
        <table:table-row table:style-name="ro1">
          <table:table-cell office:value-type="float" office:value="51.667" calcext:value-type="float">
            <text:p>51,667</text:p>
          </table:table-cell>
          <table:table-cell office:value-type="float" office:value="0.022735" calcext:value-type="float">
            <text:p>0,022735</text:p>
          </table:table-cell>
          <table:table-cell/>
          <table:table-cell office:value-type="float" office:value="51.485" calcext:value-type="float">
            <text:p>51,485</text:p>
          </table:table-cell>
          <table:table-cell office:value-type="float" office:value="1.844965" calcext:value-type="float">
            <text:p>1,844965</text:p>
          </table:table-cell>
          <table:table-cell table:number-columns-repeated="10"/>
        </table:table-row>
        <table:table-row table:style-name="ro1">
          <table:table-cell office:value-type="float" office:value="54.46" calcext:value-type="float">
            <text:p>54,46</text:p>
          </table:table-cell>
          <table:table-cell office:value-type="float" office:value="0.022696" calcext:value-type="float">
            <text:p>0,022696</text:p>
          </table:table-cell>
          <table:table-cell/>
          <table:table-cell office:value-type="float" office:value="49.031" calcext:value-type="float">
            <text:p>49,031</text:p>
          </table:table-cell>
          <table:table-cell office:value-type="float" office:value="1.841104" calcext:value-type="float">
            <text:p>1,841104</text:p>
          </table:table-cell>
          <table:table-cell table:number-columns-repeated="10"/>
        </table:table-row>
        <table:table-row table:style-name="ro1">
          <table:table-cell office:value-type="float" office:value="55.88" calcext:value-type="float">
            <text:p>55,88</text:p>
          </table:table-cell>
          <table:table-cell office:value-type="float" office:value="0.022678" calcext:value-type="float">
            <text:p>0,022678</text:p>
          </table:table-cell>
          <table:table-cell/>
          <table:table-cell office:value-type="float" office:value="53.374" calcext:value-type="float">
            <text:p>53,374</text:p>
          </table:table-cell>
          <table:table-cell office:value-type="float" office:value="1.837041" calcext:value-type="float">
            <text:p>1,837041</text:p>
          </table:table-cell>
          <table:table-cell table:number-columns-repeated="10"/>
        </table:table-row>
        <table:table-row table:style-name="ro1">
          <table:table-cell office:value-type="float" office:value="69.779" calcext:value-type="float">
            <text:p>69,779</text:p>
          </table:table-cell>
          <table:table-cell office:value-type="float" office:value="0.022656" calcext:value-type="float">
            <text:p>0,022656</text:p>
          </table:table-cell>
          <table:table-cell/>
          <table:table-cell office:value-type="float" office:value="58.937" calcext:value-type="float">
            <text:p>58,937</text:p>
          </table:table-cell>
          <table:table-cell office:value-type="float" office:value="1.835587" calcext:value-type="float">
            <text:p>1,835587</text:p>
          </table:table-cell>
          <table:table-cell table:number-columns-repeated="10"/>
        </table:table-row>
        <table:table-row table:style-name="ro1">
          <table:table-cell office:value-type="float" office:value="52.092" calcext:value-type="float">
            <text:p>52,092</text:p>
          </table:table-cell>
          <table:table-cell office:value-type="float" office:value="0.022626" calcext:value-type="float">
            <text:p>0,022626</text:p>
          </table:table-cell>
          <table:table-cell/>
          <table:table-cell office:value-type="float" office:value="51.607" calcext:value-type="float">
            <text:p>51,607</text:p>
          </table:table-cell>
          <table:table-cell office:value-type="float" office:value="1.83489" calcext:value-type="float">
            <text:p>1,83489</text:p>
          </table:table-cell>
          <table:table-cell table:number-columns-repeated="10"/>
        </table:table-row>
        <table:table-row table:style-name="ro1">
          <table:table-cell office:value-type="float" office:value="52.458" calcext:value-type="float">
            <text:p>52,458</text:p>
          </table:table-cell>
          <table:table-cell office:value-type="float" office:value="0.022585" calcext:value-type="float">
            <text:p>0,022585</text:p>
          </table:table-cell>
          <table:table-cell/>
          <table:table-cell office:value-type="float" office:value="57.898" calcext:value-type="float">
            <text:p>57,898</text:p>
          </table:table-cell>
          <table:table-cell office:value-type="float" office:value="1.833913" calcext:value-type="float">
            <text:p>1,833913</text:p>
          </table:table-cell>
          <table:table-cell table:number-columns-repeated="10"/>
        </table:table-row>
        <table:table-row table:style-name="ro1">
          <table:table-cell office:value-type="float" office:value="59.206" calcext:value-type="float">
            <text:p>59,206</text:p>
          </table:table-cell>
          <table:table-cell office:value-type="float" office:value="0.022419" calcext:value-type="float">
            <text:p>0,022419</text:p>
          </table:table-cell>
          <table:table-cell/>
          <table:table-cell office:value-type="float" office:value="59.277" calcext:value-type="float">
            <text:p>59,277</text:p>
          </table:table-cell>
          <table:table-cell office:value-type="float" office:value="1.827202" calcext:value-type="float">
            <text:p>1,827202</text:p>
          </table:table-cell>
          <table:table-cell table:number-columns-repeated="10"/>
        </table:table-row>
        <table:table-row table:style-name="ro1">
          <table:table-cell office:value-type="float" office:value="55.244" calcext:value-type="float">
            <text:p>55,244</text:p>
          </table:table-cell>
          <table:table-cell office:value-type="float" office:value="0.0224" calcext:value-type="float">
            <text:p>0,0224</text:p>
          </table:table-cell>
          <table:table-cell/>
          <table:table-cell office:value-type="float" office:value="66.008" calcext:value-type="float">
            <text:p>66,008</text:p>
          </table:table-cell>
          <table:table-cell office:value-type="float" office:value="1.824905" calcext:value-type="float">
            <text:p>1,824905</text:p>
          </table:table-cell>
          <table:table-cell table:number-columns-repeated="10"/>
        </table:table-row>
        <table:table-row table:style-name="ro1">
          <table:table-cell office:value-type="float" office:value="50.28" calcext:value-type="float">
            <text:p>50,28</text:p>
          </table:table-cell>
          <table:table-cell office:value-type="float" office:value="0.022389" calcext:value-type="float">
            <text:p>0,022389</text:p>
          </table:table-cell>
          <table:table-cell/>
          <table:table-cell office:value-type="float" office:value="55.479" calcext:value-type="float">
            <text:p>55,479</text:p>
          </table:table-cell>
          <table:table-cell office:value-type="float" office:value="1.822765" calcext:value-type="float">
            <text:p>1,822765</text:p>
          </table:table-cell>
          <table:table-cell table:number-columns-repeated="10"/>
        </table:table-row>
        <table:table-row table:style-name="ro1">
          <table:table-cell office:value-type="float" office:value="49.215" calcext:value-type="float">
            <text:p>49,215</text:p>
          </table:table-cell>
          <table:table-cell office:value-type="float" office:value="0.022389" calcext:value-type="float">
            <text:p>0,022389</text:p>
          </table:table-cell>
          <table:table-cell/>
          <table:table-cell office:value-type="float" office:value="60.465" calcext:value-type="float">
            <text:p>60,465</text:p>
          </table:table-cell>
          <table:table-cell office:value-type="float" office:value="1.820882" calcext:value-type="float">
            <text:p>1,820882</text:p>
          </table:table-cell>
          <table:table-cell table:number-columns-repeated="10"/>
        </table:table-row>
        <table:table-row table:style-name="ro1">
          <table:table-cell office:value-type="float" office:value="51.136" calcext:value-type="float">
            <text:p>51,136</text:p>
          </table:table-cell>
          <table:table-cell office:value-type="float" office:value="0.022376" calcext:value-type="float">
            <text:p>0,022376</text:p>
          </table:table-cell>
          <table:table-cell/>
          <table:table-cell office:value-type="float" office:value="49.662" calcext:value-type="float">
            <text:p>49,662</text:p>
          </table:table-cell>
          <table:table-cell office:value-type="float" office:value="1.81945" calcext:value-type="float">
            <text:p>1,81945</text:p>
          </table:table-cell>
          <table:table-cell table:number-columns-repeated="10"/>
        </table:table-row>
        <table:table-row table:style-name="ro1">
          <table:table-cell office:value-type="float" office:value="58.554" calcext:value-type="float">
            <text:p>58,554</text:p>
          </table:table-cell>
          <table:table-cell office:value-type="float" office:value="0.022373" calcext:value-type="float">
            <text:p>0,022373</text:p>
          </table:table-cell>
          <table:table-cell/>
          <table:table-cell office:value-type="float" office:value="55.485" calcext:value-type="float">
            <text:p>55,485</text:p>
          </table:table-cell>
          <table:table-cell office:value-type="float" office:value="1.815896" calcext:value-type="float">
            <text:p>1,815896</text:p>
          </table:table-cell>
          <table:table-cell table:number-columns-repeated="10"/>
        </table:table-row>
        <table:table-row table:style-name="ro1">
          <table:table-cell office:value-type="float" office:value="49.305" calcext:value-type="float">
            <text:p>49,305</text:p>
          </table:table-cell>
          <table:table-cell office:value-type="float" office:value="0.022342" calcext:value-type="float">
            <text:p>0,022342</text:p>
          </table:table-cell>
          <table:table-cell/>
          <table:table-cell office:value-type="float" office:value="83.913" calcext:value-type="float">
            <text:p>83,913</text:p>
          </table:table-cell>
          <table:table-cell office:value-type="float" office:value="1.813298" calcext:value-type="float">
            <text:p>1,813298</text:p>
          </table:table-cell>
          <table:table-cell table:number-columns-repeated="10"/>
        </table:table-row>
        <table:table-row table:style-name="ro1">
          <table:table-cell office:value-type="float" office:value="55.364" calcext:value-type="float">
            <text:p>55,364</text:p>
          </table:table-cell>
          <table:table-cell office:value-type="float" office:value="0.022319" calcext:value-type="float">
            <text:p>0,022319</text:p>
          </table:table-cell>
          <table:table-cell/>
          <table:table-cell office:value-type="float" office:value="55.351" calcext:value-type="float">
            <text:p>55,351</text:p>
          </table:table-cell>
          <table:table-cell office:value-type="float" office:value="1.806502" calcext:value-type="float">
            <text:p>1,806502</text:p>
          </table:table-cell>
          <table:table-cell table:number-columns-repeated="10"/>
        </table:table-row>
        <table:table-row table:style-name="ro1">
          <table:table-cell office:value-type="float" office:value="49.349" calcext:value-type="float">
            <text:p>49,349</text:p>
          </table:table-cell>
          <table:table-cell office:value-type="float" office:value="0.022308" calcext:value-type="float">
            <text:p>0,022308</text:p>
          </table:table-cell>
          <table:table-cell/>
          <table:table-cell office:value-type="float" office:value="56.066" calcext:value-type="float">
            <text:p>56,066</text:p>
          </table:table-cell>
          <table:table-cell office:value-type="float" office:value="1.806422" calcext:value-type="float">
            <text:p>1,806422</text:p>
          </table:table-cell>
          <table:table-cell table:number-columns-repeated="10"/>
        </table:table-row>
        <table:table-row table:style-name="ro1">
          <table:table-cell office:value-type="float" office:value="55.152" calcext:value-type="float">
            <text:p>55,152</text:p>
          </table:table-cell>
          <table:table-cell office:value-type="float" office:value="0.022182" calcext:value-type="float">
            <text:p>0,022182</text:p>
          </table:table-cell>
          <table:table-cell/>
          <table:table-cell office:value-type="float" office:value="56.935" calcext:value-type="float">
            <text:p>56,935</text:p>
          </table:table-cell>
          <table:table-cell office:value-type="float" office:value="1.804525" calcext:value-type="float">
            <text:p>1,804525</text:p>
          </table:table-cell>
          <table:table-cell table:number-columns-repeated="10"/>
        </table:table-row>
        <table:table-row table:style-name="ro1">
          <table:table-cell office:value-type="float" office:value="52.737" calcext:value-type="float">
            <text:p>52,737</text:p>
          </table:table-cell>
          <table:table-cell office:value-type="float" office:value="0.022079" calcext:value-type="float">
            <text:p>0,022079</text:p>
          </table:table-cell>
          <table:table-cell/>
          <table:table-cell office:value-type="float" office:value="56.716" calcext:value-type="float">
            <text:p>56,716</text:p>
          </table:table-cell>
          <table:table-cell office:value-type="float" office:value="1.803016" calcext:value-type="float">
            <text:p>1,803016</text:p>
          </table:table-cell>
          <table:table-cell table:number-columns-repeated="10"/>
        </table:table-row>
        <table:table-row table:style-name="ro1">
          <table:table-cell office:value-type="float" office:value="49.625" calcext:value-type="float">
            <text:p>49,625</text:p>
          </table:table-cell>
          <table:table-cell office:value-type="float" office:value="0.022026" calcext:value-type="float">
            <text:p>0,022026</text:p>
          </table:table-cell>
          <table:table-cell/>
          <table:table-cell office:value-type="float" office:value="54.718" calcext:value-type="float">
            <text:p>54,718</text:p>
          </table:table-cell>
          <table:table-cell office:value-type="float" office:value="1.800831" calcext:value-type="float">
            <text:p>1,800831</text:p>
          </table:table-cell>
          <table:table-cell table:number-columns-repeated="10"/>
        </table:table-row>
        <table:table-row table:style-name="ro1">
          <table:table-cell office:value-type="float" office:value="53.16" calcext:value-type="float">
            <text:p>53,16</text:p>
          </table:table-cell>
          <table:table-cell office:value-type="float" office:value="0.022008" calcext:value-type="float">
            <text:p>0,022008</text:p>
          </table:table-cell>
          <table:table-cell/>
          <table:table-cell office:value-type="float" office:value="52.494" calcext:value-type="float">
            <text:p>52,494</text:p>
          </table:table-cell>
          <table:table-cell office:value-type="float" office:value="1.79946" calcext:value-type="float">
            <text:p>1,79946</text:p>
          </table:table-cell>
          <table:table-cell table:number-columns-repeated="10"/>
        </table:table-row>
        <table:table-row table:style-name="ro1">
          <table:table-cell office:value-type="float" office:value="56.287" calcext:value-type="float">
            <text:p>56,287</text:p>
          </table:table-cell>
          <table:table-cell office:value-type="float" office:value="0.021943" calcext:value-type="float">
            <text:p>0,021943</text:p>
          </table:table-cell>
          <table:table-cell/>
          <table:table-cell office:value-type="float" office:value="57.004" calcext:value-type="float">
            <text:p>57,004</text:p>
          </table:table-cell>
          <table:table-cell office:value-type="float" office:value="1.794168" calcext:value-type="float">
            <text:p>1,794168</text:p>
          </table:table-cell>
          <table:table-cell table:number-columns-repeated="10"/>
        </table:table-row>
        <table:table-row table:style-name="ro1">
          <table:table-cell office:value-type="float" office:value="53.078" calcext:value-type="float">
            <text:p>53,078</text:p>
          </table:table-cell>
          <table:table-cell office:value-type="float" office:value="0.021908" calcext:value-type="float">
            <text:p>0,021908</text:p>
          </table:table-cell>
          <table:table-cell/>
          <table:table-cell office:value-type="float" office:value="55.055" calcext:value-type="float">
            <text:p>55,055</text:p>
          </table:table-cell>
          <table:table-cell office:value-type="float" office:value="1.79018" calcext:value-type="float">
            <text:p>1,79018</text:p>
          </table:table-cell>
          <table:table-cell table:number-columns-repeated="10"/>
        </table:table-row>
        <table:table-row table:style-name="ro1">
          <table:table-cell office:value-type="float" office:value="55.117" calcext:value-type="float">
            <text:p>55,117</text:p>
          </table:table-cell>
          <table:table-cell office:value-type="float" office:value="0.021823" calcext:value-type="float">
            <text:p>0,021823</text:p>
          </table:table-cell>
          <table:table-cell/>
          <table:table-cell office:value-type="float" office:value="56.301" calcext:value-type="float">
            <text:p>56,301</text:p>
          </table:table-cell>
          <table:table-cell office:value-type="float" office:value="1.786962" calcext:value-type="float">
            <text:p>1,786962</text:p>
          </table:table-cell>
          <table:table-cell table:number-columns-repeated="10"/>
        </table:table-row>
        <table:table-row table:style-name="ro1">
          <table:table-cell office:value-type="float" office:value="46.466" calcext:value-type="float">
            <text:p>46,466</text:p>
          </table:table-cell>
          <table:table-cell office:value-type="float" office:value="0.021764" calcext:value-type="float">
            <text:p>0,021764</text:p>
          </table:table-cell>
          <table:table-cell/>
          <table:table-cell office:value-type="float" office:value="54.458" calcext:value-type="float">
            <text:p>54,458</text:p>
          </table:table-cell>
          <table:table-cell office:value-type="float" office:value="1.77886" calcext:value-type="float">
            <text:p>1,77886</text:p>
          </table:table-cell>
          <table:table-cell table:number-columns-repeated="10"/>
        </table:table-row>
        <table:table-row table:style-name="ro1">
          <table:table-cell office:value-type="float" office:value="51.76" calcext:value-type="float">
            <text:p>51,76</text:p>
          </table:table-cell>
          <table:table-cell office:value-type="float" office:value="0.021725" calcext:value-type="float">
            <text:p>0,021725</text:p>
          </table:table-cell>
          <table:table-cell/>
          <table:table-cell office:value-type="float" office:value="57.372" calcext:value-type="float">
            <text:p>57,372</text:p>
          </table:table-cell>
          <table:table-cell office:value-type="float" office:value="1.778826" calcext:value-type="float">
            <text:p>1,778826</text:p>
          </table:table-cell>
          <table:table-cell table:number-columns-repeated="10"/>
        </table:table-row>
        <table:table-row table:style-name="ro1">
          <table:table-cell office:value-type="float" office:value="50.552" calcext:value-type="float">
            <text:p>50,552</text:p>
          </table:table-cell>
          <table:table-cell office:value-type="float" office:value="0.021321" calcext:value-type="float">
            <text:p>0,021321</text:p>
          </table:table-cell>
          <table:table-cell/>
          <table:table-cell office:value-type="float" office:value="56.74" calcext:value-type="float">
            <text:p>56,74</text:p>
          </table:table-cell>
          <table:table-cell office:value-type="float" office:value="1.775906" calcext:value-type="float">
            <text:p>1,775906</text:p>
          </table:table-cell>
          <table:table-cell table:number-columns-repeated="10"/>
        </table:table-row>
        <table:table-row table:style-name="ro1">
          <table:table-cell office:value-type="float" office:value="49.205" calcext:value-type="float">
            <text:p>49,205</text:p>
          </table:table-cell>
          <table:table-cell office:value-type="float" office:value="0.020817" calcext:value-type="float">
            <text:p>0,020817</text:p>
          </table:table-cell>
          <table:table-cell/>
          <table:table-cell office:value-type="float" office:value="67.534" calcext:value-type="float">
            <text:p>67,534</text:p>
          </table:table-cell>
          <table:table-cell office:value-type="float" office:value="1.774622" calcext:value-type="float">
            <text:p>1,774622</text:p>
          </table:table-cell>
          <table:table-cell table:number-columns-repeated="10"/>
        </table:table-row>
        <table:table-row table:style-name="ro1">
          <table:table-cell office:value-type="float" office:value="60.388" calcext:value-type="float">
            <text:p>60,388</text:p>
          </table:table-cell>
          <table:table-cell office:value-type="float" office:value="0.020486" calcext:value-type="float">
            <text:p>0,020486</text:p>
          </table:table-cell>
          <table:table-cell/>
          <table:table-cell office:value-type="float" office:value="51.951" calcext:value-type="float">
            <text:p>51,951</text:p>
          </table:table-cell>
          <table:table-cell office:value-type="float" office:value="1.77341" calcext:value-type="float">
            <text:p>1,77341</text:p>
          </table:table-cell>
          <table:table-cell table:number-columns-repeated="10"/>
        </table:table-row>
        <table:table-row table:style-name="ro1">
          <table:table-cell office:value-type="float" office:value="56.917" calcext:value-type="float">
            <text:p>56,917</text:p>
          </table:table-cell>
          <table:table-cell office:value-type="float" office:value="0.020449" calcext:value-type="float">
            <text:p>0,020449</text:p>
          </table:table-cell>
          <table:table-cell/>
          <table:table-cell office:value-type="float" office:value="50.245" calcext:value-type="float">
            <text:p>50,245</text:p>
          </table:table-cell>
          <table:table-cell office:value-type="float" office:value="1.771473" calcext:value-type="float">
            <text:p>1,771473</text:p>
          </table:table-cell>
          <table:table-cell table:number-columns-repeated="10"/>
        </table:table-row>
        <table:table-row table:style-name="ro1">
          <table:table-cell office:value-type="float" office:value="55.677" calcext:value-type="float">
            <text:p>55,677</text:p>
          </table:table-cell>
          <table:table-cell office:value-type="float" office:value="0.02021" calcext:value-type="float">
            <text:p>0,02021</text:p>
          </table:table-cell>
          <table:table-cell/>
          <table:table-cell office:value-type="float" office:value="52.946" calcext:value-type="float">
            <text:p>52,946</text:p>
          </table:table-cell>
          <table:table-cell office:value-type="float" office:value="1.742031" calcext:value-type="float">
            <text:p>1,742031</text:p>
          </table:table-cell>
          <table:table-cell table:number-columns-repeated="10"/>
        </table:table-row>
        <table:table-row table:style-name="ro1">
          <table:table-cell office:value-type="float" office:value="55.109" calcext:value-type="float">
            <text:p>55,109</text:p>
          </table:table-cell>
          <table:table-cell office:value-type="float" office:value="0.0202" calcext:value-type="float">
            <text:p>0,0202</text:p>
          </table:table-cell>
          <table:table-cell/>
          <table:table-cell office:value-type="float" office:value="53.163" calcext:value-type="float">
            <text:p>53,163</text:p>
          </table:table-cell>
          <table:table-cell office:value-type="float" office:value="1.737433" calcext:value-type="float">
            <text:p>1,737433</text:p>
          </table:table-cell>
          <table:table-cell table:number-columns-repeated="10"/>
        </table:table-row>
      </table:table>
      <table:table table:name="Sheet9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276" calcext:value-type="float">
            <text:p>1,27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76.774002" calcext:value-type="float">
            <text:p>176,774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96" calcext:value-type="float">
            <text:p>1,39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395004" calcext:value-type="float">
            <text:p>171,395004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48" calcext:value-type="float">
            <text:p>1,24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7.589996" calcext:value-type="float">
            <text:p>187,58999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AVERAGE([Sheet9.B5:.B55])" office:value-type="float" office:value="0.02124" calcext:value-type="float">
            <text:p>0,02124</text:p>
          </table:table-cell>
          <table:table-cell table:formula="of:=STDEV([Sheet9.B5:.B55])" office:value-type="float" office:value="0.00897060960775208" calcext:value-type="float">
            <text:p>0,0089706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43" calcext:value-type="float">
            <text:p>1,34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73.328003" calcext:value-type="float">
            <text:p>173,328003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AVERAGE([Sheet9.E5:.E48])" office:value-type="float" office:value="1.36659090909091" calcext:value-type="float">
            <text:p>1,3665909091</text:p>
          </table:table-cell>
          <table:table-cell table:formula="of:=STDEV([Sheet9.E5:.E48])" office:value-type="float" office:value="0.12721439844313" calcext:value-type="float">
            <text:p>0,12721439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9" calcext:value-type="float">
            <text:p>1,36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5.061005" calcext:value-type="float">
            <text:p>175,061005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AVERAGE([Sheet9.H5:.H55])" office:value-type="float" office:value="187.6246401" calcext:value-type="float">
            <text:p>187,6246401</text:p>
          </table:table-cell>
          <table:table-cell table:formula="of:=STDEV([Sheet9.H5:.H55])" office:value-type="float" office:value="23.6523883072157" calcext:value-type="float">
            <text:p>23,6523883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5.817993" calcext:value-type="float">
            <text:p>195,81799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9.563995" calcext:value-type="float">
            <text:p>189,56399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04.272003" calcext:value-type="float">
            <text:p>204,272003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6" calcext:value-type="float">
            <text:p>1,36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3.714996" calcext:value-type="float">
            <text:p>173,71499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286" calcext:value-type="float">
            <text:p>1,28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675995" calcext:value-type="float">
            <text:p>171,67599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1.264999" calcext:value-type="float">
            <text:p>171,26499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4" calcext:value-type="float">
            <text:p>1,874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5.681" calcext:value-type="float">
            <text:p>175,68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600006" calcext:value-type="float">
            <text:p>171,60000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75" calcext:value-type="float">
            <text:p>1,27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709" calcext:value-type="float">
            <text:p>172,70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97" calcext:value-type="float">
            <text:p>1,29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7.063995" calcext:value-type="float">
            <text:p>187,063995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26.442001" calcext:value-type="float">
            <text:p>226,4420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83.695007" calcext:value-type="float">
            <text:p>183,69500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99" calcext:value-type="float">
            <text:p>1,49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76.667999" calcext:value-type="float">
            <text:p>176,66799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3" calcext:value-type="float">
            <text:p>0,0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3.442001" calcext:value-type="float">
            <text:p>173,4420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91" calcext:value-type="float">
            <text:p>1,3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1.513" calcext:value-type="float">
            <text:p>231,51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49" calcext:value-type="float">
            <text:p>1,249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7.722" calcext:value-type="float">
            <text:p>177,72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87.138" calcext:value-type="float">
            <text:p>287,13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89" calcext:value-type="float">
            <text:p>1,28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29.427002" calcext:value-type="float">
            <text:p>229,427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488007" calcext:value-type="float">
            <text:p>172,48800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05.222" calcext:value-type="float">
            <text:p>205,22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85.365997" calcext:value-type="float">
            <text:p>185,36599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828" calcext:value-type="float">
            <text:p>1,82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23.460007" calcext:value-type="float">
            <text:p>223,46000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84.332993" calcext:value-type="float">
            <text:p>184,33299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64" calcext:value-type="float">
            <text:p>1,46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80.261993" calcext:value-type="float">
            <text:p>180,26199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306" calcext:value-type="float">
            <text:p>1,30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6.975998" calcext:value-type="float">
            <text:p>186,97599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89" calcext:value-type="float">
            <text:p>1,389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.065002" calcext:value-type="float">
            <text:p>171,065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66" calcext:value-type="float">
            <text:p>1,56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54.246002" calcext:value-type="float">
            <text:p>254,24600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03" calcext:value-type="float">
            <text:p>1,30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5.395004" calcext:value-type="float">
            <text:p>195,39500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74.397003" calcext:value-type="float">
            <text:p>174,39700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3.589005" calcext:value-type="float">
            <text:p>173,58900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253006" calcext:value-type="float">
            <text:p>172,25300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5.302994" calcext:value-type="float">
            <text:p>175,30299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22" calcext:value-type="float">
            <text:p>1,32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88.352997" calcext:value-type="float">
            <text:p>188,35299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84" calcext:value-type="float">
            <text:p>1,38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6.802994" calcext:value-type="float">
            <text:p>176,80299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8.449997" calcext:value-type="float">
            <text:p>168,44999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06.992004" calcext:value-type="float">
            <text:p>206,99200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44" calcext:value-type="float">
            <text:p>1,34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2.602005" calcext:value-type="float">
            <text:p>172,60200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6.850998" calcext:value-type="float">
            <text:p>186,85099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4.697998" calcext:value-type="float">
            <text:p>174,69799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94" calcext:value-type="float">
            <text:p>1,29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84.270004" calcext:value-type="float">
            <text:p>184,27000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53" calcext:value-type="float">
            <text:p>1,35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7.242004" calcext:value-type="float">
            <text:p>177,24200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27" calcext:value-type="float">
            <text:p>1,32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9.718002" calcext:value-type="float">
            <text:p>179,71800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2.742004" calcext:value-type="float">
            <text:p>172,74200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2.082993" calcext:value-type="float">
            <text:p>172,08299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282" calcext:value-type="float">
            <text:p>1,28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87.723999" calcext:value-type="float">
            <text:p>187,72399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1.563995" calcext:value-type="float">
            <text:p>171,563995</text:p>
          </table:table-cell>
          <table:table-cell table:number-columns-repeated="7"/>
        </table:table-row>
      </table:table>
      <table:table table:name="F1-MICRO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393" calcext:value-type="float">
            <text:p>2393</text:p>
          </table:table-cell>
          <table:table-cell office:value-type="float" office:value="300.190002" calcext:value-type="float">
            <text:p>300,190002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72.278" calcext:value-type="float">
            <text:p>172,27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F1-MICRO'.B4:.B54])" office:value-type="float" office:value="0.0221372549019608" calcext:value-type="float">
            <text:p>0,0221372549</text:p>
          </table:table-cell>
          <table:table-cell table:formula="of:=STDEV(['F1-MICRO'.B4:.B54])" office:value-type="float" office:value="0.0132846070440087" calcext:value-type="float">
            <text:p>0,01328460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73.337006" calcext:value-type="float">
            <text:p>173,33700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F1-MICRO'.E4:.E54])" office:value-type="float" office:value="1.43307843137255" calcext:value-type="float">
            <text:p>1,4330784314</text:p>
          </table:table-cell>
          <table:table-cell table:formula="of:=STDEV(['F1-MICRO'.E4:.E54])" office:value-type="float" office:value="0.0904985841076544" calcext:value-type="float">
            <text:p>0,09049858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221.841003" calcext:value-type="float">
            <text:p>221,84100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F1-MICRO'.H4:.H54])" office:value-type="float" office:value="193.385431392157" calcext:value-type="float">
            <text:p>193,3854313922</text:p>
          </table:table-cell>
          <table:table-cell table:formula="of:=STDEV(['F1-MICRO'.H4:.H54])" office:value-type="float" office:value="49.6761606755345" calcext:value-type="float">
            <text:p>49,67616067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72.636002" calcext:value-type="float">
            <text:p>172,636002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71.356995" calcext:value-type="float">
            <text:p>171,35699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723" calcext:value-type="float">
            <text:p>1,72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71.501007" calcext:value-type="float">
            <text:p>171,50100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1.003998" calcext:value-type="float">
            <text:p>171,003998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71.960999" calcext:value-type="float">
            <text:p>171,960999</text:p>
          </table:table-cell>
          <table:table-cell table:number-columns-repeated="2"/>
          <table:table-cell office:value-type="float" office:value="0.0221373" calcext:value-type="float">
            <text:p>0,0221373</text:p>
          </table:table-cell>
          <table:table-cell office:value-type="float" office:value="1.4330784" calcext:value-type="float">
            <text:p>1,4330784</text:p>
          </table:table-cell>
          <table:table-cell office:value-type="float" office:value="193.38543" calcext:value-type="float">
            <text:p>193,3854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2.878006" calcext:value-type="float">
            <text:p>172,878006</text:p>
          </table:table-cell>
          <table:table-cell table:number-columns-repeated="5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72.684998" calcext:value-type="float">
            <text:p>172,684998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71.541" calcext:value-type="float">
            <text:p>171,54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.361" calcext:value-type="float">
            <text:p>1,361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169.300003" calcext:value-type="float">
            <text:p>169,3000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3581" calcext:value-type="float">
            <text:p>3581</text:p>
          </table:table-cell>
          <table:table-cell office:value-type="float" office:value="188.082001" calcext:value-type="float">
            <text:p>188,0820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339.404999" calcext:value-type="float">
            <text:p>339,40499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58.391998" calcext:value-type="float">
            <text:p>258,39199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94.281998" calcext:value-type="float">
            <text:p>194,28199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1.906006" calcext:value-type="float">
            <text:p>171,9060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.396" calcext:value-type="float">
            <text:p>1,39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1.712997" calcext:value-type="float">
            <text:p>171,712997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381" calcext:value-type="float">
            <text:p>1,3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2.505005" calcext:value-type="float">
            <text:p>172,50500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3.281998" calcext:value-type="float">
            <text:p>173,28199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421" calcext:value-type="float">
            <text:p>1,42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70.050995" calcext:value-type="float">
            <text:p>170,0509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13007" calcext:value-type="float">
            <text:p>170,61300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479004" calcext:value-type="float">
            <text:p>170,47900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498" calcext:value-type="float">
            <text:p>1,49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72.367004" calcext:value-type="float">
            <text:p>172,36700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3.595993" calcext:value-type="float">
            <text:p>173,595993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70.281998" calcext:value-type="float">
            <text:p>170,28199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70.483994" calcext:value-type="float">
            <text:p>170,483994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72.044998" calcext:value-type="float">
            <text:p>172,044998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1.076004" calcext:value-type="float">
            <text:p>171,07600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272.302002" calcext:value-type="float">
            <text:p>272,30200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06.511993" calcext:value-type="float">
            <text:p>206,5119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63.536987" calcext:value-type="float">
            <text:p>363,536987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03" calcext:value-type="float">
            <text:p>1,50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320007" calcext:value-type="float">
            <text:p>172,320007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804993" calcext:value-type="float">
            <text:p>171,804993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394" calcext:value-type="float">
            <text:p>1,39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71997" calcext:value-type="float">
            <text:p>170,67199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985001" calcext:value-type="float">
            <text:p>172,985001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1.031006" calcext:value-type="float">
            <text:p>171,03100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.889" calcext:value-type="float">
            <text:p>1,88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1.938004" calcext:value-type="float">
            <text:p>171,9380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0.317001" calcext:value-type="float">
            <text:p>170,31700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447" calcext:value-type="float">
            <text:p>1,44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.315002" calcext:value-type="float">
            <text:p>171,315002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465" calcext:value-type="float">
            <text:p>1,465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324.654999" calcext:value-type="float">
            <text:p>324,65499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4.231995" calcext:value-type="float">
            <text:p>314,23199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72.518997" calcext:value-type="float">
            <text:p>172,51899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344" calcext:value-type="float">
            <text:p>1,34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75.085007" calcext:value-type="float">
            <text:p>175,08500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71.125" calcext:value-type="float">
            <text:p>171,12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72.281998" calcext:value-type="float">
            <text:p>172,28199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76.574997" calcext:value-type="float">
            <text:p>176,57499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71.078995" calcext:value-type="float">
            <text:p>171,07899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2.567001" calcext:value-type="float">
            <text:p>172,56700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74.735001" calcext:value-type="float">
            <text:p>174,735001</text:p>
          </table:table-cell>
          <table:table-cell table:number-columns-repeated="5"/>
        </table:table-row>
      </table:table>
      <table:table table:name="G1-SMALL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8" calcext:value-type="float">
            <text:p>0,0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74.052994" calcext:value-type="float">
            <text:p>174,052994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9" calcext:value-type="float">
            <text:p>0,0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36" calcext:value-type="float">
            <text:p>1,43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.944" calcext:value-type="float">
            <text:p>169,94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1-SMALL'.B4:.B54])" office:value-type="float" office:value="0.033" calcext:value-type="float">
            <text:p>0,033</text:p>
          </table:table-cell>
          <table:table-cell table:formula="of:=STDEV(['G1-SMALL'.B4:.B54])" office:value-type="float" office:value="0.0176181724364362" calcext:value-type="float">
            <text:p>0,01761817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42" calcext:value-type="float">
            <text:p>1,44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479004" calcext:value-type="float">
            <text:p>171,47900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1-SMALL'.E4:.E54])" office:value-type="float" office:value="1.44121568627451" calcext:value-type="float">
            <text:p>1,4412156863</text:p>
          </table:table-cell>
          <table:table-cell table:formula="of:=STDEV(['G1-SMALL'.E4:.E54])" office:value-type="float" office:value="0.105066324524177" calcext:value-type="float">
            <text:p>0,10506632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322998" calcext:value-type="float">
            <text:p>170,32299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1-SMALL'.H4:.H54])" office:value-type="float" office:value="172.523410843137" calcext:value-type="float">
            <text:p>172,5234108431</text:p>
          </table:table-cell>
          <table:table-cell table:formula="of:=STDEV(['G1-SMALL'.H4:.H54])" office:value-type="float" office:value="6.33682047381274" calcext:value-type="float">
            <text:p>6,33682047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1.740005" calcext:value-type="float">
            <text:p>171,740005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12.25" calcext:value-type="float">
            <text:p>212,2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367" calcext:value-type="float">
            <text:p>1,36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89.154999" calcext:value-type="float">
            <text:p>189,154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.761993" calcext:value-type="float">
            <text:p>171,7619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647995" calcext:value-type="float">
            <text:p>170,64799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6" calcext:value-type="float">
            <text:p>0,0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1.873001" calcext:value-type="float">
            <text:p>171,87300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3.679993" calcext:value-type="float">
            <text:p>173,67999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2.302002" calcext:value-type="float">
            <text:p>172,30200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572998" calcext:value-type="float">
            <text:p>172,5729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438995" calcext:value-type="float">
            <text:p>172,43899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7" calcext:value-type="float">
            <text:p>0,03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2.074005" calcext:value-type="float">
            <text:p>172,07400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1.179993" calcext:value-type="float">
            <text:p>171,17999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4.171997" calcext:value-type="float">
            <text:p>174,17199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8.380005" calcext:value-type="float">
            <text:p>168,3800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1.796005" calcext:value-type="float">
            <text:p>171,796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891998" calcext:value-type="float">
            <text:p>172,89199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2.087006" calcext:value-type="float">
            <text:p>172,08700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4" calcext:value-type="float">
            <text:p>0,0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3.660004" calcext:value-type="float">
            <text:p>173,6600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028" calcext:value-type="float">
            <text:p>172,0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7.804993" calcext:value-type="float">
            <text:p>167,80499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09" calcext:value-type="float">
            <text:p>1,50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707001" calcext:value-type="float">
            <text:p>170,70700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82" calcext:value-type="float">
            <text:p>1,48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994003" calcext:value-type="float">
            <text:p>170,99400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951" calcext:value-type="float">
            <text:p>1,95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3.384995" calcext:value-type="float">
            <text:p>173,38499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261002" calcext:value-type="float">
            <text:p>170,26100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65" calcext:value-type="float">
            <text:p>1,46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70.625" calcext:value-type="float">
            <text:p>170,62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0.645996" calcext:value-type="float">
            <text:p>170,6459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468002" calcext:value-type="float">
            <text:p>172,4680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035995" calcext:value-type="float">
            <text:p>172,0359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404" calcext:value-type="float">
            <text:p>1,40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115997" calcext:value-type="float">
            <text:p>170,11599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2" calcext:value-type="float">
            <text:p>0,1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0.770996" calcext:value-type="float">
            <text:p>170,7709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" calcext:value-type="float">
            <text:p>1,4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69.677994" calcext:value-type="float">
            <text:p>169,67799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1.352005" calcext:value-type="float">
            <text:p>171,3520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714005" calcext:value-type="float">
            <text:p>172,71400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1.414993" calcext:value-type="float">
            <text:p>171,41499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9.570999" calcext:value-type="float">
            <text:p>169,570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0.117996" calcext:value-type="float">
            <text:p>170,11799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638" calcext:value-type="float">
            <text:p>170,63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877" calcext:value-type="float">
            <text:p>1,87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.720993" calcext:value-type="float">
            <text:p>169,72099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393" calcext:value-type="float">
            <text:p>1,39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.345001" calcext:value-type="float">
            <text:p>172,3450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.977005" calcext:value-type="float">
            <text:p>170,97700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429" calcext:value-type="float">
            <text:p>1,42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1.584" calcext:value-type="float">
            <text:p>171,58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1.345993" calcext:value-type="float">
            <text:p>171,34599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1.410995" calcext:value-type="float">
            <text:p>171,4109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0.018005" calcext:value-type="float">
            <text:p>170,0180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.442" calcext:value-type="float">
            <text:p>1,44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2.542007" calcext:value-type="float">
            <text:p>172,54200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.367" calcext:value-type="float">
            <text:p>1,367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70.404999" calcext:value-type="float">
            <text:p>170,404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.554993" calcext:value-type="float">
            <text:p>170,554993</text:p>
          </table:table-cell>
          <table:table-cell table:number-columns-repeated="5"/>
        </table:table-row>
      </table:table>
      <table:table table:name="GO-RESULT" table:style-name="ta1">
        <table:shapes>
          <draw:frame draw:z-index="0" draw:style-name="gr1" draw:text-style-name="P1" svg:width="146.21mm" svg:height="74.89mm" svg:x="190.53mm" svg:y="2.67mm">
            <loext:p draw:notify-on-update-of-ranges="'GO-RESULT'.C11:'GO-RESULT'.C14 'GO-RESULT'.D10:'GO-RESULT'.D10 'GO-RESULT'.D11:'GO-RESULT'.D14 'GO-RESULT'.E10:'GO-RESULT'.E10 'GO-RESULT'.E11:'GO-RESULT'.E14 'GO-RESULT'.F10:'GO-RESULT'.F10 'GO-RESULT'.F11:'GO-RESULT'.F14 'GO-RESULT'.G10:'GO-RESULT'.G10 'GO-RESULT'.G11:'GO-RESULT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23.17mm" svg:height="70.99mm" svg:x="190.16mm" svg:y="82.35mm">
            <loext:p draw:notify-on-update-of-ranges="'GO-RESULT'.D18:'GO-RESULT'.F18 'GO-RESULT'.C19:'GO-RESULT'.C19 'GO-RESULT'.D19:'GO-RESULT'.F19 'GO-RESULT'.C20:'GO-RESULT'.C20 'GO-RESULT'.D20:'GO-RESULT'.F20 'GO-RESULT'.C21:'GO-RESULT'.C21 'GO-RESULT'.D21:'GO-RESULT'.F21 'GO-RESULT'.C22:'GO-RESULT'.C22 'GO-RESULT'.D22:'GO-RESULT'.F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189" calcext:value-type="float">
            <text:p>0,0189</text:p>
          </table:table-cell>
          <table:table-cell office:value-type="float" office:value="1.2292" calcext:value-type="float">
            <text:p>1,2292</text:p>
          </table:table-cell>
          <table:table-cell office:value-type="float" office:value="880.2113" calcext:value-type="float">
            <text:p>880,2113</text:p>
          </table:table-cell>
          <table:table-cell office:value-type="float" office:value="7066.6285" calcext:value-type="float">
            <text:p>7066,6285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2" calcext:value-type="float">
            <text:p>0,02</text:p>
          </table:table-cell>
          <table:table-cell office:value-type="float" office:value="1.9713" calcext:value-type="float">
            <text:p>1,9713</text:p>
          </table:table-cell>
          <table:table-cell office:value-type="float" office:value="368.8967" calcext:value-type="float">
            <text:p>368,8967</text:p>
          </table:table-cell>
          <table:table-cell office:value-type="float" office:value="3021.024" calcext:value-type="float">
            <text:p>3021,024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 office:value-type="float" office:value="1677.4555" calcext:value-type="float">
            <text:p>1677,4555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2064" calcext:value-type="float">
            <text:p>0,02064</text:p>
          </table:table-cell>
          <table:table-cell office:value-type="float" office:value="1.7971" calcext:value-type="float">
            <text:p>1,7971</text:p>
          </table:table-cell>
          <table:table-cell office:value-type="float" office:value="188.88" calcext:value-type="float">
            <text:p>188,88</text:p>
          </table:table-cell>
          <table:table-cell office:value-type="float" office:value="1434.6188" calcext:value-type="float">
            <text:p>1434,618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f1-micro</text:p>
          </table:table-cell>
          <table:table-cell office:value-type="float" office:value="0.0221373" calcext:value-type="float">
            <text:p>0,0221373</text:p>
          </table:table-cell>
          <table:table-cell office:value-type="float" office:value="1.4330784" calcext:value-type="float">
            <text:p>1,4330784</text:p>
          </table:table-cell>
          <table:table-cell office:value-type="float" office:value="193.38543" calcext:value-type="float">
            <text:p>193,38543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g1-small</text:p>
          </table:table-cell>
          <table:table-cell office:value-type="float" office:value="0.033" calcext:value-type="float">
            <text:p>0,033</text:p>
          </table:table-cell>
          <table:table-cell office:value-type="float" office:value="1.441215" calcext:value-type="float">
            <text:p>1,441215</text:p>
          </table:table-cell>
          <table:table-cell office:value-type="float" office:value="172.523411" calcext:value-type="float">
            <text:p>172,523411</text:p>
          </table:table-cell>
          <table:table-cell/>
        </table:table-row>
        <table:table-row table:style-name="ro1">
          <table:table-cell/>
          <table:table-cell office:value-type="float" office:value="1.024" calcext:value-type="float">
            <text:p>1,024</text:p>
          </table:table-cell>
          <table:table-cell office:value-type="string" calcext:value-type="string">
            <text:p>cloudfunction</text:p>
          </table:table-cell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ssion</text:p>
          </table:table-cell>
          <table:table-cell office:value-type="float" office:value="0.02124" calcext:value-type="float">
            <text:p>0,02124</text:p>
          </table:table-cell>
          <table:table-cell office:value-type="float" office:value="1.36659" calcext:value-type="float">
            <text:p>1,36659</text:p>
          </table:table-cell>
          <table:table-cell office:value-type="float" office:value="187.6246" calcext:value-type="float">
            <text:p>187,6246</text:p>
          </table:table-cell>
          <table:table-cell/>
        </table:table-row>
      </table:table>
      <table:named-expressions/>
      <table:database-ranges>
        <table:database-range table:name="__Anonymous_Sheet_DB__1" table:target-range-address="'NODEJS-128MB'.G5:'NODEJS-128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256MB'.D5:'NODEJS-256MB'.E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00:42:11.28877169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9T00:58:20.733098991</dc:date>
    <meta:editing-duration>PT2H2M56S</meta:editing-duration>
    <meta:editing-cycles>10</meta:editing-cycles>
    <meta:generator>LibreOffice/5.1.6.2$Linux_X86_64 LibreOffice_project/10m0$Build-2</meta:generator>
    <meta:document-statistic meta:table-count="7" meta:cell-count="21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232cm" svg:y="0.379cm" svg:width="10.589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0.06">
                <text:p>0.06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74">
                <text:p>4.0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2.675">
                <text:p>232.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47.932">
                <text:p>24047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22cm" svg:height="7.49cm" xlink:href=".." xlink:type="simple" chart:class="chart:line" chart:style-name="ch1">
        <chart:legend chart:legend-position="end" svg:x="12.352cm" svg:y="2.699cm" style:legend-expansion="high" chart:style-name="ch2"/>
        <chart:plot-area chart:style-name="ch3" table:cell-range-address="'GO-RESULT'.C10:'GO-RESULT'.G14" chart:data-source-has-labels="both" svg:x="0.292cm" svg:y="0.149cm" svg:width="11.768cm" svg:height="7.192cm">
          <chartooo:coordinate-region svg:x="1.204cm" svg:y="0.348cm" svg:width="10.219cm" svg:height="6.346cm"/>
          <chart:axis chart:dimension="x" chart:name="primary-x" chart:style-name="ch4" chartooo:axis-type="auto">
            <chartooo:date-scale/>
            <chart:categories table:cell-range-address="'GO-RESULT'.C11:'GO-RESULT'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1:'GO-RESULT'.D14" chart:label-cell-address="'GO-RESULT'.D10:'GO-RESULT'.D10" chart:class="chart:line">
            <chart:data-point chart:repeated="4"/>
          </chart:series>
          <chart:series chart:style-name="ch8" chart:values-cell-range-address="'GO-RESULT'.E11:'GO-RESULT'.E14" chart:label-cell-address="'GO-RESULT'.E10:'GO-RESULT'.E10" chart:class="chart:line">
            <chart:data-point chart:repeated="4"/>
          </chart:series>
          <chart:series chart:style-name="ch9" chart:values-cell-range-address="'GO-RESULT'.F11:'GO-RESULT'.F14" chart:label-cell-address="'GO-RESULT'.F10:'GO-RESULT'.F10" chart:class="chart:line">
            <chart:data-point chart:repeated="4"/>
          </chart:series>
          <chart:series chart:style-name="ch10" chart:values-cell-range-address="'GO-RESULT'.G11:'GO-RESULT'.G14" chart:label-cell-address="'GO-RESULT'.G10:'GO-RESULT'.G10" chart:class="chart:line">
            <chart:data-point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GO-RESULT'.D10:'GO-RESULT'.D10</svg:desc>
                </draw:g>
              </table:table-cell>
              <table:table-cell office:value-type="string">
                <text:p>1000</text:p>
                <draw:g>
                  <svg:desc>'GO-RESULT'.E10:'GO-RESULT'.E10</svg:desc>
                </draw:g>
              </table:table-cell>
              <table:table-cell office:value-type="string">
                <text:p>10000</text:p>
                <draw:g>
                  <svg:desc>'GO-RESULT'.F10:'GO-RESULT'.F10</svg:desc>
                </draw:g>
              </table:table-cell>
              <table:table-cell office:value-type="string">
                <text:p>25000</text:p>
                <draw:g>
                  <svg:desc>'GO-RESULT'.G10:'GO-RESULT'.G10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GO-RESULT'.C11:'GO-RESULT'.C14</svg:desc>
                </draw:g>
              </table:table-cell>
              <table:table-cell office:value-type="float" office:value="0.0189">
                <text:p>0.0189</text:p>
                <draw:g>
                  <svg:desc>'GO-RESULT'.D11:'GO-RESULT'.D14</svg:desc>
                </draw:g>
              </table:table-cell>
              <table:table-cell office:value-type="float" office:value="1.2292">
                <text:p>1.2292</text:p>
                <draw:g>
                  <svg:desc>'GO-RESULT'.E11:'GO-RESULT'.E14</svg:desc>
                </draw:g>
              </table:table-cell>
              <table:table-cell office:value-type="float" office:value="880.2113">
                <text:p>880.2113</text:p>
                <draw:g>
                  <svg:desc>'GO-RESULT'.F11:'GO-RESULT'.F14</svg:desc>
                </draw:g>
              </table:table-cell>
              <table:table-cell office:value-type="float" office:value="7066.6285">
                <text:p>7066.6285</text:p>
                <draw:g>
                  <svg:desc>'GO-RESULT'.G11:'GO-RESULT'.G1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">
                <text:p>0.02</text:p>
              </table:table-cell>
              <table:table-cell office:value-type="float" office:value="1.9713">
                <text:p>1.9713</text:p>
              </table:table-cell>
              <table:table-cell office:value-type="float" office:value="368.8967">
                <text:p>368.8967</text:p>
              </table:table-cell>
              <table:table-cell office:value-type="float" office:value="3021.024">
                <text:p>3021.0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964">
                <text:p>0.01964</text:p>
              </table:table-cell>
              <table:table-cell office:value-type="float" office:value="1.5339">
                <text:p>1.5339</text:p>
              </table:table-cell>
              <table:table-cell office:value-type="float" office:value="212.2013">
                <text:p>212.2013</text:p>
              </table:table-cell>
              <table:table-cell office:value-type="float" office:value="1677.4555">
                <text:p>1677.455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2064">
                <text:p>0.02064</text:p>
              </table:table-cell>
              <table:table-cell office:value-type="float" office:value="1.7971">
                <text:p>1.7971</text:p>
              </table:table-cell>
              <table:table-cell office:value-type="float" office:value="188.88">
                <text:p>188.88</text:p>
              </table:table-cell>
              <table:table-cell office:value-type="float" office:value="1434.6188">
                <text:p>1434.6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18cm" svg:height="7.1cm" xlink:href=".." xlink:type="simple" chart:class="chart:bar" chart:style-name="ch1">
        <chart:legend chart:legend-position="end" svg:x="9.526cm" svg:y="2.504cm" style:legend-expansion="high" chart:style-name="ch2"/>
        <chart:plot-area chart:style-name="ch3" table:cell-range-address="'GO-RESULT'.C18:'GO-RESULT'.F22" chart:data-source-has-labels="both" svg:x="0.246cm" svg:y="0.142cm" svg:width="9.034cm" svg:height="6.816cm">
          <chartooo:coordinate-region svg:x="1.053cm" svg:y="0.341cm" svg:width="8.227cm" svg:height="5.97cm"/>
          <chart:axis chart:dimension="x" chart:name="primary-x" chart:style-name="ch4" chartooo:axis-type="auto">
            <chartooo:date-scale/>
            <chart:categories table:cell-range-address="'GO-RESULT'.D18:'GO-RESULT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9:'GO-RESULT'.F19" chart:label-cell-address="'GO-RESULT'.C19:'GO-RESULT'.C19" chart:class="chart:bar">
            <chart:data-point chart:repeated="3"/>
          </chart:series>
          <chart:series chart:style-name="ch8" chart:values-cell-range-address="'GO-RESULT'.D20:'GO-RESULT'.F20" chart:label-cell-address="'GO-RESULT'.C20:'GO-RESULT'.C20" chart:class="chart:bar">
            <chart:data-point chart:repeated="3"/>
          </chart:series>
          <chart:series chart:style-name="ch9" chart:values-cell-range-address="'GO-RESULT'.D21:'GO-RESULT'.F21" chart:label-cell-address="'GO-RESULT'.C21:'GO-RESULT'.C21" chart:class="chart:bar">
            <chart:data-point chart:repeated="3"/>
          </chart:series>
          <chart:series chart:style-name="ch10" chart:values-cell-range-address="'GO-RESULT'.D22:'GO-RESULT'.F22" chart:label-cell-address="'GO-RESULT'.C22:'GO-RESULT'.C2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GO-RESULT'.D18:'GO-RESULT'.F1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f1-micro</text:p>
                <draw:g>
                  <svg:desc>'GO-RESULT'.C19:'GO-RESULT'.C19</svg:desc>
                </draw:g>
              </table:table-cell>
              <table:table-cell office:value-type="float" office:value="0.0221373">
                <text:p>0.0221373</text:p>
                <draw:g>
                  <svg:desc>'GO-RESULT'.D19:'GO-RESULT'.F19</svg:desc>
                </draw:g>
              </table:table-cell>
              <table:table-cell office:value-type="float" office:value="1.4330784">
                <text:p>1.4330784</text:p>
              </table:table-cell>
              <table:table-cell office:value-type="float" office:value="193.38543">
                <text:p>193.38543</text:p>
              </table:table-cell>
            </table:table-row>
            <table:table-row>
              <table:table-cell office:value-type="string">
                <text:p>g1-small</text:p>
                <draw:g>
                  <svg:desc>'GO-RESULT'.C20:'GO-RESULT'.C20</svg:desc>
                </draw:g>
              </table:table-cell>
              <table:table-cell office:value-type="float" office:value="0.033">
                <text:p>0.033</text:p>
                <draw:g>
                  <svg:desc>'GO-RESULT'.D20:'GO-RESULT'.F20</svg:desc>
                </draw:g>
              </table:table-cell>
              <table:table-cell office:value-type="float" office:value="1.441215">
                <text:p>1.441215</text:p>
              </table:table-cell>
              <table:table-cell office:value-type="float" office:value="172.523411">
                <text:p>172.523411</text:p>
              </table:table-cell>
            </table:table-row>
            <table:table-row>
              <table:table-cell office:value-type="string">
                <text:p>cloudfunction</text:p>
                <draw:g>
                  <svg:desc>'GO-RESULT'.C21:'GO-RESULT'.C21</svg:desc>
                </draw:g>
              </table:table-cell>
              <table:table-cell office:value-type="float" office:value="0.01964">
                <text:p>0.01964</text:p>
                <draw:g>
                  <svg:desc>'GO-RESULT'.D21:'GO-RESULT'.F21</svg:desc>
                </draw:g>
              </table:table-cell>
              <table:table-cell office:value-type="float" office:value="1.5339">
                <text:p>1.5339</text:p>
              </table:table-cell>
              <table:table-cell office:value-type="float" office:value="212.2013">
                <text:p>212.2013</text:p>
              </table:table-cell>
            </table:table-row>
            <table:table-row>
              <table:table-cell office:value-type="string">
                <text:p>fission</text:p>
                <draw:g>
                  <svg:desc>'GO-RESULT'.C22:'GO-RESULT'.C22</svg:desc>
                </draw:g>
              </table:table-cell>
              <table:table-cell office:value-type="float" office:value="0.02124">
                <text:p>0.02124</text:p>
                <draw:g>
                  <svg:desc>'GO-RESULT'.D22:'GO-RESULT'.F22</svg:desc>
                </draw:g>
              </table:table-cell>
              <table:table-cell office:value-type="float" office:value="1.36659">
                <text:p>1.36659</text:p>
              </table:table-cell>
              <table:table-cell office:value-type="float" office:value="187.6246">
                <text:p>187.6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